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5.54pt"/>
    </style:style>
    <style:style style:name="co2" style:family="table-column">
      <style:table-column-properties fo:break-before="auto" style:column-width="92.1pt"/>
    </style:style>
    <style:style style:name="co3" style:family="table-column">
      <style:table-column-properties fo:break-before="auto" style:column-width="105.19pt"/>
    </style:style>
    <style:style style:name="co4" style:family="table-column">
      <style:table-column-properties fo:break-before="auto" style:column-width="114.46pt"/>
    </style:style>
    <style:style style:name="co5" style:family="table-column">
      <style:table-column-properties fo:break-before="auto" style:column-width="84.36pt"/>
    </style:style>
    <style:style style:name="co6" style:family="table-column">
      <style:table-column-properties fo:break-before="auto" style:column-width="85.8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30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21"/>
    <style:style style:name="ce2" style:family="table-cell" style:parent-style-name="Default" style:data-style-name="N1"/>
  </office:automatic-styles>
  <office:body>
    <office:spreadsheet>
      <table:calculation-settings table:automatic-find-labels="false"/>
      <table:table table:name="COMUNA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COD_REG</text:p>
          </table:table-cell>
          <table:table-cell office:value-type="string" calcext:value-type="string">
            <text:p>NOM_REG</text:p>
          </table:table-cell>
          <table:table-cell office:value-type="string" calcext:value-type="string">
            <text:p>NOM_PROV</text:p>
          </table:table-cell>
          <table:table-cell office:value-type="string" calcext:value-type="string">
            <text:p>NOM_COM</text:p>
          </table:table-cell>
          <table:table-cell office:value-type="string" calcext:value-type="string">
            <text:p>SHAPE_LENG</text:p>
          </table:table-cell>
          <table:table-cell office:value-type="string" calcext:value-type="string">
            <text:p>DIS_ELEC</text:p>
          </table:table-cell>
          <table:table-cell office:value-type="string" calcext:value-type="string">
            <text:p>CIR_SENA</text:p>
          </table:table-cell>
          <table:table-cell office:value-type="string" calcext:value-type="string">
            <text:p>COD_COMUNA</text:p>
          </table:table-cell>
          <table:table-cell office:value-type="string" calcext:value-type="string">
            <text:p>SHAPE_Le</text:p>
          </table:table-cell>
          <table:table-cell office:value-type="string" calcext:value-type="string">
            <text:p>SHAPE_Are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Zona sin demarcar</text:p>
          </table:table-cell>
          <table:table-cell office:value-type="float" office:value="0" calcext:value-type="float">
            <text:p>0.0000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2805.153672" calcext:value-type="float">
            <text:p>252805.15367200000</text:p>
          </table:table-cell>
          <table:table-cell office:value-type="float" office:value="3937432095.82" calcext:value-type="float">
            <text:p>3937432095.820000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gión de Los Lagos</text:p>
          </table:table-cell>
          <table:table-cell office:value-type="string" calcext:value-type="string">
            <text:p>Llanquihue</text:p>
          </table:table-cell>
          <table:table-cell office:value-type="string" calcext:value-type="string">
            <text:p>Calbuco</text:p>
          </table:table-cell>
          <table:table-cell office:value-type="float" office:value="462933.750499" calcext:value-type="float">
            <text:p>462933.75049900000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1010" calcext:value-type="float">
            <text:p>1010</text:p>
          </table:table-cell>
          <table:table-cell office:value-type="float" office:value="462933.751539" calcext:value-type="float">
            <text:p>462933.75153900000</text:p>
          </table:table-cell>
          <table:table-cell office:value-type="float" office:value="586823716.079" calcext:value-type="float">
            <text:p>586823716.079000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gión de Los Lagos</text:p>
          </table:table-cell>
          <table:table-cell office:value-type="string" calcext:value-type="string">
            <text:p>Llanquihue</text:p>
          </table:table-cell>
          <table:table-cell office:value-type="string" calcext:value-type="string">
            <text:p>Cochamó</text:p>
          </table:table-cell>
          <table:table-cell office:value-type="float" office:value="573461.624396" calcext:value-type="float">
            <text:p>573461.62439600000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1010" calcext:value-type="float">
            <text:p>1010</text:p>
          </table:table-cell>
          <table:table-cell office:value-type="float" office:value="573461.625002" calcext:value-type="float">
            <text:p>573461.62500200000</text:p>
          </table:table-cell>
          <table:table-cell office:value-type="float" office:value="3917184791.18" calcext:value-type="float">
            <text:p>3917184791.180000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gión de Los Lagos</text:p>
          </table:table-cell>
          <table:table-cell office:value-type="string" calcext:value-type="string">
            <text:p>Llanquihue</text:p>
          </table:table-cell>
          <table:table-cell office:value-type="string" calcext:value-type="string">
            <text:p>Fresia</text:p>
          </table:table-cell>
          <table:table-cell office:value-type="float" office:value="262670.308702" calcext:value-type="float">
            <text:p>262670.30870200000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1010" calcext:value-type="float">
            <text:p>1010</text:p>
          </table:table-cell>
          <table:table-cell office:value-type="float" office:value="262670.307631" calcext:value-type="float">
            <text:p>262670.30763100000</text:p>
          </table:table-cell>
          <table:table-cell office:value-type="float" office:value="1287675243.91" calcext:value-type="float">
            <text:p>1287675243.910000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gión de Los Lagos</text:p>
          </table:table-cell>
          <table:table-cell office:value-type="string" calcext:value-type="string">
            <text:p>Llanquihue</text:p>
          </table:table-cell>
          <table:table-cell office:value-type="string" calcext:value-type="string">
            <text:p>Frutillar</text:p>
          </table:table-cell>
          <table:table-cell office:value-type="float" office:value="156298.936885" calcext:value-type="float">
            <text:p>156298.93688500000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1010" calcext:value-type="float">
            <text:p>1010</text:p>
          </table:table-cell>
          <table:table-cell office:value-type="float" office:value="156298.936715" calcext:value-type="float">
            <text:p>156298.93671500000</text:p>
          </table:table-cell>
          <table:table-cell office:value-type="float" office:value="826271918.017" calcext:value-type="float">
            <text:p>826271918.017000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gión de Los Lagos</text:p>
          </table:table-cell>
          <table:table-cell table:number-columns-repeated="2" office:value-type="string" calcext:value-type="string">
            <text:p>Llanquihue</text:p>
          </table:table-cell>
          <table:table-cell office:value-type="float" office:value="119609.534275" calcext:value-type="float">
            <text:p>119609.53427500000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1010" calcext:value-type="float">
            <text:p>1010</text:p>
          </table:table-cell>
          <table:table-cell office:value-type="float" office:value="119609.534259" calcext:value-type="float">
            <text:p>119609.53425900000</text:p>
          </table:table-cell>
          <table:table-cell office:value-type="float" office:value="420046922.307" calcext:value-type="float">
            <text:p>420046922.307000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gión de Los Lagos</text:p>
          </table:table-cell>
          <table:table-cell office:value-type="string" calcext:value-type="string">
            <text:p>Llanquihue</text:p>
          </table:table-cell>
          <table:table-cell office:value-type="string" calcext:value-type="string">
            <text:p>Los Muermos</text:p>
          </table:table-cell>
          <table:table-cell office:value-type="float" office:value="259295.415346" calcext:value-type="float">
            <text:p>259295.41534600000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1010" calcext:value-type="float">
            <text:p>1010</text:p>
          </table:table-cell>
          <table:table-cell office:value-type="float" office:value="259295.41678" calcext:value-type="float">
            <text:p>259295.41678000000</text:p>
          </table:table-cell>
          <table:table-cell office:value-type="float" office:value="1231748680.39" calcext:value-type="float">
            <text:p>1231748680.390000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gión de Los Lagos</text:p>
          </table:table-cell>
          <table:table-cell office:value-type="string" calcext:value-type="string">
            <text:p>Llanquihue</text:p>
          </table:table-cell>
          <table:table-cell office:value-type="string" calcext:value-type="string">
            <text:p>Maullín</text:p>
          </table:table-cell>
          <table:table-cell office:value-type="float" office:value="310676.6879" calcext:value-type="float">
            <text:p>310676.68790000000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1010" calcext:value-type="float">
            <text:p>1010</text:p>
          </table:table-cell>
          <table:table-cell office:value-type="float" office:value="310676.687262" calcext:value-type="float">
            <text:p>310676.68726200000</text:p>
          </table:table-cell>
          <table:table-cell office:value-type="float" office:value="813892366.202" calcext:value-type="float">
            <text:p>813892366.202000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gión de Los Lagos</text:p>
          </table:table-cell>
          <table:table-cell office:value-type="string" calcext:value-type="string">
            <text:p>Llanquihue</text:p>
          </table:table-cell>
          <table:table-cell office:value-type="string" calcext:value-type="string">
            <text:p>Puerto Montt</text:p>
          </table:table-cell>
          <table:table-cell office:value-type="float" office:value="390585.076024" calcext:value-type="float">
            <text:p>390585.07602400000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1010" calcext:value-type="float">
            <text:p>1010</text:p>
          </table:table-cell>
          <table:table-cell office:value-type="float" office:value="390585.075366" calcext:value-type="float">
            <text:p>390585.07536600000</text:p>
          </table:table-cell>
          <table:table-cell office:value-type="float" office:value="1677350084.17" calcext:value-type="float">
            <text:p>1677350084.170000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gión de Los Lagos</text:p>
          </table:table-cell>
          <table:table-cell office:value-type="string" calcext:value-type="string">
            <text:p>Llanquihue</text:p>
          </table:table-cell>
          <table:table-cell office:value-type="string" calcext:value-type="string">
            <text:p>Puerto Varas</text:p>
          </table:table-cell>
          <table:table-cell office:value-type="float" office:value="528520.525397" calcext:value-type="float">
            <text:p>528520.52539700000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1010" calcext:value-type="float">
            <text:p>1010</text:p>
          </table:table-cell>
          <table:table-cell office:value-type="float" office:value="528520.524719" calcext:value-type="float">
            <text:p>528520.52471900000</text:p>
          </table:table-cell>
          <table:table-cell office:value-type="float" office:value="4067052641.22" calcext:value-type="float">
            <text:p>4067052641.220000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gión de Los Lagos</text:p>
          </table:table-cell>
          <table:table-cell office:value-type="string" calcext:value-type="string">
            <text:p>Chiloe</text:p>
          </table:table-cell>
          <table:table-cell office:value-type="string" calcext:value-type="string">
            <text:p>Castro</text:p>
          </table:table-cell>
          <table:table-cell office:value-type="float" office:value="273556.693895" calcext:value-type="float">
            <text:p>273556.69389500000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1020" calcext:value-type="float">
            <text:p>1020</text:p>
          </table:table-cell>
          <table:table-cell office:value-type="float" office:value="273556.695094" calcext:value-type="float">
            <text:p>273556.69509400000</text:p>
          </table:table-cell>
          <table:table-cell office:value-type="float" office:value="469410398.861" calcext:value-type="float">
            <text:p>469410398.861000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gión de Los Lagos</text:p>
          </table:table-cell>
          <table:table-cell office:value-type="string" calcext:value-type="string">
            <text:p>Chiloe</text:p>
          </table:table-cell>
          <table:table-cell office:value-type="string" calcext:value-type="string">
            <text:p>Chonchi</text:p>
          </table:table-cell>
          <table:table-cell office:value-type="float" office:value="231548.494195" calcext:value-type="float">
            <text:p>231548.49419500000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1020" calcext:value-type="float">
            <text:p>1020</text:p>
          </table:table-cell>
          <table:table-cell office:value-type="float" office:value="231548.492291" calcext:value-type="float">
            <text:p>231548.49229100000</text:p>
          </table:table-cell>
          <table:table-cell office:value-type="float" office:value="1365844853.18" calcext:value-type="float">
            <text:p>1365844853.180000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gión de Los Lagos</text:p>
          </table:table-cell>
          <table:table-cell office:value-type="string" calcext:value-type="string">
            <text:p>Chiloe</text:p>
          </table:table-cell>
          <table:table-cell office:value-type="string" calcext:value-type="string">
            <text:p>Curaco de Vélez</text:p>
          </table:table-cell>
          <table:table-cell office:value-type="float" office:value="49577.1795441" calcext:value-type="float">
            <text:p>49577.17954410000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1020" calcext:value-type="float">
            <text:p>1020</text:p>
          </table:table-cell>
          <table:table-cell office:value-type="float" office:value="49577.1796407" calcext:value-type="float">
            <text:p>49577.17964070000</text:p>
          </table:table-cell>
          <table:table-cell office:value-type="float" office:value="79193853.9082" calcext:value-type="float">
            <text:p>79193853.908200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gión de Los Lagos</text:p>
          </table:table-cell>
          <table:table-cell office:value-type="string" calcext:value-type="string">
            <text:p>Chiloe</text:p>
          </table:table-cell>
          <table:table-cell office:value-type="string" calcext:value-type="string">
            <text:p>Dalcahue</text:p>
          </table:table-cell>
          <table:table-cell office:value-type="float" office:value="302364.032776" calcext:value-type="float">
            <text:p>302364.03277600000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1020" calcext:value-type="float">
            <text:p>1020</text:p>
          </table:table-cell>
          <table:table-cell office:value-type="float" office:value="302364.032791" calcext:value-type="float">
            <text:p>302364.03279100000</text:p>
          </table:table-cell>
          <table:table-cell office:value-type="float" office:value="1243142803.09" calcext:value-type="float">
            <text:p>1243142803.090000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gión de Los Lagos</text:p>
          </table:table-cell>
          <table:table-cell office:value-type="string" calcext:value-type="string">
            <text:p>Chiloe</text:p>
          </table:table-cell>
          <table:table-cell office:value-type="string" calcext:value-type="string">
            <text:p>Puqueldón</text:p>
          </table:table-cell>
          <table:table-cell office:value-type="float" office:value="72488.1155563" calcext:value-type="float">
            <text:p>72488.11555630000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1020" calcext:value-type="float">
            <text:p>1020</text:p>
          </table:table-cell>
          <table:table-cell office:value-type="float" office:value="72488.1155218" calcext:value-type="float">
            <text:p>72488.11552180000</text:p>
          </table:table-cell>
          <table:table-cell office:value-type="float" office:value="95545308.3573" calcext:value-type="float">
            <text:p>95545308.357300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gión de Los Lagos</text:p>
          </table:table-cell>
          <table:table-cell office:value-type="string" calcext:value-type="string">
            <text:p>Chiloe</text:p>
          </table:table-cell>
          <table:table-cell office:value-type="string" calcext:value-type="string">
            <text:p>Queilén</text:p>
          </table:table-cell>
          <table:table-cell office:value-type="float" office:value="197534.309626" calcext:value-type="float">
            <text:p>197534.30962600000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1020" calcext:value-type="float">
            <text:p>1020</text:p>
          </table:table-cell>
          <table:table-cell office:value-type="float" office:value="197534.30925" calcext:value-type="float">
            <text:p>197534.30925000000</text:p>
          </table:table-cell>
          <table:table-cell office:value-type="float" office:value="328765332.365" calcext:value-type="float">
            <text:p>328765332.365000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gión de Los Lagos</text:p>
          </table:table-cell>
          <table:table-cell office:value-type="string" calcext:value-type="string">
            <text:p>Chiloe</text:p>
          </table:table-cell>
          <table:table-cell office:value-type="string" calcext:value-type="string">
            <text:p>Quellón</text:p>
          </table:table-cell>
          <table:table-cell office:value-type="float" office:value="884977.683406" calcext:value-type="float">
            <text:p>884977.68340600000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1020" calcext:value-type="float">
            <text:p>1020</text:p>
          </table:table-cell>
          <table:table-cell office:value-type="float" office:value="884977.685076" calcext:value-type="float">
            <text:p>884977.68507600000</text:p>
          </table:table-cell>
          <table:table-cell office:value-type="float" office:value="3364376510.68" calcext:value-type="float">
            <text:p>3364376510.680000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gión de Los Lagos</text:p>
          </table:table-cell>
          <table:table-cell office:value-type="string" calcext:value-type="string">
            <text:p>Chiloe</text:p>
          </table:table-cell>
          <table:table-cell office:value-type="string" calcext:value-type="string">
            <text:p>Quemchi</text:p>
          </table:table-cell>
          <table:table-cell office:value-type="float" office:value="357198.140439" calcext:value-type="float">
            <text:p>357198.14043900000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1020" calcext:value-type="float">
            <text:p>1020</text:p>
          </table:table-cell>
          <table:table-cell office:value-type="float" office:value="357198.138893" calcext:value-type="float">
            <text:p>357198.13889300000</text:p>
          </table:table-cell>
          <table:table-cell office:value-type="float" office:value="436693664.121" calcext:value-type="float">
            <text:p>436693664.121000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gión de Los Lagos</text:p>
          </table:table-cell>
          <table:table-cell office:value-type="string" calcext:value-type="string">
            <text:p>Chiloe</text:p>
          </table:table-cell>
          <table:table-cell office:value-type="string" calcext:value-type="string">
            <text:p>Ancud</text:p>
          </table:table-cell>
          <table:table-cell office:value-type="float" office:value="596835.806139" calcext:value-type="float">
            <text:p>596835.80613900000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1020" calcext:value-type="float">
            <text:p>1020</text:p>
          </table:table-cell>
          <table:table-cell office:value-type="float" office:value="513350.792563" calcext:value-type="float">
            <text:p>513350.79256300000</text:p>
          </table:table-cell>
          <table:table-cell office:value-type="float" office:value="1777595358.97" calcext:value-type="float">
            <text:p>1777595358.970000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gión de Los Lagos</text:p>
          </table:table-cell>
          <table:table-cell office:value-type="string" calcext:value-type="string">
            <text:p>Chiloe</text:p>
          </table:table-cell>
          <table:table-cell office:value-type="string" calcext:value-type="string">
            <text:p>Quinchao</text:p>
          </table:table-cell>
          <table:table-cell office:value-type="float" office:value="216985.344945" calcext:value-type="float">
            <text:p>216985.34494500000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1021" calcext:value-type="float">
            <text:p>1021</text:p>
          </table:table-cell>
          <table:table-cell office:value-type="float" office:value="216985.34484" calcext:value-type="float">
            <text:p>216985.34484000000</text:p>
          </table:table-cell>
          <table:table-cell office:value-type="float" office:value="156021977.467" calcext:value-type="float">
            <text:p>156021977.467000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gión de Los Lagos</text:p>
          </table:table-cell>
          <table:table-cell table:number-columns-repeated="2" office:value-type="string" calcext:value-type="string">
            <text:p>Osorno</text:p>
          </table:table-cell>
          <table:table-cell office:value-type="float" office:value="256150.505634" calcext:value-type="float">
            <text:p>256150.50563400000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1030" calcext:value-type="float">
            <text:p>1030</text:p>
          </table:table-cell>
          <table:table-cell office:value-type="float" office:value="256150.505641" calcext:value-type="float">
            <text:p>256150.50564100000</text:p>
          </table:table-cell>
          <table:table-cell office:value-type="float" office:value="955484202.775" calcext:value-type="float">
            <text:p>955484202.775000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gión de Los Lagos</text:p>
          </table:table-cell>
          <table:table-cell office:value-type="string" calcext:value-type="string">
            <text:p>Osorno</text:p>
          </table:table-cell>
          <table:table-cell office:value-type="string" calcext:value-type="string">
            <text:p>Puerto Octay</text:p>
          </table:table-cell>
          <table:table-cell office:value-type="float" office:value="280704.271049" calcext:value-type="float">
            <text:p>280704.27104900000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1030" calcext:value-type="float">
            <text:p>1030</text:p>
          </table:table-cell>
          <table:table-cell office:value-type="float" office:value="280704.271114" calcext:value-type="float">
            <text:p>280704.27111400000</text:p>
          </table:table-cell>
          <table:table-cell office:value-type="float" office:value="1803496114.3" calcext:value-type="float">
            <text:p>1803496114.300000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gión de Los Lagos</text:p>
          </table:table-cell>
          <table:table-cell office:value-type="string" calcext:value-type="string">
            <text:p>Osorno</text:p>
          </table:table-cell>
          <table:table-cell office:value-type="string" calcext:value-type="string">
            <text:p>Purranque</text:p>
          </table:table-cell>
          <table:table-cell office:value-type="float" office:value="346036.290558" calcext:value-type="float">
            <text:p>346036.29055800000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1030" calcext:value-type="float">
            <text:p>1030</text:p>
          </table:table-cell>
          <table:table-cell office:value-type="float" office:value="346036.288443" calcext:value-type="float">
            <text:p>346036.28844300000</text:p>
          </table:table-cell>
          <table:table-cell office:value-type="float" office:value="1458238050.56" calcext:value-type="float">
            <text:p>1458238050.560000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gión de Los Lagos</text:p>
          </table:table-cell>
          <table:table-cell office:value-type="string" calcext:value-type="string">
            <text:p>Osorno</text:p>
          </table:table-cell>
          <table:table-cell office:value-type="string" calcext:value-type="string">
            <text:p>Puyehue</text:p>
          </table:table-cell>
          <table:table-cell office:value-type="float" office:value="307161.112062" calcext:value-type="float">
            <text:p>307161.11206200000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1030" calcext:value-type="float">
            <text:p>1030</text:p>
          </table:table-cell>
          <table:table-cell office:value-type="float" office:value="307161.112274" calcext:value-type="float">
            <text:p>307161.11227400000</text:p>
          </table:table-cell>
          <table:table-cell office:value-type="float" office:value="1628417748.66" calcext:value-type="float">
            <text:p>1628417748.660000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gión de Los Lagos</text:p>
          </table:table-cell>
          <table:table-cell office:value-type="string" calcext:value-type="string">
            <text:p>Osorno</text:p>
          </table:table-cell>
          <table:table-cell office:value-type="string" calcext:value-type="string">
            <text:p>Río Negro</text:p>
          </table:table-cell>
          <table:table-cell office:value-type="float" office:value="304424.447241" calcext:value-type="float">
            <text:p>304424.44724100000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1030" calcext:value-type="float">
            <text:p>1030</text:p>
          </table:table-cell>
          <table:table-cell office:value-type="float" office:value="304424.447686" calcext:value-type="float">
            <text:p>304424.44768600000</text:p>
          </table:table-cell>
          <table:table-cell office:value-type="float" office:value="1268238564.12" calcext:value-type="float">
            <text:p>1268238564.120000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gión de Los Lagos</text:p>
          </table:table-cell>
          <table:table-cell office:value-type="string" calcext:value-type="string">
            <text:p>Osorno</text:p>
          </table:table-cell>
          <table:table-cell office:value-type="string" calcext:value-type="string">
            <text:p>San Juan de la Costa</text:p>
          </table:table-cell>
          <table:table-cell office:value-type="float" office:value="279300.626697" calcext:value-type="float">
            <text:p>279300.62669700000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1030" calcext:value-type="float">
            <text:p>1030</text:p>
          </table:table-cell>
          <table:table-cell office:value-type="float" office:value="279300.627783" calcext:value-type="float">
            <text:p>279300.62778300000</text:p>
          </table:table-cell>
          <table:table-cell office:value-type="float" office:value="1534065637.85" calcext:value-type="float">
            <text:p>1534065637.850000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gión de Los Lagos</text:p>
          </table:table-cell>
          <table:table-cell office:value-type="string" calcext:value-type="string">
            <text:p>Osorno</text:p>
          </table:table-cell>
          <table:table-cell office:value-type="string" calcext:value-type="string">
            <text:p>San Pablo</text:p>
          </table:table-cell>
          <table:table-cell office:value-type="float" office:value="182841.388347" calcext:value-type="float">
            <text:p>182841.38834700000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1030" calcext:value-type="float">
            <text:p>1030</text:p>
          </table:table-cell>
          <table:table-cell office:value-type="float" office:value="182841.388303" calcext:value-type="float">
            <text:p>182841.38830300000</text:p>
          </table:table-cell>
          <table:table-cell office:value-type="float" office:value="630650053.685" calcext:value-type="float">
            <text:p>630650053.685000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gión de Los Lagos</text:p>
          </table:table-cell>
          <table:table-cell office:value-type="string" calcext:value-type="string">
            <text:p>Palena</text:p>
          </table:table-cell>
          <table:table-cell office:value-type="string" calcext:value-type="string">
            <text:p>Chaitén</text:p>
          </table:table-cell>
          <table:table-cell office:value-type="float" office:value="1021494.46386" calcext:value-type="float">
            <text:p>1021494.46386000000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1040" calcext:value-type="float">
            <text:p>1040</text:p>
          </table:table-cell>
          <table:table-cell office:value-type="float" office:value="1021494.45957" calcext:value-type="float">
            <text:p>1021494.45957000000</text:p>
          </table:table-cell>
          <table:table-cell office:value-type="float" office:value="8268805391.69" calcext:value-type="float">
            <text:p>8268805391.690000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gión de Los Lagos</text:p>
          </table:table-cell>
          <table:table-cell office:value-type="string" calcext:value-type="string">
            <text:p>Palena</text:p>
          </table:table-cell>
          <table:table-cell office:value-type="string" calcext:value-type="string">
            <text:p>Futaleufú</text:p>
          </table:table-cell>
          <table:table-cell office:value-type="float" office:value="223490.383838" calcext:value-type="float">
            <text:p>223490.38383800000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1040" calcext:value-type="float">
            <text:p>1040</text:p>
          </table:table-cell>
          <table:table-cell office:value-type="float" office:value="223490.383961" calcext:value-type="float">
            <text:p>223490.38396100000</text:p>
          </table:table-cell>
          <table:table-cell office:value-type="float" office:value="1235650531.78" calcext:value-type="float">
            <text:p>1235650531.780000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gión de Los Lagos</text:p>
          </table:table-cell>
          <table:table-cell office:value-type="string" calcext:value-type="string">
            <text:p>Palena</text:p>
          </table:table-cell>
          <table:table-cell office:value-type="string" calcext:value-type="string">
            <text:p>Hualaihué</text:p>
          </table:table-cell>
          <table:table-cell office:value-type="float" office:value="620859.137359" calcext:value-type="float">
            <text:p>620859.13735900000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1040" calcext:value-type="float">
            <text:p>1040</text:p>
          </table:table-cell>
          <table:table-cell office:value-type="float" office:value="620859.137026" calcext:value-type="float">
            <text:p>620859.13702600000</text:p>
          </table:table-cell>
          <table:table-cell office:value-type="float" office:value="2885431035.49" calcext:value-type="float">
            <text:p>2885431035.490000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gión de Los Lagos</text:p>
          </table:table-cell>
          <table:table-cell table:number-columns-repeated="2" office:value-type="string" calcext:value-type="string">
            <text:p>Palena</text:p>
          </table:table-cell>
          <table:table-cell office:value-type="float" office:value="362175.50769" calcext:value-type="float">
            <text:p>362175.50769000000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1040" calcext:value-type="float">
            <text:p>1040</text:p>
          </table:table-cell>
          <table:table-cell office:value-type="float" office:value="362175.50745" calcext:value-type="float">
            <text:p>362175.50745000000</text:p>
          </table:table-cell>
          <table:table-cell office:value-type="float" office:value="2644456430.11" calcext:value-type="float">
            <text:p>2644456430.110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gión de Tarapacá</text:p>
          </table:table-cell>
          <table:table-cell table:number-columns-repeated="2" office:value-type="string" calcext:value-type="string">
            <text:p>Iquique</text:p>
          </table:table-cell>
          <table:table-cell office:value-type="float" office:value="404768.386005" calcext:value-type="float">
            <text:p>404768.386005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01" calcext:value-type="float">
            <text:p>1101</text:p>
          </table:table-cell>
          <table:table-cell office:value-type="float" office:value="404768.386151" calcext:value-type="float">
            <text:p>404768.38615100000</text:p>
          </table:table-cell>
          <table:table-cell office:value-type="float" office:value="2398632803.46" calcext:value-type="float">
            <text:p>2398632803.460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gión de Tarapacá</text:p>
          </table:table-cell>
          <table:table-cell office:value-type="string" calcext:value-type="string">
            <text:p>Iquique</text:p>
          </table:table-cell>
          <table:table-cell office:value-type="string" calcext:value-type="string">
            <text:p>Alto Hospicio</text:p>
          </table:table-cell>
          <table:table-cell office:value-type="float" office:value="103097.074556" calcext:value-type="float">
            <text:p>103097.074556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07" calcext:value-type="float">
            <text:p>1107</text:p>
          </table:table-cell>
          <table:table-cell office:value-type="float" office:value="103097.074766" calcext:value-type="float">
            <text:p>103097.07476600000</text:p>
          </table:table-cell>
          <table:table-cell office:value-type="float" office:value="578378428.499" calcext:value-type="float">
            <text:p>578378428.4990000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gión de Aysén del Gral.Ibañez del Campo</text:p>
          </table:table-cell>
          <table:table-cell office:value-type="string" calcext:value-type="string">
            <text:p>Coyhaique</text:p>
          </table:table-cell>
          <table:table-cell office:value-type="string" calcext:value-type="string">
            <text:p>Lago Verde</text:p>
          </table:table-cell>
          <table:table-cell office:value-type="float" office:value="1108424.51613" calcext:value-type="float">
            <text:p>1108424.51613000000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1110" calcext:value-type="float">
            <text:p>1110</text:p>
          </table:table-cell>
          <table:table-cell office:value-type="float" office:value="611704.673417" calcext:value-type="float">
            <text:p>611704.67341700000</text:p>
          </table:table-cell>
          <table:table-cell office:value-type="float" office:value="5429705125.4" calcext:value-type="float">
            <text:p>5429705125.4000000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gión de Aysén del Gral.Ibañez del Campo</text:p>
          </table:table-cell>
          <table:table-cell table:number-columns-repeated="2" office:value-type="string" calcext:value-type="string">
            <text:p>Coyhaique</text:p>
          </table:table-cell>
          <table:table-cell office:value-type="float" office:value="1340686.26751" calcext:value-type="float">
            <text:p>1340686.26751000000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1110" calcext:value-type="float">
            <text:p>1110</text:p>
          </table:table-cell>
          <table:table-cell office:value-type="float" office:value="744118.639656" calcext:value-type="float">
            <text:p>744118.63965600000</text:p>
          </table:table-cell>
          <table:table-cell office:value-type="float" office:value="7271727919.46" calcext:value-type="float">
            <text:p>7271727919.4600000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gión de Aysén del Gral.Ibañez del Campo</text:p>
          </table:table-cell>
          <table:table-cell office:value-type="string" calcext:value-type="string">
            <text:p>Aysén</text:p>
          </table:table-cell>
          <table:table-cell office:value-type="string" calcext:value-type="string">
            <text:p>Guaitecas</text:p>
          </table:table-cell>
          <table:table-cell office:value-type="float" office:value="978819.952571" calcext:value-type="float">
            <text:p>978819.95257100000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1120" calcext:value-type="float">
            <text:p>1120</text:p>
          </table:table-cell>
          <table:table-cell office:value-type="float" office:value="878858.794935" calcext:value-type="float">
            <text:p>878858.79493500000</text:p>
          </table:table-cell>
          <table:table-cell office:value-type="float" office:value="618191480.623" calcext:value-type="float">
            <text:p>618191480.6230000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gión de Aysén del Gral.Ibañez del Campo</text:p>
          </table:table-cell>
          <table:table-cell table:number-columns-repeated="2" office:value-type="string" calcext:value-type="string">
            <text:p>Aysén</text:p>
          </table:table-cell>
          <table:table-cell office:value-type="float" office:value="14493537.8839" calcext:value-type="float">
            <text:p>14493537.88390000000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1120" calcext:value-type="float">
            <text:p>1120</text:p>
          </table:table-cell>
          <table:table-cell office:value-type="float" office:value="10860667.104" calcext:value-type="float">
            <text:p>10860667.10400000000</text:p>
          </table:table-cell>
          <table:table-cell office:value-type="float" office:value="29718840160.7" calcext:value-type="float">
            <text:p>29718840160.7000000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gión de Aysén del Gral.Ibañez del Campo</text:p>
          </table:table-cell>
          <table:table-cell office:value-type="string" calcext:value-type="string">
            <text:p>Aysén</text:p>
          </table:table-cell>
          <table:table-cell office:value-type="string" calcext:value-type="string">
            <text:p>Cisnes</text:p>
          </table:table-cell>
          <table:table-cell office:value-type="float" office:value="8887416.99347" calcext:value-type="float">
            <text:p>8887416.99347000000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1120" calcext:value-type="float">
            <text:p>1120</text:p>
          </table:table-cell>
          <table:table-cell office:value-type="float" office:value="7613456.94696" calcext:value-type="float">
            <text:p>7613456.94696000000</text:p>
          </table:table-cell>
          <table:table-cell office:value-type="float" office:value="15330695544.8" calcext:value-type="float">
            <text:p>15330695544.8000000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gión de Aysén del Gral.Ibañez del Campo</text:p>
          </table:table-cell>
          <table:table-cell office:value-type="string" calcext:value-type="string">
            <text:p>Capitán Prat</text:p>
          </table:table-cell>
          <table:table-cell office:value-type="string" calcext:value-type="string">
            <text:p>O'Higgins</text:p>
          </table:table-cell>
          <table:table-cell office:value-type="float" office:value="1952964.63975" calcext:value-type="float">
            <text:p>1952964.63975000000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1130" calcext:value-type="float">
            <text:p>1130</text:p>
          </table:table-cell>
          <table:table-cell office:value-type="float" office:value="658545.249634" calcext:value-type="float">
            <text:p>658545.24963400000</text:p>
          </table:table-cell>
          <table:table-cell office:value-type="float" office:value="8456750854.51" calcext:value-type="float">
            <text:p>8456750854.5100000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gión de Aysén del Gral.Ibañez del Campo</text:p>
          </table:table-cell>
          <table:table-cell office:value-type="string" calcext:value-type="string">
            <text:p>Capitán Prat</text:p>
          </table:table-cell>
          <table:table-cell office:value-type="string" calcext:value-type="string">
            <text:p>Tortel</text:p>
          </table:table-cell>
          <table:table-cell office:value-type="float" office:value="13731649.3134" calcext:value-type="float">
            <text:p>13731649.31340000000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1130" calcext:value-type="float">
            <text:p>1130</text:p>
          </table:table-cell>
          <table:table-cell office:value-type="float" office:value="11097055.7052" calcext:value-type="float">
            <text:p>11097055.70520000000</text:p>
          </table:table-cell>
          <table:table-cell office:value-type="float" office:value="19616362908.6" calcext:value-type="float">
            <text:p>19616362908.6000000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gión de Aysén del Gral.Ibañez del Campo</text:p>
          </table:table-cell>
          <table:table-cell office:value-type="string" calcext:value-type="string">
            <text:p>Capitán Prat</text:p>
          </table:table-cell>
          <table:table-cell office:value-type="string" calcext:value-type="string">
            <text:p>Cochrane</text:p>
          </table:table-cell>
          <table:table-cell office:value-type="float" office:value="2093515.61872" calcext:value-type="float">
            <text:p>2093515.61872000000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1130" calcext:value-type="float">
            <text:p>1130</text:p>
          </table:table-cell>
          <table:table-cell office:value-type="float" office:value="659216.924081" calcext:value-type="float">
            <text:p>659216.92408100000</text:p>
          </table:table-cell>
          <table:table-cell office:value-type="float" office:value="8661913260.43" calcext:value-type="float">
            <text:p>8661913260.4300000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gión de Aysén del Gral.Ibañez del Campo</text:p>
          </table:table-cell>
          <table:table-cell office:value-type="string" calcext:value-type="string">
            <text:p>General Carrera</text:p>
          </table:table-cell>
          <table:table-cell office:value-type="string" calcext:value-type="string">
            <text:p>Río Ibáñez</text:p>
          </table:table-cell>
          <table:table-cell office:value-type="float" office:value="1259707.92485" calcext:value-type="float">
            <text:p>1259707.92485000000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1140" calcext:value-type="float">
            <text:p>1140</text:p>
          </table:table-cell>
          <table:table-cell office:value-type="float" office:value="481061.996515" calcext:value-type="float">
            <text:p>481061.99651500000</text:p>
          </table:table-cell>
          <table:table-cell office:value-type="float" office:value="6038292687.73" calcext:value-type="float">
            <text:p>6038292687.7300000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gión de Aysén del Gral.Ibañez del Campo</text:p>
          </table:table-cell>
          <table:table-cell office:value-type="string" calcext:value-type="string">
            <text:p>General Carrera</text:p>
          </table:table-cell>
          <table:table-cell office:value-type="string" calcext:value-type="string">
            <text:p>Chile Chico</text:p>
          </table:table-cell>
          <table:table-cell office:value-type="float" office:value="1181428.76921" calcext:value-type="float">
            <text:p>1181428.76921000000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1140" calcext:value-type="float">
            <text:p>1140</text:p>
          </table:table-cell>
          <table:table-cell office:value-type="float" office:value="488978.553541" calcext:value-type="float">
            <text:p>488978.55354100000</text:p>
          </table:table-cell>
          <table:table-cell office:value-type="float" office:value="5728067103.28" calcext:value-type="float">
            <text:p>5728067103.2800000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gión de Magallanes y Antártica Chilena</text:p>
          </table:table-cell>
          <table:table-cell office:value-type="string" calcext:value-type="string">
            <text:p>Magallanes</text:p>
          </table:table-cell>
          <table:table-cell office:value-type="string" calcext:value-type="string">
            <text:p>Laguna Blanca</text:p>
          </table:table-cell>
          <table:table-cell office:value-type="float" office:value="372009.389912" calcext:value-type="float">
            <text:p>372009.38991200000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210" calcext:value-type="float">
            <text:p>1210</text:p>
          </table:table-cell>
          <table:table-cell office:value-type="float" office:value="315080.225163" calcext:value-type="float">
            <text:p>315080.22516300000</text:p>
          </table:table-cell>
          <table:table-cell office:value-type="float" office:value="3506070826.33" calcext:value-type="float">
            <text:p>3506070826.3300000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gión de Magallanes y Antártica Chilena</text:p>
          </table:table-cell>
          <table:table-cell office:value-type="string" calcext:value-type="string">
            <text:p>Magallanes</text:p>
          </table:table-cell>
          <table:table-cell office:value-type="string" calcext:value-type="string">
            <text:p>San Gregorio</text:p>
          </table:table-cell>
          <table:table-cell office:value-type="float" office:value="632960.100213" calcext:value-type="float">
            <text:p>632960.10021300000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210" calcext:value-type="float">
            <text:p>1210</text:p>
          </table:table-cell>
          <table:table-cell office:value-type="float" office:value="579894.515704" calcext:value-type="float">
            <text:p>579894.51570400000</text:p>
          </table:table-cell>
          <table:table-cell office:value-type="float" office:value="6667485062.85" calcext:value-type="float">
            <text:p>6667485062.8500000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gión de Magallanes y Antártica Chilena</text:p>
          </table:table-cell>
          <table:table-cell office:value-type="string" calcext:value-type="string">
            <text:p>Magallanes</text:p>
          </table:table-cell>
          <table:table-cell office:value-type="string" calcext:value-type="string">
            <text:p>Río Verde</text:p>
          </table:table-cell>
          <table:table-cell office:value-type="float" office:value="4043464.71346" calcext:value-type="float">
            <text:p>4043464.71346000000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210" calcext:value-type="float">
            <text:p>1210</text:p>
          </table:table-cell>
          <table:table-cell office:value-type="float" office:value="3502457.75621" calcext:value-type="float">
            <text:p>3502457.75621000000</text:p>
          </table:table-cell>
          <table:table-cell office:value-type="float" office:value="9097442271.18" calcext:value-type="float">
            <text:p>9097442271.1800000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gión de Magallanes y Antártica Chilena</text:p>
          </table:table-cell>
          <table:table-cell office:value-type="string" calcext:value-type="string">
            <text:p>Magallanes</text:p>
          </table:table-cell>
          <table:table-cell office:value-type="string" calcext:value-type="string">
            <text:p>Punta Arenas</text:p>
          </table:table-cell>
          <table:table-cell office:value-type="float" office:value="11496900.0912" calcext:value-type="float">
            <text:p>11496900.09120000000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210" calcext:value-type="float">
            <text:p>1210</text:p>
          </table:table-cell>
          <table:table-cell office:value-type="float" office:value="11148988.847" calcext:value-type="float">
            <text:p>11148988.84700000000</text:p>
          </table:table-cell>
          <table:table-cell office:value-type="float" office:value="17769198011" calcext:value-type="float">
            <text:p>17769198011.0000000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gión de Magallanes y Antártica Chilena</text:p>
          </table:table-cell>
          <table:table-cell office:value-type="string" calcext:value-type="string">
            <text:p>Antártica Chilena</text:p>
          </table:table-cell>
          <table:table-cell office:value-type="string" calcext:value-type="string">
            <text:p>Cabo de Hornos</text:p>
          </table:table-cell>
          <table:table-cell office:value-type="float" office:value="12110414.0888" calcext:value-type="float">
            <text:p>12110414.08880000000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220" calcext:value-type="float">
            <text:p>1220</text:p>
          </table:table-cell>
          <table:table-cell office:value-type="float" office:value="10714894.3941" calcext:value-type="float">
            <text:p>10714894.39410000000</text:p>
          </table:table-cell>
          <table:table-cell office:value-type="float" office:value="15808568324" calcext:value-type="float">
            <text:p>15808568324.0000000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gión de Magallanes y Antártica Chilena</text:p>
          </table:table-cell>
          <table:table-cell office:value-type="string" calcext:value-type="string">
            <text:p>Tierra del Fuego</text:p>
          </table:table-cell>
          <table:table-cell office:value-type="string" calcext:value-type="string">
            <text:p>Timaukel</text:p>
          </table:table-cell>
          <table:table-cell office:value-type="float" office:value="2133928.93035" calcext:value-type="float">
            <text:p>2133928.93035000000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230" calcext:value-type="float">
            <text:p>1230</text:p>
          </table:table-cell>
          <table:table-cell office:value-type="float" office:value="1672655.67846" calcext:value-type="float">
            <text:p>1672655.67846000000</text:p>
          </table:table-cell>
          <table:table-cell office:value-type="float" office:value="10847963064.9" calcext:value-type="float">
            <text:p>10847963064.9000000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gión de Magallanes y Antártica Chilena</text:p>
          </table:table-cell>
          <table:table-cell office:value-type="string" calcext:value-type="string">
            <text:p>Tierra del Fuego</text:p>
          </table:table-cell>
          <table:table-cell office:value-type="string" calcext:value-type="string">
            <text:p>Porvenir</text:p>
          </table:table-cell>
          <table:table-cell office:value-type="float" office:value="1474427.51891" calcext:value-type="float">
            <text:p>1474427.51891000000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230" calcext:value-type="float">
            <text:p>1230</text:p>
          </table:table-cell>
          <table:table-cell office:value-type="float" office:value="607812.902994" calcext:value-type="float">
            <text:p>607812.90299400000</text:p>
          </table:table-cell>
          <table:table-cell office:value-type="float" office:value="7197471103.88" calcext:value-type="float">
            <text:p>7197471103.8800000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gión de Magallanes y Antártica Chilena</text:p>
          </table:table-cell>
          <table:table-cell office:value-type="string" calcext:value-type="string">
            <text:p>Tierra del Fuego</text:p>
          </table:table-cell>
          <table:table-cell office:value-type="string" calcext:value-type="string">
            <text:p>Primavera</text:p>
          </table:table-cell>
          <table:table-cell office:value-type="float" office:value="545073.723145" calcext:value-type="float">
            <text:p>545073.72314500000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230" calcext:value-type="float">
            <text:p>1230</text:p>
          </table:table-cell>
          <table:table-cell office:value-type="float" office:value="471188.941383" calcext:value-type="float">
            <text:p>471188.94138300000</text:p>
          </table:table-cell>
          <table:table-cell office:value-type="float" office:value="4237743753.56" calcext:value-type="float">
            <text:p>4237743753.5600000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gión de Magallanes y Antártica Chilena</text:p>
          </table:table-cell>
          <table:table-cell office:value-type="string" calcext:value-type="string">
            <text:p>Ultima Esperanza</text:p>
          </table:table-cell>
          <table:table-cell office:value-type="string" calcext:value-type="string">
            <text:p>Torres del Paine</text:p>
          </table:table-cell>
          <table:table-cell office:value-type="float" office:value="1432371.53484" calcext:value-type="float">
            <text:p>1432371.53484000000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240" calcext:value-type="float">
            <text:p>1240</text:p>
          </table:table-cell>
          <table:table-cell office:value-type="float" office:value="417848.756566" calcext:value-type="float">
            <text:p>417848.75656600000</text:p>
          </table:table-cell>
          <table:table-cell office:value-type="float" office:value="6168867088.32" calcext:value-type="float">
            <text:p>6168867088.3200000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gión de Magallanes y Antártica Chilena</text:p>
          </table:table-cell>
          <table:table-cell office:value-type="string" calcext:value-type="string">
            <text:p>Ultima Esperanza</text:p>
          </table:table-cell>
          <table:table-cell office:value-type="string" calcext:value-type="string">
            <text:p>Natales</text:p>
          </table:table-cell>
          <table:table-cell office:value-type="float" office:value="33174907.4509" calcext:value-type="float">
            <text:p>33174907.45090000000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240" calcext:value-type="float">
            <text:p>1240</text:p>
          </table:table-cell>
          <table:table-cell office:value-type="float" office:value="32473607.0496" calcext:value-type="float">
            <text:p>32473607.04960000000</text:p>
          </table:table-cell>
          <table:table-cell office:value-type="float" office:value="51138832510.8" calcext:value-type="float">
            <text:p>51138832510.8000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Independencia</text:p>
          </table:table-cell>
          <table:table-cell office:value-type="float" office:value="11488.6957475" calcext:value-type="float">
            <text:p>11488.6957475000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310" calcext:value-type="float">
            <text:p>1310</text:p>
          </table:table-cell>
          <table:table-cell office:value-type="float" office:value="11718.6870863" calcext:value-type="float">
            <text:p>11718.68708630000</text:p>
          </table:table-cell>
          <table:table-cell office:value-type="float" office:value="7514745.51089" calcext:value-type="float">
            <text:p>7514745.51089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errillos</text:p>
          </table:table-cell>
          <table:table-cell office:value-type="float" office:value="20923.8592353" calcext:value-type="float">
            <text:p>20923.8592353000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310" calcext:value-type="float">
            <text:p>1310</text:p>
          </table:table-cell>
          <table:table-cell office:value-type="float" office:value="20711.6466401" calcext:value-type="float">
            <text:p>20711.64664010000</text:p>
          </table:table-cell>
          <table:table-cell office:value-type="float" office:value="16615883.088" calcext:value-type="float">
            <text:p>16615883.0880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erro Navia</text:p>
          </table:table-cell>
          <table:table-cell office:value-type="float" office:value="16740.5089434" calcext:value-type="float">
            <text:p>16740.5089434000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310" calcext:value-type="float">
            <text:p>1310</text:p>
          </table:table-cell>
          <table:table-cell office:value-type="float" office:value="16760.7967038" calcext:value-type="float">
            <text:p>16760.79670380000</text:p>
          </table:table-cell>
          <table:table-cell office:value-type="float" office:value="11066725.0326" calcext:value-type="float">
            <text:p>11066725.0326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onchalí</text:p>
          </table:table-cell>
          <table:table-cell office:value-type="float" office:value="13816.6343887" calcext:value-type="float">
            <text:p>13816.6343887000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310" calcext:value-type="float">
            <text:p>1310</text:p>
          </table:table-cell>
          <table:table-cell office:value-type="float" office:value="13929.2147534" calcext:value-type="float">
            <text:p>13929.21475340000</text:p>
          </table:table-cell>
          <table:table-cell office:value-type="float" office:value="10995118.1726" calcext:value-type="float">
            <text:p>10995118.1726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El Bosque</text:p>
          </table:table-cell>
          <table:table-cell office:value-type="float" office:value="15584.8638776" calcext:value-type="float">
            <text:p>15584.8638776000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310" calcext:value-type="float">
            <text:p>1310</text:p>
          </table:table-cell>
          <table:table-cell office:value-type="float" office:value="15718.8023015" calcext:value-type="float">
            <text:p>15718.80230150000</text:p>
          </table:table-cell>
          <table:table-cell office:value-type="float" office:value="14269674.911" calcext:value-type="float">
            <text:p>14269674.9110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table:number-columns-repeated="2" office:value-type="string" calcext:value-type="string">
            <text:p>Santiago</text:p>
          </table:table-cell>
          <table:table-cell office:value-type="float" office:value="24644.0186193" calcext:value-type="float">
            <text:p>24644.0186193000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310" calcext:value-type="float">
            <text:p>1310</text:p>
          </table:table-cell>
          <table:table-cell office:value-type="float" office:value="22142.6600555" calcext:value-type="float">
            <text:p>22142.66005550000</text:p>
          </table:table-cell>
          <table:table-cell office:value-type="float" office:value="22769994.7897" calcext:value-type="float">
            <text:p>22769994.7897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Huechuraba</text:p>
          </table:table-cell>
          <table:table-cell office:value-type="float" office:value="32111.2658183" calcext:value-type="float">
            <text:p>32111.2658183000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310" calcext:value-type="float">
            <text:p>1310</text:p>
          </table:table-cell>
          <table:table-cell office:value-type="float" office:value="32061.9771109" calcext:value-type="float">
            <text:p>32061.97711090000</text:p>
          </table:table-cell>
          <table:table-cell office:value-type="float" office:value="44740350.6455" calcext:value-type="float">
            <text:p>44740350.6455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La Cisterna</text:p>
          </table:table-cell>
          <table:table-cell office:value-type="float" office:value="12797.5957621" calcext:value-type="float">
            <text:p>12797.5957621000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310" calcext:value-type="float">
            <text:p>1310</text:p>
          </table:table-cell>
          <table:table-cell office:value-type="float" office:value="12852.1698043" calcext:value-type="float">
            <text:p>12852.16980430000</text:p>
          </table:table-cell>
          <table:table-cell office:value-type="float" office:value="10076219.337" calcext:value-type="float">
            <text:p>10076219.3370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Estación Central</text:p>
          </table:table-cell>
          <table:table-cell office:value-type="float" office:value="13054.5635243" calcext:value-type="float">
            <text:p>13054.5635243000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310" calcext:value-type="float">
            <text:p>1310</text:p>
          </table:table-cell>
          <table:table-cell office:value-type="float" office:value="19243.6499171" calcext:value-type="float">
            <text:p>19243.64991710000</text:p>
          </table:table-cell>
          <table:table-cell office:value-type="float" office:value="14915626.8189" calcext:value-type="float">
            <text:p>14915626.8189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La Florida</text:p>
          </table:table-cell>
          <table:table-cell office:value-type="float" office:value="49696.4267928" calcext:value-type="float">
            <text:p>49696.4267928000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311" calcext:value-type="float">
            <text:p>1311</text:p>
          </table:table-cell>
          <table:table-cell office:value-type="float" office:value="49621.4021749" calcext:value-type="float">
            <text:p>49621.40217490000</text:p>
          </table:table-cell>
          <table:table-cell office:value-type="float" office:value="71037326.9664" calcext:value-type="float">
            <text:p>71037326.9664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Lo Barnechea</text:p>
          </table:table-cell>
          <table:table-cell office:value-type="float" office:value="149539.074262" calcext:value-type="float">
            <text:p>149539.0742620000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311" calcext:value-type="float">
            <text:p>1311</text:p>
          </table:table-cell>
          <table:table-cell office:value-type="float" office:value="149865.511039" calcext:value-type="float">
            <text:p>149865.51103900000</text:p>
          </table:table-cell>
          <table:table-cell office:value-type="float" office:value="1024734933.53" calcext:value-type="float">
            <text:p>1024734933.5300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Lo Espejo</text:p>
          </table:table-cell>
          <table:table-cell office:value-type="float" office:value="11405.9760388" calcext:value-type="float">
            <text:p>11405.9760388000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311" calcext:value-type="float">
            <text:p>1311</text:p>
          </table:table-cell>
          <table:table-cell office:value-type="float" office:value="11389.0452421" calcext:value-type="float">
            <text:p>11389.04524210000</text:p>
          </table:table-cell>
          <table:table-cell office:value-type="float" office:value="8181654.72938" calcext:value-type="float">
            <text:p>8181654.72938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Lo Prado</text:p>
          </table:table-cell>
          <table:table-cell office:value-type="float" office:value="10795.4333158" calcext:value-type="float">
            <text:p>10795.4333158000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311" calcext:value-type="float">
            <text:p>1311</text:p>
          </table:table-cell>
          <table:table-cell office:value-type="float" office:value="10691.6724908" calcext:value-type="float">
            <text:p>10691.67249080000</text:p>
          </table:table-cell>
          <table:table-cell office:value-type="float" office:value="6535087.54588" calcext:value-type="float">
            <text:p>6535087.54588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La Granja</text:p>
          </table:table-cell>
          <table:table-cell office:value-type="float" office:value="14001.4247777" calcext:value-type="float">
            <text:p>14001.4247777000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311" calcext:value-type="float">
            <text:p>1311</text:p>
          </table:table-cell>
          <table:table-cell office:value-type="float" office:value="14049.4204483" calcext:value-type="float">
            <text:p>14049.42044830000</text:p>
          </table:table-cell>
          <table:table-cell office:value-type="float" office:value="10059460.6476" calcext:value-type="float">
            <text:p>10059460.6476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La Pintana</text:p>
          </table:table-cell>
          <table:table-cell office:value-type="float" office:value="26302.7906973" calcext:value-type="float">
            <text:p>26302.7906973000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311" calcext:value-type="float">
            <text:p>1311</text:p>
          </table:table-cell>
          <table:table-cell office:value-type="float" office:value="26281.254027" calcext:value-type="float">
            <text:p>26281.25402700000</text:p>
          </table:table-cell>
          <table:table-cell office:value-type="float" office:value="30491221.6843" calcext:value-type="float">
            <text:p>30491221.6843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La Reina</text:p>
          </table:table-cell>
          <table:table-cell office:value-type="float" office:value="23724.8993554" calcext:value-type="float">
            <text:p>23724.8993554000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311" calcext:value-type="float">
            <text:p>1311</text:p>
          </table:table-cell>
          <table:table-cell office:value-type="float" office:value="23638.5206288" calcext:value-type="float">
            <text:p>23638.52062880000</text:p>
          </table:table-cell>
          <table:table-cell office:value-type="float" office:value="23334550.406" calcext:value-type="float">
            <text:p>23334550.4060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Las Condes</text:p>
          </table:table-cell>
          <table:table-cell office:value-type="float" office:value="51230.563241" calcext:value-type="float">
            <text:p>51230.5632410000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311" calcext:value-type="float">
            <text:p>1311</text:p>
          </table:table-cell>
          <table:table-cell office:value-type="float" office:value="51374.3490068" calcext:value-type="float">
            <text:p>51374.34900680000</text:p>
          </table:table-cell>
          <table:table-cell office:value-type="float" office:value="98396073.9932" calcext:value-type="float">
            <text:p>98396073.9932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Macul</text:p>
          </table:table-cell>
          <table:table-cell office:value-type="float" office:value="15200.7503739" calcext:value-type="float">
            <text:p>15200.7503739000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311" calcext:value-type="float">
            <text:p>1311</text:p>
          </table:table-cell>
          <table:table-cell office:value-type="float" office:value="15151.8167025" calcext:value-type="float">
            <text:p>15151.81670250000</text:p>
          </table:table-cell>
          <table:table-cell office:value-type="float" office:value="12794112.3085" calcext:value-type="float">
            <text:p>12794112.3085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Maipú</text:p>
          </table:table-cell>
          <table:table-cell office:value-type="float" office:value="61424.9825258" calcext:value-type="float">
            <text:p>61424.9825258000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311" calcext:value-type="float">
            <text:p>1311</text:p>
          </table:table-cell>
          <table:table-cell office:value-type="float" office:value="61429.4698359" calcext:value-type="float">
            <text:p>61429.46983590000</text:p>
          </table:table-cell>
          <table:table-cell office:value-type="float" office:value="138038031.124" calcext:value-type="float">
            <text:p>138038031.1240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Pedro Aguirre Cerda</text:p>
          </table:table-cell>
          <table:table-cell office:value-type="float" office:value="13054.5635243" calcext:value-type="float">
            <text:p>13054.5635243000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312" calcext:value-type="float">
            <text:p>1312</text:p>
          </table:table-cell>
          <table:table-cell office:value-type="float" office:value="12493.7913348" calcext:value-type="float">
            <text:p>12493.79133480000</text:p>
          </table:table-cell>
          <table:table-cell office:value-type="float" office:value="8501305.47498" calcext:value-type="float">
            <text:p>8501305.47498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Pudahuel</text:p>
          </table:table-cell>
          <table:table-cell office:value-type="float" office:value="72008.88548" calcext:value-type="float">
            <text:p>72008.8854800000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312" calcext:value-type="float">
            <text:p>1312</text:p>
          </table:table-cell>
          <table:table-cell office:value-type="float" office:value="71971.6615054" calcext:value-type="float">
            <text:p>71971.66150540000</text:p>
          </table:table-cell>
          <table:table-cell office:value-type="float" office:value="198106991.661" calcext:value-type="float">
            <text:p>198106991.6610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San Joaquín</text:p>
          </table:table-cell>
          <table:table-cell office:value-type="float" office:value="13987.3267808" calcext:value-type="float">
            <text:p>13987.3267808000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312" calcext:value-type="float">
            <text:p>1312</text:p>
          </table:table-cell>
          <table:table-cell office:value-type="float" office:value="13986.8273946" calcext:value-type="float">
            <text:p>13986.82739460000</text:p>
          </table:table-cell>
          <table:table-cell office:value-type="float" office:value="9876876.69845" calcext:value-type="float">
            <text:p>9876876.69845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Peñalolén</text:p>
          </table:table-cell>
          <table:table-cell office:value-type="float" office:value="36618.9716947" calcext:value-type="float">
            <text:p>36618.9716947000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312" calcext:value-type="float">
            <text:p>1312</text:p>
          </table:table-cell>
          <table:table-cell office:value-type="float" office:value="36636.8129987" calcext:value-type="float">
            <text:p>36636.81299870000</text:p>
          </table:table-cell>
          <table:table-cell office:value-type="float" office:value="53468188.467" calcext:value-type="float">
            <text:p>53468188.4670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Providencia</text:p>
          </table:table-cell>
          <table:table-cell office:value-type="float" office:value="16072.4082758" calcext:value-type="float">
            <text:p>16072.4082758000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312" calcext:value-type="float">
            <text:p>1312</text:p>
          </table:table-cell>
          <table:table-cell office:value-type="float" office:value="16020.5754367" calcext:value-type="float">
            <text:p>16020.57543670000</text:p>
          </table:table-cell>
          <table:table-cell office:value-type="float" office:value="14396522.8137" calcext:value-type="float">
            <text:p>14396522.8137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Quilicura</text:p>
          </table:table-cell>
          <table:table-cell office:value-type="float" office:value="35236.9206324" calcext:value-type="float">
            <text:p>35236.9206324000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312" calcext:value-type="float">
            <text:p>1312</text:p>
          </table:table-cell>
          <table:table-cell office:value-type="float" office:value="34891.0867299" calcext:value-type="float">
            <text:p>34891.08672990000</text:p>
          </table:table-cell>
          <table:table-cell office:value-type="float" office:value="56764072.6002" calcext:value-type="float">
            <text:p>56764072.6002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Quinta Normal</text:p>
          </table:table-cell>
          <table:table-cell office:value-type="float" office:value="17674.5767905" calcext:value-type="float">
            <text:p>17674.5767905000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312" calcext:value-type="float">
            <text:p>1312</text:p>
          </table:table-cell>
          <table:table-cell office:value-type="float" office:value="17598.2747723" calcext:value-type="float">
            <text:p>17598.27477230000</text:p>
          </table:table-cell>
          <table:table-cell office:value-type="float" office:value="11622769.6468" calcext:value-type="float">
            <text:p>11622769.6468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Recoleta</text:p>
          </table:table-cell>
          <table:table-cell office:value-type="float" office:value="18338.2183211" calcext:value-type="float">
            <text:p>18338.2183211000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312" calcext:value-type="float">
            <text:p>1312</text:p>
          </table:table-cell>
          <table:table-cell office:value-type="float" office:value="18386.2820553" calcext:value-type="float">
            <text:p>18386.28205530000</text:p>
          </table:table-cell>
          <table:table-cell office:value-type="float" office:value="15763812.499" calcext:value-type="float">
            <text:p>15763812.4990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Renca</text:p>
          </table:table-cell>
          <table:table-cell office:value-type="float" office:value="28974.9567113" calcext:value-type="float">
            <text:p>28974.9567113000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312" calcext:value-type="float">
            <text:p>1312</text:p>
          </table:table-cell>
          <table:table-cell office:value-type="float" office:value="28770.7217302" calcext:value-type="float">
            <text:p>28770.72173020000</text:p>
          </table:table-cell>
          <table:table-cell office:value-type="float" office:value="24011796.166" calcext:value-type="float">
            <text:p>24011796.1660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Ñuñoa</text:p>
          </table:table-cell>
          <table:table-cell office:value-type="float" office:value="17714.1260512" calcext:value-type="float">
            <text:p>17714.1260512000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312" calcext:value-type="float">
            <text:p>1312</text:p>
          </table:table-cell>
          <table:table-cell office:value-type="float" office:value="17848.5555653" calcext:value-type="float">
            <text:p>17848.55556530000</text:p>
          </table:table-cell>
          <table:table-cell office:value-type="float" office:value="16911880.4858" calcext:value-type="float">
            <text:p>16911880.4858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San Ramón</text:p>
          </table:table-cell>
          <table:table-cell office:value-type="float" office:value="11733.4867099" calcext:value-type="float">
            <text:p>11733.4867099000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313" calcext:value-type="float">
            <text:p>1313</text:p>
          </table:table-cell>
          <table:table-cell office:value-type="float" office:value="11691.2587914" calcext:value-type="float">
            <text:p>11691.25879140000</text:p>
          </table:table-cell>
          <table:table-cell office:value-type="float" office:value="6273609.9684" calcext:value-type="float">
            <text:p>6273609.9684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Vitacura</text:p>
          </table:table-cell>
          <table:table-cell office:value-type="float" office:value="25316.046022" calcext:value-type="float">
            <text:p>25316.0460220000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313" calcext:value-type="float">
            <text:p>1313</text:p>
          </table:table-cell>
          <table:table-cell office:value-type="float" office:value="25555.3238215" calcext:value-type="float">
            <text:p>25555.32382150000</text:p>
          </table:table-cell>
          <table:table-cell office:value-type="float" office:value="28668485.1847" calcext:value-type="float">
            <text:p>28668485.1847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San Miguel</text:p>
          </table:table-cell>
          <table:table-cell office:value-type="float" office:value="13311.6413035" calcext:value-type="float">
            <text:p>13311.6413035000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313" calcext:value-type="float">
            <text:p>1313</text:p>
          </table:table-cell>
          <table:table-cell office:value-type="float" office:value="13305.9266982" calcext:value-type="float">
            <text:p>13305.92669820000</text:p>
          </table:table-cell>
          <table:table-cell office:value-type="float" office:value="9635028.27913" calcext:value-type="float">
            <text:p>9635028.27913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office:value-type="string" calcext:value-type="string">
            <text:p>Cordillera</text:p>
          </table:table-cell>
          <table:table-cell office:value-type="string" calcext:value-type="string">
            <text:p>Pirque</text:p>
          </table:table-cell>
          <table:table-cell office:value-type="float" office:value="103841.82653" calcext:value-type="float">
            <text:p>103841.8265300000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320" calcext:value-type="float">
            <text:p>1320</text:p>
          </table:table-cell>
          <table:table-cell office:value-type="float" office:value="103841.826355" calcext:value-type="float">
            <text:p>103841.82635500000</text:p>
          </table:table-cell>
          <table:table-cell office:value-type="float" office:value="444732571.293" calcext:value-type="float">
            <text:p>444732571.2930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office:value-type="string" calcext:value-type="string">
            <text:p>Cordillera</text:p>
          </table:table-cell>
          <table:table-cell office:value-type="string" calcext:value-type="string">
            <text:p>Puente Alto</text:p>
          </table:table-cell>
          <table:table-cell office:value-type="float" office:value="48961.6548396" calcext:value-type="float">
            <text:p>48961.6548396000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320" calcext:value-type="float">
            <text:p>1320</text:p>
          </table:table-cell>
          <table:table-cell office:value-type="float" office:value="48986.3472764" calcext:value-type="float">
            <text:p>48986.34727640000</text:p>
          </table:table-cell>
          <table:table-cell office:value-type="float" office:value="87831935.1934" calcext:value-type="float">
            <text:p>87831935.1934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office:value-type="string" calcext:value-type="string">
            <text:p>Cordillera</text:p>
          </table:table-cell>
          <table:table-cell office:value-type="string" calcext:value-type="string">
            <text:p>San José de Maipo</text:p>
          </table:table-cell>
          <table:table-cell office:value-type="float" office:value="483095.202852" calcext:value-type="float">
            <text:p>483095.2028520000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320" calcext:value-type="float">
            <text:p>1320</text:p>
          </table:table-cell>
          <table:table-cell office:value-type="float" office:value="483095.203452" calcext:value-type="float">
            <text:p>483095.20345200000</text:p>
          </table:table-cell>
          <table:table-cell office:value-type="float" office:value="4982399893.5" calcext:value-type="float">
            <text:p>4982399893.5000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office:value-type="string" calcext:value-type="string">
            <text:p>Chacabuco</text:p>
          </table:table-cell>
          <table:table-cell office:value-type="string" calcext:value-type="string">
            <text:p>Colina</text:p>
          </table:table-cell>
          <table:table-cell office:value-type="float" office:value="172581.44753" calcext:value-type="float">
            <text:p>172581.4475300000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330" calcext:value-type="float">
            <text:p>1330</text:p>
          </table:table-cell>
          <table:table-cell office:value-type="float" office:value="172775.199957" calcext:value-type="float">
            <text:p>172775.19995700000</text:p>
          </table:table-cell>
          <table:table-cell office:value-type="float" office:value="969694064.665" calcext:value-type="float">
            <text:p>969694064.6650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office:value-type="string" calcext:value-type="string">
            <text:p>Chacabuco</text:p>
          </table:table-cell>
          <table:table-cell office:value-type="string" calcext:value-type="string">
            <text:p>Lampa</text:p>
          </table:table-cell>
          <table:table-cell office:value-type="float" office:value="105302.271643" calcext:value-type="float">
            <text:p>105302.2716430000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330" calcext:value-type="float">
            <text:p>1330</text:p>
          </table:table-cell>
          <table:table-cell office:value-type="float" office:value="105148.763529" calcext:value-type="float">
            <text:p>105148.76352900000</text:p>
          </table:table-cell>
          <table:table-cell office:value-type="float" office:value="449554864.302" calcext:value-type="float">
            <text:p>449554864.3020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office:value-type="string" calcext:value-type="string">
            <text:p>Chacabuco</text:p>
          </table:table-cell>
          <table:table-cell office:value-type="string" calcext:value-type="string">
            <text:p>Tiltil</text:p>
          </table:table-cell>
          <table:table-cell office:value-type="float" office:value="133827.265443" calcext:value-type="float">
            <text:p>133827.2654430000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330" calcext:value-type="float">
            <text:p>1330</text:p>
          </table:table-cell>
          <table:table-cell office:value-type="float" office:value="133827.265139" calcext:value-type="float">
            <text:p>133827.26513900000</text:p>
          </table:table-cell>
          <table:table-cell office:value-type="float" office:value="653161508.749" calcext:value-type="float">
            <text:p>653161508.7490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office:value-type="string" calcext:value-type="string">
            <text:p>Maipo</text:p>
          </table:table-cell>
          <table:table-cell office:value-type="string" calcext:value-type="string">
            <text:p>Buin</text:p>
          </table:table-cell>
          <table:table-cell office:value-type="float" office:value="89486.5423492" calcext:value-type="float">
            <text:p>89486.5423492000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340" calcext:value-type="float">
            <text:p>1340</text:p>
          </table:table-cell>
          <table:table-cell office:value-type="float" office:value="89486.5424671" calcext:value-type="float">
            <text:p>89486.54246710000</text:p>
          </table:table-cell>
          <table:table-cell office:value-type="float" office:value="218848904.24" calcext:value-type="float">
            <text:p>218848904.2400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office:value-type="string" calcext:value-type="string">
            <text:p>Maipo</text:p>
          </table:table-cell>
          <table:table-cell office:value-type="string" calcext:value-type="string">
            <text:p>Paine</text:p>
          </table:table-cell>
          <table:table-cell office:value-type="float" office:value="164101.563972" calcext:value-type="float">
            <text:p>164101.5639720000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340" calcext:value-type="float">
            <text:p>1340</text:p>
          </table:table-cell>
          <table:table-cell office:value-type="float" office:value="164101.564165" calcext:value-type="float">
            <text:p>164101.56416500000</text:p>
          </table:table-cell>
          <table:table-cell office:value-type="float" office:value="676393007.714" calcext:value-type="float">
            <text:p>676393007.7140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office:value-type="string" calcext:value-type="string">
            <text:p>Maipo</text:p>
          </table:table-cell>
          <table:table-cell office:value-type="string" calcext:value-type="string">
            <text:p>San Bernardo</text:p>
          </table:table-cell>
          <table:table-cell office:value-type="float" office:value="86349.6115156" calcext:value-type="float">
            <text:p>86349.6115156000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340" calcext:value-type="float">
            <text:p>1340</text:p>
          </table:table-cell>
          <table:table-cell office:value-type="float" office:value="86456.6036016" calcext:value-type="float">
            <text:p>86456.60360160000</text:p>
          </table:table-cell>
          <table:table-cell office:value-type="float" office:value="154007610.151" calcext:value-type="float">
            <text:p>154007610.1510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office:value-type="string" calcext:value-type="string">
            <text:p>Maipo</text:p>
          </table:table-cell>
          <table:table-cell office:value-type="string" calcext:value-type="string">
            <text:p>Calera de Tango</text:p>
          </table:table-cell>
          <table:table-cell office:value-type="float" office:value="44852.0164306" calcext:value-type="float">
            <text:p>44852.0164306000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340" calcext:value-type="float">
            <text:p>1340</text:p>
          </table:table-cell>
          <table:table-cell office:value-type="float" office:value="44910.6101755" calcext:value-type="float">
            <text:p>44910.61017550000</text:p>
          </table:table-cell>
          <table:table-cell office:value-type="float" office:value="73034868.3829" calcext:value-type="float">
            <text:p>73034868.3829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office:value-type="string" calcext:value-type="string">
            <text:p>Melipilla</text:p>
          </table:table-cell>
          <table:table-cell office:value-type="string" calcext:value-type="string">
            <text:p>María Pinto</text:p>
          </table:table-cell>
          <table:table-cell office:value-type="float" office:value="109727.643978" calcext:value-type="float">
            <text:p>109727.6439780000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350" calcext:value-type="float">
            <text:p>1350</text:p>
          </table:table-cell>
          <table:table-cell office:value-type="float" office:value="109727.644651" calcext:value-type="float">
            <text:p>109727.64465100000</text:p>
          </table:table-cell>
          <table:table-cell office:value-type="float" office:value="394506632.672" calcext:value-type="float">
            <text:p>394506632.6720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office:value-type="string" calcext:value-type="string">
            <text:p>Melipilla</text:p>
          </table:table-cell>
          <table:table-cell office:value-type="string" calcext:value-type="string">
            <text:p>San Pedro</text:p>
          </table:table-cell>
          <table:table-cell office:value-type="float" office:value="162648.3119" calcext:value-type="float">
            <text:p>162648.3119000000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350" calcext:value-type="float">
            <text:p>1350</text:p>
          </table:table-cell>
          <table:table-cell office:value-type="float" office:value="162648.311142" calcext:value-type="float">
            <text:p>162648.31114200000</text:p>
          </table:table-cell>
          <table:table-cell office:value-type="float" office:value="793837394.666" calcext:value-type="float">
            <text:p>793837394.6660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office:value-type="string" calcext:value-type="string">
            <text:p>Melipilla</text:p>
          </table:table-cell>
          <table:table-cell office:value-type="string" calcext:value-type="string">
            <text:p>Alhué</text:p>
          </table:table-cell>
          <table:table-cell office:value-type="float" office:value="154307.594364" calcext:value-type="float">
            <text:p>154307.5943640000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350" calcext:value-type="float">
            <text:p>1350</text:p>
          </table:table-cell>
          <table:table-cell office:value-type="float" office:value="154307.594176" calcext:value-type="float">
            <text:p>154307.59417600000</text:p>
          </table:table-cell>
          <table:table-cell office:value-type="float" office:value="843611368.324" calcext:value-type="float">
            <text:p>843611368.3240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office:value-type="string" calcext:value-type="string">
            <text:p>Melipilla</text:p>
          </table:table-cell>
          <table:table-cell office:value-type="string" calcext:value-type="string">
            <text:p>Curacaví</text:p>
          </table:table-cell>
          <table:table-cell office:value-type="float" office:value="153945.257371" calcext:value-type="float">
            <text:p>153945.2573710000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350" calcext:value-type="float">
            <text:p>1350</text:p>
          </table:table-cell>
          <table:table-cell office:value-type="float" office:value="153945.257327" calcext:value-type="float">
            <text:p>153945.25732700000</text:p>
          </table:table-cell>
          <table:table-cell office:value-type="float" office:value="694984444.444" calcext:value-type="float">
            <text:p>694984444.4440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table:number-columns-repeated="2" office:value-type="string" calcext:value-type="string">
            <text:p>Melipilla</text:p>
          </table:table-cell>
          <table:table-cell office:value-type="float" office:value="232762.678732" calcext:value-type="float">
            <text:p>232762.6787320000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350" calcext:value-type="float">
            <text:p>1350</text:p>
          </table:table-cell>
          <table:table-cell office:value-type="float" office:value="232762.679296" calcext:value-type="float">
            <text:p>232762.67929600000</text:p>
          </table:table-cell>
          <table:table-cell office:value-type="float" office:value="1341652167.18" calcext:value-type="float">
            <text:p>1341652167.1800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office:value-type="string" calcext:value-type="string">
            <text:p>Talagante</text:p>
          </table:table-cell>
          <table:table-cell office:value-type="string" calcext:value-type="string">
            <text:p>El Monte</text:p>
          </table:table-cell>
          <table:table-cell office:value-type="float" office:value="51238.6111049" calcext:value-type="float">
            <text:p>51238.6111049000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360" calcext:value-type="float">
            <text:p>1360</text:p>
          </table:table-cell>
          <table:table-cell office:value-type="float" office:value="51238.6107284" calcext:value-type="float">
            <text:p>51238.61072840000</text:p>
          </table:table-cell>
          <table:table-cell office:value-type="float" office:value="115374398.18" calcext:value-type="float">
            <text:p>115374398.1800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office:value-type="string" calcext:value-type="string">
            <text:p>Talagante</text:p>
          </table:table-cell>
          <table:table-cell office:value-type="string" calcext:value-type="string">
            <text:p>Isla de Maipo</text:p>
          </table:table-cell>
          <table:table-cell office:value-type="float" office:value="81883.4610535" calcext:value-type="float">
            <text:p>81883.4610535000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360" calcext:value-type="float">
            <text:p>1360</text:p>
          </table:table-cell>
          <table:table-cell office:value-type="float" office:value="81883.4610924" calcext:value-type="float">
            <text:p>81883.46109240000</text:p>
          </table:table-cell>
          <table:table-cell office:value-type="float" office:value="187321371.367" calcext:value-type="float">
            <text:p>187321371.3670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table:number-columns-repeated="2" office:value-type="string" calcext:value-type="string">
            <text:p>Talagante</text:p>
          </table:table-cell>
          <table:table-cell office:value-type="float" office:value="69373.9054853" calcext:value-type="float">
            <text:p>69373.9054853000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360" calcext:value-type="float">
            <text:p>1360</text:p>
          </table:table-cell>
          <table:table-cell office:value-type="float" office:value="69373.905316" calcext:value-type="float">
            <text:p>69373.90531600000</text:p>
          </table:table-cell>
          <table:table-cell office:value-type="float" office:value="128055947.38" calcext:value-type="float">
            <text:p>128055947.3800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office:value-type="string" calcext:value-type="string">
            <text:p>Talagante</text:p>
          </table:table-cell>
          <table:table-cell office:value-type="string" calcext:value-type="string">
            <text:p>Padre Hurtado</text:p>
          </table:table-cell>
          <table:table-cell office:value-type="float" office:value="50719.9475647" calcext:value-type="float">
            <text:p>50719.9475647000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360" calcext:value-type="float">
            <text:p>1360</text:p>
          </table:table-cell>
          <table:table-cell office:value-type="float" office:value="50706.0690051" calcext:value-type="float">
            <text:p>50706.06900510000</text:p>
          </table:table-cell>
          <table:table-cell office:value-type="float" office:value="80592193.0011" calcext:value-type="float">
            <text:p>80592193.0011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ón Metropolitana de Santiago</text:p>
          </table:table-cell>
          <table:table-cell office:value-type="string" calcext:value-type="string">
            <text:p>Talagante</text:p>
          </table:table-cell>
          <table:table-cell office:value-type="string" calcext:value-type="string">
            <text:p>Peñaflor</text:p>
          </table:table-cell>
          <table:table-cell office:value-type="float" office:value="38814.4471115" calcext:value-type="float">
            <text:p>38814.4471115000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360" calcext:value-type="float">
            <text:p>1360</text:p>
          </table:table-cell>
          <table:table-cell office:value-type="float" office:value="38764.7743543" calcext:value-type="float">
            <text:p>38764.77435430000</text:p>
          </table:table-cell>
          <table:table-cell office:value-type="float" office:value="69124472.0166" calcext:value-type="float">
            <text:p>69124472.0166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gión de Tarapacá</text:p>
          </table:table-cell>
          <table:table-cell office:value-type="string" calcext:value-type="string">
            <text:p>Iquique</text:p>
          </table:table-cell>
          <table:table-cell office:value-type="string" calcext:value-type="string">
            <text:p>Pozo Almonte</text:p>
          </table:table-cell>
          <table:table-cell office:value-type="float" office:value="705627.467575" calcext:value-type="float">
            <text:p>705627.467575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01" calcext:value-type="float">
            <text:p>1401</text:p>
          </table:table-cell>
          <table:table-cell office:value-type="float" office:value="705627.4677" calcext:value-type="float">
            <text:p>705627.46770000000</text:p>
          </table:table-cell>
          <table:table-cell office:value-type="float" office:value="13652013821.7" calcext:value-type="float">
            <text:p>13652013821.700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gión de Tarapacá</text:p>
          </table:table-cell>
          <table:table-cell office:value-type="string" calcext:value-type="string">
            <text:p>Iquique</text:p>
          </table:table-cell>
          <table:table-cell office:value-type="string" calcext:value-type="string">
            <text:p>Camiña</text:p>
          </table:table-cell>
          <table:table-cell office:value-type="float" office:value="226896.795617" calcext:value-type="float">
            <text:p>226896.795617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02" calcext:value-type="float">
            <text:p>1402</text:p>
          </table:table-cell>
          <table:table-cell office:value-type="float" office:value="226896.795516" calcext:value-type="float">
            <text:p>226896.79551600000</text:p>
          </table:table-cell>
          <table:table-cell office:value-type="float" office:value="2261328056.85" calcext:value-type="float">
            <text:p>2261328056.850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gión de Tarapacá</text:p>
          </table:table-cell>
          <table:table-cell office:value-type="string" calcext:value-type="string">
            <text:p>Iquique</text:p>
          </table:table-cell>
          <table:table-cell office:value-type="string" calcext:value-type="string">
            <text:p>Colchane</text:p>
          </table:table-cell>
          <table:table-cell office:value-type="float" office:value="304995.923848" calcext:value-type="float">
            <text:p>304995.923848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03" calcext:value-type="float">
            <text:p>1403</text:p>
          </table:table-cell>
          <table:table-cell office:value-type="float" office:value="306952.24327" calcext:value-type="float">
            <text:p>306952.24327000000</text:p>
          </table:table-cell>
          <table:table-cell office:value-type="float" office:value="3997695592.74" calcext:value-type="float">
            <text:p>3997695592.740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gión de Tarapacá</text:p>
          </table:table-cell>
          <table:table-cell office:value-type="string" calcext:value-type="string">
            <text:p>Iquique</text:p>
          </table:table-cell>
          <table:table-cell office:value-type="string" calcext:value-type="string">
            <text:p>Huara</text:p>
          </table:table-cell>
          <table:table-cell office:value-type="float" office:value="652322.253347" calcext:value-type="float">
            <text:p>652322.253347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04" calcext:value-type="float">
            <text:p>1404</text:p>
          </table:table-cell>
          <table:table-cell office:value-type="float" office:value="652322.253291" calcext:value-type="float">
            <text:p>652322.25329100000</text:p>
          </table:table-cell>
          <table:table-cell office:value-type="float" office:value="10708040607.9" calcext:value-type="float">
            <text:p>10708040607.900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gión de Tarapacá</text:p>
          </table:table-cell>
          <table:table-cell office:value-type="string" calcext:value-type="string">
            <text:p>Iquique</text:p>
          </table:table-cell>
          <table:table-cell office:value-type="string" calcext:value-type="string">
            <text:p>Pica</text:p>
          </table:table-cell>
          <table:table-cell office:value-type="float" office:value="649913.678869" calcext:value-type="float">
            <text:p>649913.678869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05" calcext:value-type="float">
            <text:p>1405</text:p>
          </table:table-cell>
          <table:table-cell office:value-type="float" office:value="653201.225672" calcext:value-type="float">
            <text:p>653201.22567200000</text:p>
          </table:table-cell>
          <table:table-cell office:value-type="float" office:value="8952416606.64" calcext:value-type="float">
            <text:p>8952416606.6400000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gión de Los Ríos</text:p>
          </table:table-cell>
          <table:table-cell office:value-type="string" calcext:value-type="string">
            <text:p>Valdivia</text:p>
          </table:table-cell>
          <table:table-cell office:value-type="string" calcext:value-type="string">
            <text:p>Corral</text:p>
          </table:table-cell>
          <table:table-cell office:value-type="float" office:value="285247.642243" calcext:value-type="float">
            <text:p>285247.64224300000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1410" calcext:value-type="float">
            <text:p>1410</text:p>
          </table:table-cell>
          <table:table-cell office:value-type="float" office:value="285247.643228" calcext:value-type="float">
            <text:p>285247.64322800000</text:p>
          </table:table-cell>
          <table:table-cell office:value-type="float" office:value="719416968.635" calcext:value-type="float">
            <text:p>719416968.6350000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gión de Los Ríos</text:p>
          </table:table-cell>
          <table:table-cell office:value-type="string" calcext:value-type="string">
            <text:p>Valdivia</text:p>
          </table:table-cell>
          <table:table-cell office:value-type="string" calcext:value-type="string">
            <text:p>Lanco</text:p>
          </table:table-cell>
          <table:table-cell office:value-type="float" office:value="152128.428573" calcext:value-type="float">
            <text:p>152128.42857300000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1410" calcext:value-type="float">
            <text:p>1410</text:p>
          </table:table-cell>
          <table:table-cell office:value-type="float" office:value="152128.428596" calcext:value-type="float">
            <text:p>152128.42859600000</text:p>
          </table:table-cell>
          <table:table-cell office:value-type="float" office:value="532442404.767" calcext:value-type="float">
            <text:p>532442404.7670000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gión de Los Ríos</text:p>
          </table:table-cell>
          <table:table-cell office:value-type="string" calcext:value-type="string">
            <text:p>Valdivia</text:p>
          </table:table-cell>
          <table:table-cell office:value-type="string" calcext:value-type="string">
            <text:p>Los Lagos</text:p>
          </table:table-cell>
          <table:table-cell office:value-type="float" office:value="316586.233799" calcext:value-type="float">
            <text:p>316586.2337990000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1410" calcext:value-type="float">
            <text:p>1410</text:p>
          </table:table-cell>
          <table:table-cell office:value-type="float" office:value="316586.234362" calcext:value-type="float">
            <text:p>316586.23436200000</text:p>
          </table:table-cell>
          <table:table-cell office:value-type="float" office:value="1792211584.13" calcext:value-type="float">
            <text:p>1792211584.1300000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gión de Los Ríos</text:p>
          </table:table-cell>
          <table:table-cell office:value-type="string" calcext:value-type="string">
            <text:p>Valdivia</text:p>
          </table:table-cell>
          <table:table-cell office:value-type="string" calcext:value-type="string">
            <text:p>Máfil</text:p>
          </table:table-cell>
          <table:table-cell office:value-type="float" office:value="181074.022363" calcext:value-type="float">
            <text:p>181074.02236300000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1410" calcext:value-type="float">
            <text:p>1410</text:p>
          </table:table-cell>
          <table:table-cell office:value-type="float" office:value="181074.023175" calcext:value-type="float">
            <text:p>181074.02317500000</text:p>
          </table:table-cell>
          <table:table-cell office:value-type="float" office:value="579902287.633" calcext:value-type="float">
            <text:p>579902287.6330000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gión de Los Ríos</text:p>
          </table:table-cell>
          <table:table-cell office:value-type="string" calcext:value-type="string">
            <text:p>Valdivia</text:p>
          </table:table-cell>
          <table:table-cell office:value-type="string" calcext:value-type="string">
            <text:p>Mariquina</text:p>
          </table:table-cell>
          <table:table-cell office:value-type="float" office:value="368604.512461" calcext:value-type="float">
            <text:p>368604.51246100000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1410" calcext:value-type="float">
            <text:p>1410</text:p>
          </table:table-cell>
          <table:table-cell office:value-type="float" office:value="368604.513789" calcext:value-type="float">
            <text:p>368604.51378900000</text:p>
          </table:table-cell>
          <table:table-cell office:value-type="float" office:value="1299844545.05" calcext:value-type="float">
            <text:p>1299844545.0500000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gión de Los Ríos</text:p>
          </table:table-cell>
          <table:table-cell office:value-type="string" calcext:value-type="string">
            <text:p>Ranco</text:p>
          </table:table-cell>
          <table:table-cell office:value-type="string" calcext:value-type="string">
            <text:p>Paillaco</text:p>
          </table:table-cell>
          <table:table-cell office:value-type="float" office:value="209143.467414" calcext:value-type="float">
            <text:p>209143.4674140000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1410" calcext:value-type="float">
            <text:p>1410</text:p>
          </table:table-cell>
          <table:table-cell office:value-type="float" office:value="209143.467856" calcext:value-type="float">
            <text:p>209143.46785600000</text:p>
          </table:table-cell>
          <table:table-cell office:value-type="float" office:value="902736225.597" calcext:value-type="float">
            <text:p>902736225.5970000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gión de Los Ríos</text:p>
          </table:table-cell>
          <table:table-cell office:value-type="string" calcext:value-type="string">
            <text:p>Valdivia</text:p>
          </table:table-cell>
          <table:table-cell office:value-type="string" calcext:value-type="string">
            <text:p>Panguipulli</text:p>
          </table:table-cell>
          <table:table-cell office:value-type="float" office:value="360175.439414" calcext:value-type="float">
            <text:p>360175.4394140000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1410" calcext:value-type="float">
            <text:p>1410</text:p>
          </table:table-cell>
          <table:table-cell office:value-type="float" office:value="360175.439978" calcext:value-type="float">
            <text:p>360175.43997800000</text:p>
          </table:table-cell>
          <table:table-cell office:value-type="float" office:value="3290625040.88" calcext:value-type="float">
            <text:p>3290625040.8800000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gión de Los Ríos</text:p>
          </table:table-cell>
          <table:table-cell table:number-columns-repeated="2" office:value-type="string" calcext:value-type="string">
            <text:p>Valdivia</text:p>
          </table:table-cell>
          <table:table-cell office:value-type="float" office:value="439830.446203" calcext:value-type="float">
            <text:p>439830.44620300000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1410" calcext:value-type="float">
            <text:p>1410</text:p>
          </table:table-cell>
          <table:table-cell office:value-type="float" office:value="439830.446337" calcext:value-type="float">
            <text:p>439830.44633700000</text:p>
          </table:table-cell>
          <table:table-cell office:value-type="float" office:value="953845412.605" calcext:value-type="float">
            <text:p>953845412.6050000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gión de Los Ríos</text:p>
          </table:table-cell>
          <table:table-cell office:value-type="string" calcext:value-type="string">
            <text:p>Ranco</text:p>
          </table:table-cell>
          <table:table-cell office:value-type="string" calcext:value-type="string">
            <text:p>Futrono</text:p>
          </table:table-cell>
          <table:table-cell office:value-type="float" office:value="313512.987918" calcext:value-type="float">
            <text:p>313512.9879180000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1420" calcext:value-type="float">
            <text:p>1420</text:p>
          </table:table-cell>
          <table:table-cell office:value-type="float" office:value="313512.988824" calcext:value-type="float">
            <text:p>313512.98882400000</text:p>
          </table:table-cell>
          <table:table-cell office:value-type="float" office:value="2089893520.69" calcext:value-type="float">
            <text:p>2089893520.6900000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gión de Los Ríos</text:p>
          </table:table-cell>
          <table:table-cell office:value-type="string" calcext:value-type="string">
            <text:p>Ranco</text:p>
          </table:table-cell>
          <table:table-cell office:value-type="string" calcext:value-type="string">
            <text:p>La Unión</text:p>
          </table:table-cell>
          <table:table-cell office:value-type="float" office:value="364280.015951" calcext:value-type="float">
            <text:p>364280.0159510000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1420" calcext:value-type="float">
            <text:p>1420</text:p>
          </table:table-cell>
          <table:table-cell office:value-type="float" office:value="364280.016364" calcext:value-type="float">
            <text:p>364280.01636400000</text:p>
          </table:table-cell>
          <table:table-cell office:value-type="float" office:value="2145040524.19" calcext:value-type="float">
            <text:p>2145040524.1900000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gión de Los Ríos</text:p>
          </table:table-cell>
          <table:table-cell office:value-type="string" calcext:value-type="string">
            <text:p>Ranco</text:p>
          </table:table-cell>
          <table:table-cell office:value-type="string" calcext:value-type="string">
            <text:p>Lago Ranco</text:p>
          </table:table-cell>
          <table:table-cell office:value-type="float" office:value="286712.168716" calcext:value-type="float">
            <text:p>286712.1687160000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1420" calcext:value-type="float">
            <text:p>1420</text:p>
          </table:table-cell>
          <table:table-cell office:value-type="float" office:value="286712.16864" calcext:value-type="float">
            <text:p>286712.16864000000</text:p>
          </table:table-cell>
          <table:table-cell office:value-type="float" office:value="1765500939.75" calcext:value-type="float">
            <text:p>1765500939.7500000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gión de Los Ríos</text:p>
          </table:table-cell>
          <table:table-cell office:value-type="string" calcext:value-type="string">
            <text:p>Ranco</text:p>
          </table:table-cell>
          <table:table-cell office:value-type="string" calcext:value-type="string">
            <text:p>Río Bueno</text:p>
          </table:table-cell>
          <table:table-cell office:value-type="float" office:value="338916.294647" calcext:value-type="float">
            <text:p>338916.2946470000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1420" calcext:value-type="float">
            <text:p>1420</text:p>
          </table:table-cell>
          <table:table-cell office:value-type="float" office:value="338916.293963" calcext:value-type="float">
            <text:p>338916.29396300000</text:p>
          </table:table-cell>
          <table:table-cell office:value-type="float" office:value="2177691094.54" calcext:value-type="float">
            <text:p>2177691094.54000000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gión de Arica y Parinacota</text:p>
          </table:table-cell>
          <table:table-cell table:number-columns-repeated="2" office:value-type="string" calcext:value-type="string">
            <text:p>Arica</text:p>
          </table:table-cell>
          <table:table-cell office:value-type="float" office:value="341130.036414" calcext:value-type="float">
            <text:p>341130.036414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10" calcext:value-type="float">
            <text:p>1510</text:p>
          </table:table-cell>
          <table:table-cell office:value-type="float" office:value="345655.173151" calcext:value-type="float">
            <text:p>345655.17315100000</text:p>
          </table:table-cell>
          <table:table-cell office:value-type="float" office:value="4823971741.38" calcext:value-type="float">
            <text:p>4823971741.38000000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gión de Arica y Parinacota</text:p>
          </table:table-cell>
          <table:table-cell office:value-type="string" calcext:value-type="string">
            <text:p>Arica</text:p>
          </table:table-cell>
          <table:table-cell office:value-type="string" calcext:value-type="string">
            <text:p>Camarones</text:p>
          </table:table-cell>
          <table:table-cell office:value-type="float" office:value="382307.008098" calcext:value-type="float">
            <text:p>382307.008098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10" calcext:value-type="float">
            <text:p>1510</text:p>
          </table:table-cell>
          <table:table-cell office:value-type="float" office:value="382307.00784" calcext:value-type="float">
            <text:p>382307.00784000000</text:p>
          </table:table-cell>
          <table:table-cell office:value-type="float" office:value="3623946945.35" calcext:value-type="float">
            <text:p>3623946945.35000000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gión de Arica y Parinacota</text:p>
          </table:table-cell>
          <table:table-cell office:value-type="string" calcext:value-type="string">
            <text:p>Parinacota</text:p>
          </table:table-cell>
          <table:table-cell office:value-type="string" calcext:value-type="string">
            <text:p>General Lagos</text:p>
          </table:table-cell>
          <table:table-cell office:value-type="float" office:value="246736.545322" calcext:value-type="float">
            <text:p>246736.545322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20" calcext:value-type="float">
            <text:p>1520</text:p>
          </table:table-cell>
          <table:table-cell office:value-type="float" office:value="242587.591486" calcext:value-type="float">
            <text:p>242587.59148600000</text:p>
          </table:table-cell>
          <table:table-cell office:value-type="float" office:value="2283352217.78" calcext:value-type="float">
            <text:p>2283352217.78000000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gión de Arica y Parinacota</text:p>
          </table:table-cell>
          <table:table-cell office:value-type="string" calcext:value-type="string">
            <text:p>Parinacota</text:p>
          </table:table-cell>
          <table:table-cell office:value-type="string" calcext:value-type="string">
            <text:p>Putre</text:p>
          </table:table-cell>
          <table:table-cell office:value-type="float" office:value="400296.660854" calcext:value-type="float">
            <text:p>400296.660854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20" calcext:value-type="float">
            <text:p>1520</text:p>
          </table:table-cell>
          <table:table-cell office:value-type="float" office:value="400296.661267" calcext:value-type="float">
            <text:p>400296.66126700000</text:p>
          </table:table-cell>
          <table:table-cell office:value-type="float" office:value="5888015524.26" calcext:value-type="float">
            <text:p>5888015524.26000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gión de Antofagasta</text:p>
          </table:table-cell>
          <table:table-cell table:number-columns-repeated="2" office:value-type="string" calcext:value-type="string">
            <text:p>Antofagasta</text:p>
          </table:table-cell>
          <table:table-cell office:value-type="float" office:value="1114785.21186" calcext:value-type="float">
            <text:p>1114785.21186000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01" calcext:value-type="float">
            <text:p>2101</text:p>
          </table:table-cell>
          <table:table-cell office:value-type="float" office:value="1114785.21192" calcext:value-type="float">
            <text:p>1114785.21192000000</text:p>
          </table:table-cell>
          <table:table-cell office:value-type="float" office:value="30985872463.6" calcext:value-type="float">
            <text:p>30985872463.60000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gión de Antofagasta</text:p>
          </table:table-cell>
          <table:table-cell office:value-type="string" calcext:value-type="string">
            <text:p>Antofagasta</text:p>
          </table:table-cell>
          <table:table-cell office:value-type="string" calcext:value-type="string">
            <text:p>Mejillones</text:p>
          </table:table-cell>
          <table:table-cell office:value-type="float" office:value="366551.572355" calcext:value-type="float">
            <text:p>366551.57235500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02" calcext:value-type="float">
            <text:p>2102</text:p>
          </table:table-cell>
          <table:table-cell office:value-type="float" office:value="366551.572222" calcext:value-type="float">
            <text:p>366551.57222200000</text:p>
          </table:table-cell>
          <table:table-cell office:value-type="float" office:value="3569509963.88" calcext:value-type="float">
            <text:p>3569509963.88000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gión de Antofagasta</text:p>
          </table:table-cell>
          <table:table-cell office:value-type="string" calcext:value-type="string">
            <text:p>Antofagasta</text:p>
          </table:table-cell>
          <table:table-cell office:value-type="string" calcext:value-type="string">
            <text:p>Sierra Gorda</text:p>
          </table:table-cell>
          <table:table-cell office:value-type="float" office:value="540055.422112" calcext:value-type="float">
            <text:p>540055.42211200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03" calcext:value-type="float">
            <text:p>2103</text:p>
          </table:table-cell>
          <table:table-cell office:value-type="float" office:value="540055.422364" calcext:value-type="float">
            <text:p>540055.42236400000</text:p>
          </table:table-cell>
          <table:table-cell office:value-type="float" office:value="12833941472.1" calcext:value-type="float">
            <text:p>12833941472.10000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gión de Antofagasta</text:p>
          </table:table-cell>
          <table:table-cell office:value-type="string" calcext:value-type="string">
            <text:p>Antofagasta</text:p>
          </table:table-cell>
          <table:table-cell office:value-type="string" calcext:value-type="string">
            <text:p>Taltal</text:p>
          </table:table-cell>
          <table:table-cell office:value-type="float" office:value="771566.577565" calcext:value-type="float">
            <text:p>771566.57756500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04" calcext:value-type="float">
            <text:p>2104</text:p>
          </table:table-cell>
          <table:table-cell office:value-type="float" office:value="771566.577688" calcext:value-type="float">
            <text:p>771566.57768800000</text:p>
          </table:table-cell>
          <table:table-cell office:value-type="float" office:value="20292879509.7" calcext:value-type="float">
            <text:p>20292879509.70000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gión de Antofagasta</text:p>
          </table:table-cell>
          <table:table-cell office:value-type="string" calcext:value-type="string">
            <text:p>El Loa</text:p>
          </table:table-cell>
          <table:table-cell office:value-type="string" calcext:value-type="string">
            <text:p>Calama</text:p>
          </table:table-cell>
          <table:table-cell office:value-type="float" office:value="627965.864192" calcext:value-type="float">
            <text:p>627965.8641920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01" calcext:value-type="float">
            <text:p>2201</text:p>
          </table:table-cell>
          <table:table-cell office:value-type="float" office:value="627965.864547" calcext:value-type="float">
            <text:p>627965.86454700000</text:p>
          </table:table-cell>
          <table:table-cell office:value-type="float" office:value="15509937953.8" calcext:value-type="float">
            <text:p>15509937953.80000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gión de Antofagasta</text:p>
          </table:table-cell>
          <table:table-cell office:value-type="string" calcext:value-type="string">
            <text:p>El Loa</text:p>
          </table:table-cell>
          <table:table-cell office:value-type="string" calcext:value-type="string">
            <text:p>Ollagüe</text:p>
          </table:table-cell>
          <table:table-cell office:value-type="float" office:value="287024.394098" calcext:value-type="float">
            <text:p>287024.3940980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02" calcext:value-type="float">
            <text:p>2202</text:p>
          </table:table-cell>
          <table:table-cell office:value-type="float" office:value="287024.394386" calcext:value-type="float">
            <text:p>287024.39438600000</text:p>
          </table:table-cell>
          <table:table-cell office:value-type="float" office:value="2851769531.24" calcext:value-type="float">
            <text:p>2851769531.24000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gión de Antofagasta</text:p>
          </table:table-cell>
          <table:table-cell office:value-type="string" calcext:value-type="string">
            <text:p>El Loa</text:p>
          </table:table-cell>
          <table:table-cell office:value-type="string" calcext:value-type="string">
            <text:p>San Pedro de Atacama</text:p>
          </table:table-cell>
          <table:table-cell office:value-type="float" office:value="701800.313349" calcext:value-type="float">
            <text:p>701800.3133490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03" calcext:value-type="float">
            <text:p>2203</text:p>
          </table:table-cell>
          <table:table-cell office:value-type="float" office:value="701800.313284" calcext:value-type="float">
            <text:p>701800.31328400000</text:p>
          </table:table-cell>
          <table:table-cell office:value-type="float" office:value="23590601280.5" calcext:value-type="float">
            <text:p>23590601280.50000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gión de Antofagasta</text:p>
          </table:table-cell>
          <table:table-cell table:number-columns-repeated="2" office:value-type="string" calcext:value-type="string">
            <text:p>Tocopilla</text:p>
          </table:table-cell>
          <table:table-cell office:value-type="float" office:value="419196.369696" calcext:value-type="float">
            <text:p>419196.3696960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01" calcext:value-type="float">
            <text:p>2301</text:p>
          </table:table-cell>
          <table:table-cell office:value-type="float" office:value="419196.370735" calcext:value-type="float">
            <text:p>419196.37073500000</text:p>
          </table:table-cell>
          <table:table-cell office:value-type="float" office:value="4184711364.92" calcext:value-type="float">
            <text:p>4184711364.92000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gión de Antofagasta</text:p>
          </table:table-cell>
          <table:table-cell office:value-type="string" calcext:value-type="string">
            <text:p>Tocopilla</text:p>
          </table:table-cell>
          <table:table-cell office:value-type="string" calcext:value-type="string">
            <text:p>María Elena</text:p>
          </table:table-cell>
          <table:table-cell office:value-type="float" office:value="629941.072156" calcext:value-type="float">
            <text:p>629941.0721560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02" calcext:value-type="float">
            <text:p>2302</text:p>
          </table:table-cell>
          <table:table-cell office:value-type="float" office:value="629941.072687" calcext:value-type="float">
            <text:p>629941.07268700000</text:p>
          </table:table-cell>
          <table:table-cell office:value-type="float" office:value="12200790214.3" calcext:value-type="float">
            <text:p>12200790214.300000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gión de Atacama</text:p>
          </table:table-cell>
          <table:table-cell table:number-columns-repeated="2" office:value-type="string" calcext:value-type="string">
            <text:p>Copiapó</text:p>
          </table:table-cell>
          <table:table-cell office:value-type="float" office:value="1221031.37083" calcext:value-type="float">
            <text:p>1221031.370830000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101" calcext:value-type="float">
            <text:p>3101</text:p>
          </table:table-cell>
          <table:table-cell office:value-type="float" office:value="1221031.37109" calcext:value-type="float">
            <text:p>1221031.37109000000</text:p>
          </table:table-cell>
          <table:table-cell office:value-type="float" office:value="17606007258" calcext:value-type="float">
            <text:p>17606007258.000000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gión de Atacama</text:p>
          </table:table-cell>
          <table:table-cell office:value-type="string" calcext:value-type="string">
            <text:p>Copiapó</text:p>
          </table:table-cell>
          <table:table-cell office:value-type="string" calcext:value-type="string">
            <text:p>Caldera</text:p>
          </table:table-cell>
          <table:table-cell office:value-type="float" office:value="470854.973177" calcext:value-type="float">
            <text:p>470854.97317700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102" calcext:value-type="float">
            <text:p>3102</text:p>
          </table:table-cell>
          <table:table-cell office:value-type="float" office:value="470854.973408" calcext:value-type="float">
            <text:p>470854.97340800000</text:p>
          </table:table-cell>
          <table:table-cell office:value-type="float" office:value="3696965276.39" calcext:value-type="float">
            <text:p>3696965276.390000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gión de Atacama</text:p>
          </table:table-cell>
          <table:table-cell office:value-type="string" calcext:value-type="string">
            <text:p>Copiapó</text:p>
          </table:table-cell>
          <table:table-cell office:value-type="string" calcext:value-type="string">
            <text:p>Tierra Amarilla</text:p>
          </table:table-cell>
          <table:table-cell office:value-type="float" office:value="663514.732374" calcext:value-type="float">
            <text:p>663514.73237400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103" calcext:value-type="float">
            <text:p>3103</text:p>
          </table:table-cell>
          <table:table-cell office:value-type="float" office:value="663514.732183" calcext:value-type="float">
            <text:p>663514.73218300000</text:p>
          </table:table-cell>
          <table:table-cell office:value-type="float" office:value="11274462968" calcext:value-type="float">
            <text:p>11274462968.000000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gión de Atacama</text:p>
          </table:table-cell>
          <table:table-cell table:number-columns-repeated="2" office:value-type="string" calcext:value-type="string">
            <text:p>Chañaral</text:p>
          </table:table-cell>
          <table:table-cell office:value-type="float" office:value="454914.038814" calcext:value-type="float">
            <text:p>454914.038814000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01" calcext:value-type="float">
            <text:p>3201</text:p>
          </table:table-cell>
          <table:table-cell office:value-type="float" office:value="454914.037959" calcext:value-type="float">
            <text:p>454914.03795900000</text:p>
          </table:table-cell>
          <table:table-cell office:value-type="float" office:value="5748023545.94" calcext:value-type="float">
            <text:p>5748023545.940000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gión de Atacama</text:p>
          </table:table-cell>
          <table:table-cell office:value-type="string" calcext:value-type="string">
            <text:p>Chañaral</text:p>
          </table:table-cell>
          <table:table-cell office:value-type="string" calcext:value-type="string">
            <text:p>Diego de Almagro</text:p>
          </table:table-cell>
          <table:table-cell office:value-type="float" office:value="834480.351077" calcext:value-type="float">
            <text:p>834480.351077000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02" calcext:value-type="float">
            <text:p>3202</text:p>
          </table:table-cell>
          <table:table-cell office:value-type="float" office:value="834480.350917" calcext:value-type="float">
            <text:p>834480.35091700000</text:p>
          </table:table-cell>
          <table:table-cell office:value-type="float" office:value="19134901133.4" calcext:value-type="float">
            <text:p>19134901133.400000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gión de Atacama</text:p>
          </table:table-cell>
          <table:table-cell office:value-type="string" calcext:value-type="string">
            <text:p>Huasco</text:p>
          </table:table-cell>
          <table:table-cell office:value-type="string" calcext:value-type="string">
            <text:p>Vallenar</text:p>
          </table:table-cell>
          <table:table-cell office:value-type="float" office:value="627012.439699" calcext:value-type="float">
            <text:p>627012.43969900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301" calcext:value-type="float">
            <text:p>3301</text:p>
          </table:table-cell>
          <table:table-cell office:value-type="float" office:value="627012.439933" calcext:value-type="float">
            <text:p>627012.43993300000</text:p>
          </table:table-cell>
          <table:table-cell office:value-type="float" office:value="7269976143.57" calcext:value-type="float">
            <text:p>7269976143.570000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gión de Atacama</text:p>
          </table:table-cell>
          <table:table-cell office:value-type="string" calcext:value-type="string">
            <text:p>Huasco</text:p>
          </table:table-cell>
          <table:table-cell office:value-type="string" calcext:value-type="string">
            <text:p>Alto del Carmen</text:p>
          </table:table-cell>
          <table:table-cell office:value-type="float" office:value="457962.884622" calcext:value-type="float">
            <text:p>457962.88462200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302" calcext:value-type="float">
            <text:p>3302</text:p>
          </table:table-cell>
          <table:table-cell office:value-type="float" office:value="457962.884663" calcext:value-type="float">
            <text:p>457962.88466300000</text:p>
          </table:table-cell>
          <table:table-cell office:value-type="float" office:value="6084022910.14" calcext:value-type="float">
            <text:p>6084022910.140000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gión de Atacama</text:p>
          </table:table-cell>
          <table:table-cell office:value-type="string" calcext:value-type="string">
            <text:p>Huasco</text:p>
          </table:table-cell>
          <table:table-cell office:value-type="string" calcext:value-type="string">
            <text:p>Freirina</text:p>
          </table:table-cell>
          <table:table-cell office:value-type="float" office:value="403681.532217" calcext:value-type="float">
            <text:p>403681.53221700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303" calcext:value-type="float">
            <text:p>3303</text:p>
          </table:table-cell>
          <table:table-cell office:value-type="float" office:value="403681.532683" calcext:value-type="float">
            <text:p>403681.53268300000</text:p>
          </table:table-cell>
          <table:table-cell office:value-type="float" office:value="3034950706.76" calcext:value-type="float">
            <text:p>3034950706.760000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gión de Atacama</text:p>
          </table:table-cell>
          <table:table-cell table:number-columns-repeated="2" office:value-type="string" calcext:value-type="string">
            <text:p>Huasco</text:p>
          </table:table-cell>
          <table:table-cell office:value-type="float" office:value="308727.415083" calcext:value-type="float">
            <text:p>308727.41508300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304" calcext:value-type="float">
            <text:p>3304</text:p>
          </table:table-cell>
          <table:table-cell office:value-type="float" office:value="308727.416134" calcext:value-type="float">
            <text:p>308727.41613400000</text:p>
          </table:table-cell>
          <table:table-cell office:value-type="float" office:value="1802721347.73" calcext:value-type="float">
            <text:p>1802721347.73000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gión de Coquimbo</text:p>
          </table:table-cell>
          <table:table-cell office:value-type="string" calcext:value-type="string">
            <text:p>Elqui</text:p>
          </table:table-cell>
          <table:table-cell office:value-type="string" calcext:value-type="string">
            <text:p>La Serena</text:p>
          </table:table-cell>
          <table:table-cell office:value-type="float" office:value="272832.353811" calcext:value-type="float">
            <text:p>272832.353811000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101" calcext:value-type="float">
            <text:p>4101</text:p>
          </table:table-cell>
          <table:table-cell office:value-type="float" office:value="272832.353253" calcext:value-type="float">
            <text:p>272832.35325300000</text:p>
          </table:table-cell>
          <table:table-cell office:value-type="float" office:value="1906211577.72" calcext:value-type="float">
            <text:p>1906211577.72000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gión de Coquimbo</text:p>
          </table:table-cell>
          <table:table-cell office:value-type="string" calcext:value-type="string">
            <text:p>Elqui</text:p>
          </table:table-cell>
          <table:table-cell office:value-type="string" calcext:value-type="string">
            <text:p>Coquimbo</text:p>
          </table:table-cell>
          <table:table-cell office:value-type="float" office:value="283277.714694" calcext:value-type="float">
            <text:p>283277.71469400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102" calcext:value-type="float">
            <text:p>4102</text:p>
          </table:table-cell>
          <table:table-cell office:value-type="float" office:value="283277.714208" calcext:value-type="float">
            <text:p>283277.71420800000</text:p>
          </table:table-cell>
          <table:table-cell office:value-type="float" office:value="1431216996.34" calcext:value-type="float">
            <text:p>1431216996.34000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gión de Coquimbo</text:p>
          </table:table-cell>
          <table:table-cell office:value-type="string" calcext:value-type="string">
            <text:p>Elqui</text:p>
          </table:table-cell>
          <table:table-cell office:value-type="string" calcext:value-type="string">
            <text:p>Andacollo</text:p>
          </table:table-cell>
          <table:table-cell office:value-type="float" office:value="134800.83733" calcext:value-type="float">
            <text:p>134800.837330000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103" calcext:value-type="float">
            <text:p>4103</text:p>
          </table:table-cell>
          <table:table-cell office:value-type="float" office:value="134800.837991" calcext:value-type="float">
            <text:p>134800.83799100000</text:p>
          </table:table-cell>
          <table:table-cell office:value-type="float" office:value="513018071.065" calcext:value-type="float">
            <text:p>513018071.06500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gión de Coquimbo</text:p>
          </table:table-cell>
          <table:table-cell office:value-type="string" calcext:value-type="string">
            <text:p>Elqui</text:p>
          </table:table-cell>
          <table:table-cell office:value-type="string" calcext:value-type="string">
            <text:p>La Higuera</text:p>
          </table:table-cell>
          <table:table-cell office:value-type="float" office:value="494791.932633" calcext:value-type="float">
            <text:p>494791.932633000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104" calcext:value-type="float">
            <text:p>4104</text:p>
          </table:table-cell>
          <table:table-cell office:value-type="float" office:value="494791.934069" calcext:value-type="float">
            <text:p>494791.93406900000</text:p>
          </table:table-cell>
          <table:table-cell office:value-type="float" office:value="4183927931.06" calcext:value-type="float">
            <text:p>4183927931.06000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gión de Coquimbo</text:p>
          </table:table-cell>
          <table:table-cell office:value-type="string" calcext:value-type="string">
            <text:p>Elqui</text:p>
          </table:table-cell>
          <table:table-cell office:value-type="string" calcext:value-type="string">
            <text:p>Paihuano</text:p>
          </table:table-cell>
          <table:table-cell office:value-type="float" office:value="209582.274942" calcext:value-type="float">
            <text:p>209582.274942000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105" calcext:value-type="float">
            <text:p>4105</text:p>
          </table:table-cell>
          <table:table-cell office:value-type="float" office:value="209582.273978" calcext:value-type="float">
            <text:p>209582.27397800000</text:p>
          </table:table-cell>
          <table:table-cell office:value-type="float" office:value="1497141887.87" calcext:value-type="float">
            <text:p>1497141887.87000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gión de Coquimbo</text:p>
          </table:table-cell>
          <table:table-cell office:value-type="string" calcext:value-type="string">
            <text:p>Elqui</text:p>
          </table:table-cell>
          <table:table-cell office:value-type="string" calcext:value-type="string">
            <text:p>Vicuña</text:p>
          </table:table-cell>
          <table:table-cell office:value-type="float" office:value="607750.25862" calcext:value-type="float">
            <text:p>607750.258620000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106" calcext:value-type="float">
            <text:p>4106</text:p>
          </table:table-cell>
          <table:table-cell office:value-type="float" office:value="607750.258358" calcext:value-type="float">
            <text:p>607750.25835800000</text:p>
          </table:table-cell>
          <table:table-cell office:value-type="float" office:value="7601796105.96" calcext:value-type="float">
            <text:p>7601796105.96000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gión de Coquimbo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Illapel</text:p>
          </table:table-cell>
          <table:table-cell office:value-type="float" office:value="360387.693145" calcext:value-type="float">
            <text:p>360387.6931450000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201" calcext:value-type="float">
            <text:p>4201</text:p>
          </table:table-cell>
          <table:table-cell office:value-type="float" office:value="360387.693016" calcext:value-type="float">
            <text:p>360387.69301600000</text:p>
          </table:table-cell>
          <table:table-cell office:value-type="float" office:value="2627509812.28" calcext:value-type="float">
            <text:p>2627509812.28000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gión de Coquimbo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anela</text:p>
          </table:table-cell>
          <table:table-cell office:value-type="float" office:value="314433.003983" calcext:value-type="float">
            <text:p>314433.0039830000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202" calcext:value-type="float">
            <text:p>4202</text:p>
          </table:table-cell>
          <table:table-cell office:value-type="float" office:value="314433.004076" calcext:value-type="float">
            <text:p>314433.00407600000</text:p>
          </table:table-cell>
          <table:table-cell office:value-type="float" office:value="2199167867.17" calcext:value-type="float">
            <text:p>2199167867.17000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gión de Coquimbo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Los Vilos</text:p>
          </table:table-cell>
          <table:table-cell office:value-type="float" office:value="281879.76837" calcext:value-type="float">
            <text:p>281879.7683700000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203" calcext:value-type="float">
            <text:p>4203</text:p>
          </table:table-cell>
          <table:table-cell office:value-type="float" office:value="281879.767591" calcext:value-type="float">
            <text:p>281879.76759100000</text:p>
          </table:table-cell>
          <table:table-cell office:value-type="float" office:value="1860301414.12" calcext:value-type="float">
            <text:p>1860301414.12000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gión de Coquimbo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Salamanca</text:p>
          </table:table-cell>
          <table:table-cell office:value-type="float" office:value="372597.428712" calcext:value-type="float">
            <text:p>372597.4287120000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204" calcext:value-type="float">
            <text:p>4204</text:p>
          </table:table-cell>
          <table:table-cell office:value-type="float" office:value="372597.429273" calcext:value-type="float">
            <text:p>372597.42927300000</text:p>
          </table:table-cell>
          <table:table-cell office:value-type="float" office:value="3450605363.44" calcext:value-type="float">
            <text:p>3450605363.44000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gión de Coquimbo</text:p>
          </table:table-cell>
          <table:table-cell office:value-type="string" calcext:value-type="string">
            <text:p>Limarí</text:p>
          </table:table-cell>
          <table:table-cell office:value-type="string" calcext:value-type="string">
            <text:p>Ovalle</text:p>
          </table:table-cell>
          <table:table-cell office:value-type="float" office:value="498574.552279" calcext:value-type="float">
            <text:p>498574.55227900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301" calcext:value-type="float">
            <text:p>4301</text:p>
          </table:table-cell>
          <table:table-cell office:value-type="float" office:value="498574.553856" calcext:value-type="float">
            <text:p>498574.55385600000</text:p>
          </table:table-cell>
          <table:table-cell office:value-type="float" office:value="3557697141.32" calcext:value-type="float">
            <text:p>3557697141.32000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gión de Coquimbo</text:p>
          </table:table-cell>
          <table:table-cell office:value-type="string" calcext:value-type="string">
            <text:p>Limarí</text:p>
          </table:table-cell>
          <table:table-cell office:value-type="string" calcext:value-type="string">
            <text:p>Combarbalá</text:p>
          </table:table-cell>
          <table:table-cell office:value-type="float" office:value="284372.978961" calcext:value-type="float">
            <text:p>284372.9789610000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302" calcext:value-type="float">
            <text:p>4302</text:p>
          </table:table-cell>
          <table:table-cell office:value-type="float" office:value="284372.978886" calcext:value-type="float">
            <text:p>284372.97888600000</text:p>
          </table:table-cell>
          <table:table-cell office:value-type="float" office:value="2297377369.31" calcext:value-type="float">
            <text:p>2297377369.31000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gión de Coquimbo</text:p>
          </table:table-cell>
          <table:table-cell office:value-type="string" calcext:value-type="string">
            <text:p>Limarí</text:p>
          </table:table-cell>
          <table:table-cell office:value-type="string" calcext:value-type="string">
            <text:p>Monte Patria</text:p>
          </table:table-cell>
          <table:table-cell office:value-type="float" office:value="383407.332588" calcext:value-type="float">
            <text:p>383407.3325880000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303" calcext:value-type="float">
            <text:p>4303</text:p>
          </table:table-cell>
          <table:table-cell office:value-type="float" office:value="383407.332435" calcext:value-type="float">
            <text:p>383407.33243500000</text:p>
          </table:table-cell>
          <table:table-cell office:value-type="float" office:value="4210264934.48" calcext:value-type="float">
            <text:p>4210264934.48000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gión de Coquimbo</text:p>
          </table:table-cell>
          <table:table-cell office:value-type="string" calcext:value-type="string">
            <text:p>Limarí</text:p>
          </table:table-cell>
          <table:table-cell office:value-type="string" calcext:value-type="string">
            <text:p>Punitaqui</text:p>
          </table:table-cell>
          <table:table-cell office:value-type="float" office:value="232987.562771" calcext:value-type="float">
            <text:p>232987.5627710000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304" calcext:value-type="float">
            <text:p>4304</text:p>
          </table:table-cell>
          <table:table-cell office:value-type="float" office:value="232987.562678" calcext:value-type="float">
            <text:p>232987.56267800000</text:p>
          </table:table-cell>
          <table:table-cell office:value-type="float" office:value="1091598887.77" calcext:value-type="float">
            <text:p>1091598887.77000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gión de Coquimbo</text:p>
          </table:table-cell>
          <table:table-cell office:value-type="string" calcext:value-type="string">
            <text:p>Limarí</text:p>
          </table:table-cell>
          <table:table-cell office:value-type="string" calcext:value-type="string">
            <text:p>Río Hurtado</text:p>
          </table:table-cell>
          <table:table-cell office:value-type="float" office:value="319010.527207" calcext:value-type="float">
            <text:p>319010.52720700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305" calcext:value-type="float">
            <text:p>4305</text:p>
          </table:table-cell>
          <table:table-cell office:value-type="float" office:value="319010.526841" calcext:value-type="float">
            <text:p>319010.52684100000</text:p>
          </table:table-cell>
          <table:table-cell office:value-type="float" office:value="2205842712.62" calcext:value-type="float">
            <text:p>2205842712.62000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gión de Valparaíso</text:p>
          </table:table-cell>
          <table:table-cell table:number-columns-repeated="2" office:value-type="string" calcext:value-type="string">
            <text:p>Valparaíso</text:p>
          </table:table-cell>
          <table:table-cell office:value-type="float" office:value="121154.309079" calcext:value-type="float">
            <text:p>121154.3090790000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101" calcext:value-type="float">
            <text:p>5101</text:p>
          </table:table-cell>
          <table:table-cell office:value-type="float" office:value="121044.899951" calcext:value-type="float">
            <text:p>121044.89995100000</text:p>
          </table:table-cell>
          <table:table-cell office:value-type="float" office:value="309877196.506" calcext:value-type="float">
            <text:p>309877196.50600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gión de Valparaíso</text:p>
          </table:table-cell>
          <table:table-cell office:value-type="string" calcext:value-type="string">
            <text:p>Valparaíso</text:p>
          </table:table-cell>
          <table:table-cell office:value-type="string" calcext:value-type="string">
            <text:p>Casablanca</text:p>
          </table:table-cell>
          <table:table-cell office:value-type="float" office:value="207666.99195" calcext:value-type="float">
            <text:p>207666.9919500000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102" calcext:value-type="float">
            <text:p>5102</text:p>
          </table:table-cell>
          <table:table-cell office:value-type="float" office:value="207666.99088" calcext:value-type="float">
            <text:p>207666.99088000000</text:p>
          </table:table-cell>
          <table:table-cell office:value-type="float" office:value="954150220.811" calcext:value-type="float">
            <text:p>954150220.81100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gión de Valparaíso</text:p>
          </table:table-cell>
          <table:table-cell office:value-type="string" calcext:value-type="string">
            <text:p>Valparaíso</text:p>
          </table:table-cell>
          <table:table-cell office:value-type="string" calcext:value-type="string">
            <text:p>Concón</text:p>
          </table:table-cell>
          <table:table-cell office:value-type="float" office:value="49027.4942627" calcext:value-type="float">
            <text:p>49027.4942627000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103" calcext:value-type="float">
            <text:p>5103</text:p>
          </table:table-cell>
          <table:table-cell office:value-type="float" office:value="49196.7656012" calcext:value-type="float">
            <text:p>49196.76560120000</text:p>
          </table:table-cell>
          <table:table-cell office:value-type="float" office:value="76047680.8619" calcext:value-type="float">
            <text:p>76047680.86190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gión de Valparaíso</text:p>
          </table:table-cell>
          <table:table-cell office:value-type="string" calcext:value-type="string">
            <text:p>Valparaíso</text:p>
          </table:table-cell>
          <table:table-cell office:value-type="string" calcext:value-type="string">
            <text:p>Juan Fernández</text:p>
          </table:table-cell>
          <table:table-cell office:value-type="float" office:value="0" calcext:value-type="float">
            <text:p>0.0000000000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104" calcext:value-type="float">
            <text:p>5104</text:p>
          </table:table-cell>
          <table:table-cell office:value-type="float" office:value="143877.052306" calcext:value-type="float">
            <text:p>143877.05230600000</text:p>
          </table:table-cell>
          <table:table-cell office:value-type="float" office:value="106605950.264" calcext:value-type="float">
            <text:p>106605950.26400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gión de Valparaíso</text:p>
          </table:table-cell>
          <table:table-cell office:value-type="string" calcext:value-type="string">
            <text:p>Valparaíso</text:p>
          </table:table-cell>
          <table:table-cell office:value-type="string" calcext:value-type="string">
            <text:p>Puchuncaví</text:p>
          </table:table-cell>
          <table:table-cell office:value-type="float" office:value="111211.210524" calcext:value-type="float">
            <text:p>111211.210524000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105" calcext:value-type="float">
            <text:p>5105</text:p>
          </table:table-cell>
          <table:table-cell office:value-type="float" office:value="111211.210234" calcext:value-type="float">
            <text:p>111211.21023400000</text:p>
          </table:table-cell>
          <table:table-cell office:value-type="float" office:value="300773430.176" calcext:value-type="float">
            <text:p>300773430.17600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gión de Valparaíso</text:p>
          </table:table-cell>
          <table:table-cell office:value-type="string" calcext:value-type="string">
            <text:p>Valparaíso</text:p>
          </table:table-cell>
          <table:table-cell office:value-type="string" calcext:value-type="string">
            <text:p>Quintero</text:p>
          </table:table-cell>
          <table:table-cell office:value-type="float" office:value="81537.7913717" calcext:value-type="float">
            <text:p>81537.791371700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107" calcext:value-type="float">
            <text:p>5107</text:p>
          </table:table-cell>
          <table:table-cell office:value-type="float" office:value="81537.7925893" calcext:value-type="float">
            <text:p>81537.79258930000</text:p>
          </table:table-cell>
          <table:table-cell office:value-type="float" office:value="148654295.51" calcext:value-type="float">
            <text:p>148654295.51000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gión de Valparaíso</text:p>
          </table:table-cell>
          <table:table-cell office:value-type="string" calcext:value-type="string">
            <text:p>Valparaíso</text:p>
          </table:table-cell>
          <table:table-cell office:value-type="string" calcext:value-type="string">
            <text:p>Viña del Mar</text:p>
          </table:table-cell>
          <table:table-cell office:value-type="float" office:value="62717.1411992" calcext:value-type="float">
            <text:p>62717.1411992000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109" calcext:value-type="float">
            <text:p>5109</text:p>
          </table:table-cell>
          <table:table-cell office:value-type="float" office:value="62177.2324718" calcext:value-type="float">
            <text:p>62177.23247180000</text:p>
          </table:table-cell>
          <table:table-cell office:value-type="float" office:value="119216575.576" calcext:value-type="float">
            <text:p>119216575.57600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gión de Valparaíso</text:p>
          </table:table-cell>
          <table:table-cell table:number-columns-repeated="2" office:value-type="string" calcext:value-type="string">
            <text:p>Isla de Pascua</text:p>
          </table:table-cell>
          <table:table-cell office:value-type="float" office:value="0" calcext:value-type="float">
            <text:p>0.0000000000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201" calcext:value-type="float">
            <text:p>5201</text:p>
          </table:table-cell>
          <table:table-cell office:value-type="float" office:value="120467.696648" calcext:value-type="float">
            <text:p>120467.69664800000</text:p>
          </table:table-cell>
          <table:table-cell office:value-type="float" office:value="245824238.229" calcext:value-type="float">
            <text:p>245824238.22900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gión de Valparaíso</text:p>
          </table:table-cell>
          <table:table-cell table:number-columns-repeated="2" office:value-type="string" calcext:value-type="string">
            <text:p>Los Andes</text:p>
          </table:table-cell>
          <table:table-cell office:value-type="float" office:value="230749.950972" calcext:value-type="float">
            <text:p>230749.950972000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301" calcext:value-type="float">
            <text:p>5301</text:p>
          </table:table-cell>
          <table:table-cell office:value-type="float" office:value="230667.86426" calcext:value-type="float">
            <text:p>230667.86426000000</text:p>
          </table:table-cell>
          <table:table-cell office:value-type="float" office:value="1252608996.45" calcext:value-type="float">
            <text:p>1252608996.45000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gión de Valparaíso</text:p>
          </table:table-cell>
          <table:table-cell office:value-type="string" calcext:value-type="string">
            <text:p>Los Andes</text:p>
          </table:table-cell>
          <table:table-cell office:value-type="string" calcext:value-type="string">
            <text:p>Calle Larga</text:p>
          </table:table-cell>
          <table:table-cell office:value-type="float" office:value="101662.556986" calcext:value-type="float">
            <text:p>101662.556986000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302" calcext:value-type="float">
            <text:p>5302</text:p>
          </table:table-cell>
          <table:table-cell office:value-type="float" office:value="102026.596536" calcext:value-type="float">
            <text:p>102026.59653600000</text:p>
          </table:table-cell>
          <table:table-cell office:value-type="float" office:value="322198740.169" calcext:value-type="float">
            <text:p>322198740.16900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gión de Valparaíso</text:p>
          </table:table-cell>
          <table:table-cell office:value-type="string" calcext:value-type="string">
            <text:p>Los Andes</text:p>
          </table:table-cell>
          <table:table-cell office:value-type="string" calcext:value-type="string">
            <text:p>Rinconada</text:p>
          </table:table-cell>
          <table:table-cell office:value-type="float" office:value="58129.1408141" calcext:value-type="float">
            <text:p>58129.140814100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303" calcext:value-type="float">
            <text:p>5303</text:p>
          </table:table-cell>
          <table:table-cell office:value-type="float" office:value="58129.1408947" calcext:value-type="float">
            <text:p>58129.14089470000</text:p>
          </table:table-cell>
          <table:table-cell office:value-type="float" office:value="122968654.072" calcext:value-type="float">
            <text:p>122968654.07200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gión de Valparaíso</text:p>
          </table:table-cell>
          <table:table-cell office:value-type="string" calcext:value-type="string">
            <text:p>Los Andes</text:p>
          </table:table-cell>
          <table:table-cell office:value-type="string" calcext:value-type="string">
            <text:p>San Esteban</text:p>
          </table:table-cell>
          <table:table-cell office:value-type="float" office:value="184009.789632" calcext:value-type="float">
            <text:p>184009.789632000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304" calcext:value-type="float">
            <text:p>5304</text:p>
          </table:table-cell>
          <table:table-cell office:value-type="float" office:value="184009.789531" calcext:value-type="float">
            <text:p>184009.78953100000</text:p>
          </table:table-cell>
          <table:table-cell office:value-type="float" office:value="1376924919.65" calcext:value-type="float">
            <text:p>1376924919.65000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gión de Valparaíso</text:p>
          </table:table-cell>
          <table:table-cell office:value-type="string" calcext:value-type="string">
            <text:p>Petorca</text:p>
          </table:table-cell>
          <table:table-cell office:value-type="string" calcext:value-type="string">
            <text:p>La Ligua</text:p>
          </table:table-cell>
          <table:table-cell office:value-type="float" office:value="227905.709466" calcext:value-type="float">
            <text:p>227905.709466000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401" calcext:value-type="float">
            <text:p>5401</text:p>
          </table:table-cell>
          <table:table-cell office:value-type="float" office:value="227905.70982" calcext:value-type="float">
            <text:p>227905.70982000000</text:p>
          </table:table-cell>
          <table:table-cell office:value-type="float" office:value="1169605262.4" calcext:value-type="float">
            <text:p>1169605262.40000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gión de Valparaíso</text:p>
          </table:table-cell>
          <table:table-cell office:value-type="string" calcext:value-type="string">
            <text:p>Petorca</text:p>
          </table:table-cell>
          <table:table-cell office:value-type="string" calcext:value-type="string">
            <text:p>Cabildo</text:p>
          </table:table-cell>
          <table:table-cell office:value-type="float" office:value="253313.887618" calcext:value-type="float">
            <text:p>253313.887618000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402" calcext:value-type="float">
            <text:p>5402</text:p>
          </table:table-cell>
          <table:table-cell office:value-type="float" office:value="253313.88748" calcext:value-type="float">
            <text:p>253313.88748000000</text:p>
          </table:table-cell>
          <table:table-cell office:value-type="float" office:value="1454361571.9" calcext:value-type="float">
            <text:p>1454361571.90000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gión de Valparaíso</text:p>
          </table:table-cell>
          <table:table-cell office:value-type="string" calcext:value-type="string">
            <text:p>Petorca</text:p>
          </table:table-cell>
          <table:table-cell office:value-type="string" calcext:value-type="string">
            <text:p>Papudo</text:p>
          </table:table-cell>
          <table:table-cell office:value-type="float" office:value="70324.3602535" calcext:value-type="float">
            <text:p>70324.360253500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403" calcext:value-type="float">
            <text:p>5403</text:p>
          </table:table-cell>
          <table:table-cell office:value-type="float" office:value="70324.3604636" calcext:value-type="float">
            <text:p>70324.36046360000</text:p>
          </table:table-cell>
          <table:table-cell office:value-type="float" office:value="166372880.525" calcext:value-type="float">
            <text:p>166372880.52500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gión de Valparaíso</text:p>
          </table:table-cell>
          <table:table-cell table:number-columns-repeated="2" office:value-type="string" calcext:value-type="string">
            <text:p>Petorca</text:p>
          </table:table-cell>
          <table:table-cell office:value-type="float" office:value="218622.496264" calcext:value-type="float">
            <text:p>218622.496264000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404" calcext:value-type="float">
            <text:p>5404</text:p>
          </table:table-cell>
          <table:table-cell office:value-type="float" office:value="218622.496606" calcext:value-type="float">
            <text:p>218622.49660600000</text:p>
          </table:table-cell>
          <table:table-cell office:value-type="float" office:value="1516977180.14" calcext:value-type="float">
            <text:p>1516977180.14000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gión de Valparaíso</text:p>
          </table:table-cell>
          <table:table-cell office:value-type="string" calcext:value-type="string">
            <text:p>Petorca</text:p>
          </table:table-cell>
          <table:table-cell office:value-type="string" calcext:value-type="string">
            <text:p>Zapallar</text:p>
          </table:table-cell>
          <table:table-cell office:value-type="float" office:value="101487.86064" calcext:value-type="float">
            <text:p>101487.860640000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405" calcext:value-type="float">
            <text:p>5405</text:p>
          </table:table-cell>
          <table:table-cell office:value-type="float" office:value="101487.861245" calcext:value-type="float">
            <text:p>101487.86124500000</text:p>
          </table:table-cell>
          <table:table-cell office:value-type="float" office:value="289050324.883" calcext:value-type="float">
            <text:p>289050324.88300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gión de Valparaíso</text:p>
          </table:table-cell>
          <table:table-cell table:number-columns-repeated="2" office:value-type="string" calcext:value-type="string">
            <text:p>Quillota</text:p>
          </table:table-cell>
          <table:table-cell office:value-type="float" office:value="89718.9422599" calcext:value-type="float">
            <text:p>89718.942259900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501" calcext:value-type="float">
            <text:p>5501</text:p>
          </table:table-cell>
          <table:table-cell office:value-type="float" office:value="89718.941766" calcext:value-type="float">
            <text:p>89718.94176600000</text:p>
          </table:table-cell>
          <table:table-cell office:value-type="float" office:value="302406671.351" calcext:value-type="float">
            <text:p>302406671.35100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gión de Valparaíso</text:p>
          </table:table-cell>
          <table:table-cell office:value-type="string" calcext:value-type="string">
            <text:p>Quillota</text:p>
          </table:table-cell>
          <table:table-cell office:value-type="string" calcext:value-type="string">
            <text:p>Calera</text:p>
          </table:table-cell>
          <table:table-cell office:value-type="float" office:value="57150.9389713" calcext:value-type="float">
            <text:p>57150.938971300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502" calcext:value-type="float">
            <text:p>5502</text:p>
          </table:table-cell>
          <table:table-cell office:value-type="float" office:value="57150.9390269" calcext:value-type="float">
            <text:p>57150.93902690000</text:p>
          </table:table-cell>
          <table:table-cell office:value-type="float" office:value="59562284.7272" calcext:value-type="float">
            <text:p>59562284.72720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gión de Valparaíso</text:p>
          </table:table-cell>
          <table:table-cell office:value-type="string" calcext:value-type="string">
            <text:p>Quillota</text:p>
          </table:table-cell>
          <table:table-cell office:value-type="string" calcext:value-type="string">
            <text:p>Hijuelas</text:p>
          </table:table-cell>
          <table:table-cell office:value-type="float" office:value="89282.9335671" calcext:value-type="float">
            <text:p>89282.933567100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503" calcext:value-type="float">
            <text:p>5503</text:p>
          </table:table-cell>
          <table:table-cell office:value-type="float" office:value="89282.9335512" calcext:value-type="float">
            <text:p>89282.93355120000</text:p>
          </table:table-cell>
          <table:table-cell office:value-type="float" office:value="267992974.064" calcext:value-type="float">
            <text:p>267992974.06400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gión de Valparaíso</text:p>
          </table:table-cell>
          <table:table-cell office:value-type="string" calcext:value-type="string">
            <text:p>Quillota</text:p>
          </table:table-cell>
          <table:table-cell office:value-type="string" calcext:value-type="string">
            <text:p>La Cruz</text:p>
          </table:table-cell>
          <table:table-cell office:value-type="float" office:value="50791.5591925" calcext:value-type="float">
            <text:p>50791.559192500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504" calcext:value-type="float">
            <text:p>5504</text:p>
          </table:table-cell>
          <table:table-cell office:value-type="float" office:value="50791.5592759" calcext:value-type="float">
            <text:p>50791.55927590000</text:p>
          </table:table-cell>
          <table:table-cell office:value-type="float" office:value="78086801.684" calcext:value-type="float">
            <text:p>78086801.68400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gión de Valparaíso</text:p>
          </table:table-cell>
          <table:table-cell office:value-type="string" calcext:value-type="string">
            <text:p>Quillota</text:p>
          </table:table-cell>
          <table:table-cell office:value-type="string" calcext:value-type="string">
            <text:p>Nogales</text:p>
          </table:table-cell>
          <table:table-cell office:value-type="float" office:value="105327.949812" calcext:value-type="float">
            <text:p>105327.949812000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506" calcext:value-type="float">
            <text:p>5506</text:p>
          </table:table-cell>
          <table:table-cell office:value-type="float" office:value="105327.950243" calcext:value-type="float">
            <text:p>105327.95024300000</text:p>
          </table:table-cell>
          <table:table-cell office:value-type="float" office:value="405645246.041" calcext:value-type="float">
            <text:p>405645246.04100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gión de Valparaíso</text:p>
          </table:table-cell>
          <table:table-cell table:number-columns-repeated="2" office:value-type="string" calcext:value-type="string">
            <text:p>San Antonio</text:p>
          </table:table-cell>
          <table:table-cell office:value-type="float" office:value="123220.592302" calcext:value-type="float">
            <text:p>123220.5923020000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601" calcext:value-type="float">
            <text:p>5601</text:p>
          </table:table-cell>
          <table:table-cell office:value-type="float" office:value="123220.592671" calcext:value-type="float">
            <text:p>123220.59267100000</text:p>
          </table:table-cell>
          <table:table-cell office:value-type="float" office:value="407956761.791" calcext:value-type="float">
            <text:p>407956761.79100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gión de Valparaíso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Algarrobo</text:p>
          </table:table-cell>
          <table:table-cell office:value-type="float" office:value="74778.7324654" calcext:value-type="float">
            <text:p>74778.7324654000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602" calcext:value-type="float">
            <text:p>5602</text:p>
          </table:table-cell>
          <table:table-cell office:value-type="float" office:value="74778.7323405" calcext:value-type="float">
            <text:p>74778.73234050000</text:p>
          </table:table-cell>
          <table:table-cell office:value-type="float" office:value="177136174.236" calcext:value-type="float">
            <text:p>177136174.23600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gión de Valparaíso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Cartagena</text:p>
          </table:table-cell>
          <table:table-cell office:value-type="float" office:value="92123.7165723" calcext:value-type="float">
            <text:p>92123.7165723000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603" calcext:value-type="float">
            <text:p>5603</text:p>
          </table:table-cell>
          <table:table-cell office:value-type="float" office:value="92123.7165379" calcext:value-type="float">
            <text:p>92123.71653790000</text:p>
          </table:table-cell>
          <table:table-cell office:value-type="float" office:value="244152128.322" calcext:value-type="float">
            <text:p>244152128.32200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gión de Valparaíso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El Quisco</text:p>
          </table:table-cell>
          <table:table-cell office:value-type="float" office:value="44311.7081317" calcext:value-type="float">
            <text:p>44311.7081317000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604" calcext:value-type="float">
            <text:p>5604</text:p>
          </table:table-cell>
          <table:table-cell office:value-type="float" office:value="44311.7083729" calcext:value-type="float">
            <text:p>44311.70837290000</text:p>
          </table:table-cell>
          <table:table-cell office:value-type="float" office:value="52408931.5089" calcext:value-type="float">
            <text:p>52408931.50890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gión de Valparaíso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El Tabo</text:p>
          </table:table-cell>
          <table:table-cell office:value-type="float" office:value="61694.8458194" calcext:value-type="float">
            <text:p>61694.8458194000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605" calcext:value-type="float">
            <text:p>5605</text:p>
          </table:table-cell>
          <table:table-cell office:value-type="float" office:value="61694.8459792" calcext:value-type="float">
            <text:p>61694.84597920000</text:p>
          </table:table-cell>
          <table:table-cell office:value-type="float" office:value="100478386.928" calcext:value-type="float">
            <text:p>100478386.92800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gión de Valparaíso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Santo Domingo</text:p>
          </table:table-cell>
          <table:table-cell office:value-type="float" office:value="119766.403799" calcext:value-type="float">
            <text:p>119766.4037990000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606" calcext:value-type="float">
            <text:p>5606</text:p>
          </table:table-cell>
          <table:table-cell office:value-type="float" office:value="119766.402831" calcext:value-type="float">
            <text:p>119766.40283100000</text:p>
          </table:table-cell>
          <table:table-cell office:value-type="float" office:value="535369659.873" calcext:value-type="float">
            <text:p>535369659.87300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gión de Valparaíso</text:p>
          </table:table-cell>
          <table:table-cell table:number-columns-repeated="2" office:value-type="string" calcext:value-type="string">
            <text:p>San Felipe</text:p>
          </table:table-cell>
          <table:table-cell office:value-type="float" office:value="96036.6786134" calcext:value-type="float">
            <text:p>96036.678613400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701" calcext:value-type="float">
            <text:p>5701</text:p>
          </table:table-cell>
          <table:table-cell office:value-type="float" office:value="95541.5549425" calcext:value-type="float">
            <text:p>95541.55494250000</text:p>
          </table:table-cell>
          <table:table-cell office:value-type="float" office:value="186446141.168" calcext:value-type="float">
            <text:p>186446141.16800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gión de Valparaíso</text:p>
          </table:table-cell>
          <table:table-cell office:value-type="string" calcext:value-type="string">
            <text:p>San Felipe</text:p>
          </table:table-cell>
          <table:table-cell office:value-type="string" calcext:value-type="string">
            <text:p>Catemu</text:p>
          </table:table-cell>
          <table:table-cell office:value-type="float" office:value="95737.0934764" calcext:value-type="float">
            <text:p>95737.093476400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702" calcext:value-type="float">
            <text:p>5702</text:p>
          </table:table-cell>
          <table:table-cell office:value-type="float" office:value="95737.093426" calcext:value-type="float">
            <text:p>95737.09342600000</text:p>
          </table:table-cell>
          <table:table-cell office:value-type="float" office:value="361908068.384" calcext:value-type="float">
            <text:p>361908068.38400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gión de Valparaíso</text:p>
          </table:table-cell>
          <table:table-cell office:value-type="string" calcext:value-type="string">
            <text:p>San Felipe</text:p>
          </table:table-cell>
          <table:table-cell office:value-type="string" calcext:value-type="string">
            <text:p>Llaillay</text:p>
          </table:table-cell>
          <table:table-cell office:value-type="float" office:value="97590.9729151" calcext:value-type="float">
            <text:p>97590.972915100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703" calcext:value-type="float">
            <text:p>5703</text:p>
          </table:table-cell>
          <table:table-cell office:value-type="float" office:value="97590.9726549" calcext:value-type="float">
            <text:p>97590.97265490000</text:p>
          </table:table-cell>
          <table:table-cell office:value-type="float" office:value="348794831.704" calcext:value-type="float">
            <text:p>348794831.70400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gión de Valparaíso</text:p>
          </table:table-cell>
          <table:table-cell office:value-type="string" calcext:value-type="string">
            <text:p>San Felipe</text:p>
          </table:table-cell>
          <table:table-cell office:value-type="string" calcext:value-type="string">
            <text:p>Panquehue</text:p>
          </table:table-cell>
          <table:table-cell office:value-type="float" office:value="56178.1943751" calcext:value-type="float">
            <text:p>56178.194375100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704" calcext:value-type="float">
            <text:p>5704</text:p>
          </table:table-cell>
          <table:table-cell office:value-type="float" office:value="56136.8132418" calcext:value-type="float">
            <text:p>56136.81324180000</text:p>
          </table:table-cell>
          <table:table-cell office:value-type="float" office:value="120274716.316" calcext:value-type="float">
            <text:p>120274716.31600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gión de Valparaíso</text:p>
          </table:table-cell>
          <table:table-cell office:value-type="string" calcext:value-type="string">
            <text:p>San Felipe</text:p>
          </table:table-cell>
          <table:table-cell office:value-type="string" calcext:value-type="string">
            <text:p>Putaendo</text:p>
          </table:table-cell>
          <table:table-cell office:value-type="float" office:value="223619.09255" calcext:value-type="float">
            <text:p>223619.092550000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705" calcext:value-type="float">
            <text:p>5705</text:p>
          </table:table-cell>
          <table:table-cell office:value-type="float" office:value="223619.09237" calcext:value-type="float">
            <text:p>223619.09237000000</text:p>
          </table:table-cell>
          <table:table-cell office:value-type="float" office:value="1454734113.07" calcext:value-type="float">
            <text:p>1454734113.07000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gión de Valparaíso</text:p>
          </table:table-cell>
          <table:table-cell office:value-type="string" calcext:value-type="string">
            <text:p>San Felipe</text:p>
          </table:table-cell>
          <table:table-cell office:value-type="string" calcext:value-type="string">
            <text:p>Santa María</text:p>
          </table:table-cell>
          <table:table-cell office:value-type="float" office:value="77146.711325" calcext:value-type="float">
            <text:p>77146.711325000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706" calcext:value-type="float">
            <text:p>5706</text:p>
          </table:table-cell>
          <table:table-cell office:value-type="float" office:value="77146.7110627" calcext:value-type="float">
            <text:p>77146.71106270000</text:p>
          </table:table-cell>
          <table:table-cell office:value-type="float" office:value="166312072.986" calcext:value-type="float">
            <text:p>166312072.98600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gión de Valparaíso</text:p>
          </table:table-cell>
          <table:table-cell office:value-type="string" calcext:value-type="string">
            <text:p>Valparaíso</text:p>
          </table:table-cell>
          <table:table-cell office:value-type="string" calcext:value-type="string">
            <text:p>Quilpué</text:p>
          </table:table-cell>
          <table:table-cell office:value-type="float" office:value="163202.154847" calcext:value-type="float">
            <text:p>163202.154847000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801" calcext:value-type="float">
            <text:p>5801</text:p>
          </table:table-cell>
          <table:table-cell office:value-type="float" office:value="163194.934388" calcext:value-type="float">
            <text:p>163194.93438800000</text:p>
          </table:table-cell>
          <table:table-cell office:value-type="float" office:value="535963300.763" calcext:value-type="float">
            <text:p>535963300.76300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gión de Valparaíso</text:p>
          </table:table-cell>
          <table:table-cell office:value-type="string" calcext:value-type="string">
            <text:p>Quillota</text:p>
          </table:table-cell>
          <table:table-cell office:value-type="string" calcext:value-type="string">
            <text:p>Limache</text:p>
          </table:table-cell>
          <table:table-cell office:value-type="float" office:value="121171.627118" calcext:value-type="float">
            <text:p>121171.627118000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802" calcext:value-type="float">
            <text:p>5802</text:p>
          </table:table-cell>
          <table:table-cell office:value-type="float" office:value="121171.626829" calcext:value-type="float">
            <text:p>121171.62682900000</text:p>
          </table:table-cell>
          <table:table-cell office:value-type="float" office:value="295984991.659" calcext:value-type="float">
            <text:p>295984991.65900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gión de Valparaíso</text:p>
          </table:table-cell>
          <table:table-cell office:value-type="string" calcext:value-type="string">
            <text:p>Quillota</text:p>
          </table:table-cell>
          <table:table-cell office:value-type="string" calcext:value-type="string">
            <text:p>Olmué</text:p>
          </table:table-cell>
          <table:table-cell office:value-type="float" office:value="69802.2399623" calcext:value-type="float">
            <text:p>69802.239962300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803" calcext:value-type="float">
            <text:p>5803</text:p>
          </table:table-cell>
          <table:table-cell office:value-type="float" office:value="69802.2398185" calcext:value-type="float">
            <text:p>69802.23981850000</text:p>
          </table:table-cell>
          <table:table-cell office:value-type="float" office:value="230499321.376" calcext:value-type="float">
            <text:p>230499321.37600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gión de Valparaíso</text:p>
          </table:table-cell>
          <table:table-cell office:value-type="string" calcext:value-type="string">
            <text:p>Valparaíso</text:p>
          </table:table-cell>
          <table:table-cell office:value-type="string" calcext:value-type="string">
            <text:p>Villa Alemana</text:p>
          </table:table-cell>
          <table:table-cell office:value-type="float" office:value="51418.5282103" calcext:value-type="float">
            <text:p>51418.528210300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804" calcext:value-type="float">
            <text:p>5804</text:p>
          </table:table-cell>
          <table:table-cell office:value-type="float" office:value="51324.2869625" calcext:value-type="float">
            <text:p>51324.28696250000</text:p>
          </table:table-cell>
          <table:table-cell office:value-type="float" office:value="95527771.3561" calcext:value-type="float">
            <text:p>95527771.35610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gión del Libertador Bernardo O'Higgins</text:p>
          </table:table-cell>
          <table:table-cell office:value-type="string" calcext:value-type="string">
            <text:p>Cachapoal</text:p>
          </table:table-cell>
          <table:table-cell office:value-type="string" calcext:value-type="string">
            <text:p>Rancagua</text:p>
          </table:table-cell>
          <table:table-cell office:value-type="float" office:value="79799.1346077" calcext:value-type="float">
            <text:p>79799.1346077000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6101" calcext:value-type="float">
            <text:p>6101</text:p>
          </table:table-cell>
          <table:table-cell office:value-type="float" office:value="79799.1346407" calcext:value-type="float">
            <text:p>79799.13464070000</text:p>
          </table:table-cell>
          <table:table-cell office:value-type="float" office:value="261155012.772" calcext:value-type="float">
            <text:p>261155012.77200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gión del Libertador Bernardo O'Higgins</text:p>
          </table:table-cell>
          <table:table-cell office:value-type="string" calcext:value-type="string">
            <text:p>Cachapoal</text:p>
          </table:table-cell>
          <table:table-cell office:value-type="string" calcext:value-type="string">
            <text:p>Codegua</text:p>
          </table:table-cell>
          <table:table-cell office:value-type="float" office:value="125730.104795" calcext:value-type="float">
            <text:p>125730.1047950000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102" calcext:value-type="float">
            <text:p>6102</text:p>
          </table:table-cell>
          <table:table-cell office:value-type="float" office:value="125730.104847" calcext:value-type="float">
            <text:p>125730.10484700000</text:p>
          </table:table-cell>
          <table:table-cell office:value-type="float" office:value="284558171.356" calcext:value-type="float">
            <text:p>284558171.35600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gión del Libertador Bernardo O'Higgins</text:p>
          </table:table-cell>
          <table:table-cell office:value-type="string" calcext:value-type="string">
            <text:p>Cachapoal</text:p>
          </table:table-cell>
          <table:table-cell office:value-type="string" calcext:value-type="string">
            <text:p>Coinco</text:p>
          </table:table-cell>
          <table:table-cell office:value-type="float" office:value="63026.084422" calcext:value-type="float">
            <text:p>63026.0844220000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103" calcext:value-type="float">
            <text:p>6103</text:p>
          </table:table-cell>
          <table:table-cell office:value-type="float" office:value="63026.084013" calcext:value-type="float">
            <text:p>63026.08401300000</text:p>
          </table:table-cell>
          <table:table-cell office:value-type="float" office:value="98655039.1549" calcext:value-type="float">
            <text:p>98655039.15490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gión del Libertador Bernardo O'Higgins</text:p>
          </table:table-cell>
          <table:table-cell office:value-type="string" calcext:value-type="string">
            <text:p>Cachapoal</text:p>
          </table:table-cell>
          <table:table-cell office:value-type="string" calcext:value-type="string">
            <text:p>Coltauco</text:p>
          </table:table-cell>
          <table:table-cell office:value-type="float" office:value="89840.9035622" calcext:value-type="float">
            <text:p>89840.9035622000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104" calcext:value-type="float">
            <text:p>6104</text:p>
          </table:table-cell>
          <table:table-cell office:value-type="float" office:value="89840.9039244" calcext:value-type="float">
            <text:p>89840.90392440000</text:p>
          </table:table-cell>
          <table:table-cell office:value-type="float" office:value="221928291.979" calcext:value-type="float">
            <text:p>221928291.97900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gión del Libertador Bernardo O'Higgins</text:p>
          </table:table-cell>
          <table:table-cell office:value-type="string" calcext:value-type="string">
            <text:p>Cachapoal</text:p>
          </table:table-cell>
          <table:table-cell office:value-type="string" calcext:value-type="string">
            <text:p>Doñihue</text:p>
          </table:table-cell>
          <table:table-cell office:value-type="float" office:value="45434.9473286" calcext:value-type="float">
            <text:p>45434.9473286000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105" calcext:value-type="float">
            <text:p>6105</text:p>
          </table:table-cell>
          <table:table-cell office:value-type="float" office:value="45434.9472232" calcext:value-type="float">
            <text:p>45434.94722320000</text:p>
          </table:table-cell>
          <table:table-cell office:value-type="float" office:value="80238843.4641" calcext:value-type="float">
            <text:p>80238843.46410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gión del Libertador Bernardo O'Higgins</text:p>
          </table:table-cell>
          <table:table-cell office:value-type="string" calcext:value-type="string">
            <text:p>Cachapoal</text:p>
          </table:table-cell>
          <table:table-cell office:value-type="string" calcext:value-type="string">
            <text:p>Graneros</text:p>
          </table:table-cell>
          <table:table-cell office:value-type="float" office:value="56156.6230591" calcext:value-type="float">
            <text:p>56156.6230591000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106" calcext:value-type="float">
            <text:p>6106</text:p>
          </table:table-cell>
          <table:table-cell office:value-type="float" office:value="56156.6228182" calcext:value-type="float">
            <text:p>56156.62281820000</text:p>
          </table:table-cell>
          <table:table-cell office:value-type="float" office:value="112635054.196" calcext:value-type="float">
            <text:p>112635054.19600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gión del Libertador Bernardo O'Higgins</text:p>
          </table:table-cell>
          <table:table-cell office:value-type="string" calcext:value-type="string">
            <text:p>Cachapoal</text:p>
          </table:table-cell>
          <table:table-cell office:value-type="string" calcext:value-type="string">
            <text:p>Las Cabras</text:p>
          </table:table-cell>
          <table:table-cell office:value-type="float" office:value="159117.884535" calcext:value-type="float">
            <text:p>159117.8845350000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6107" calcext:value-type="float">
            <text:p>6107</text:p>
          </table:table-cell>
          <table:table-cell office:value-type="float" office:value="159117.884088" calcext:value-type="float">
            <text:p>159117.88408800000</text:p>
          </table:table-cell>
          <table:table-cell office:value-type="float" office:value="753477674.629" calcext:value-type="float">
            <text:p>753477674.62900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gión del Libertador Bernardo O'Higgins</text:p>
          </table:table-cell>
          <table:table-cell office:value-type="string" calcext:value-type="string">
            <text:p>Cachapoal</text:p>
          </table:table-cell>
          <table:table-cell office:value-type="string" calcext:value-type="string">
            <text:p>Machalí</text:p>
          </table:table-cell>
          <table:table-cell office:value-type="float" office:value="287697.230958" calcext:value-type="float">
            <text:p>287697.2309580000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108" calcext:value-type="float">
            <text:p>6108</text:p>
          </table:table-cell>
          <table:table-cell office:value-type="float" office:value="287697.230631" calcext:value-type="float">
            <text:p>287697.23063100000</text:p>
          </table:table-cell>
          <table:table-cell office:value-type="float" office:value="2594049972.76" calcext:value-type="float">
            <text:p>2594049972.76000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gión del Libertador Bernardo O'Higgins</text:p>
          </table:table-cell>
          <table:table-cell office:value-type="string" calcext:value-type="string">
            <text:p>Cachapoal</text:p>
          </table:table-cell>
          <table:table-cell office:value-type="string" calcext:value-type="string">
            <text:p>Malloa</text:p>
          </table:table-cell>
          <table:table-cell office:value-type="float" office:value="109700.558035" calcext:value-type="float">
            <text:p>109700.5580350000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109" calcext:value-type="float">
            <text:p>6109</text:p>
          </table:table-cell>
          <table:table-cell office:value-type="float" office:value="109700.557146" calcext:value-type="float">
            <text:p>109700.55714600000</text:p>
          </table:table-cell>
          <table:table-cell office:value-type="float" office:value="219766195.391" calcext:value-type="float">
            <text:p>219766195.39100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gión del Libertador Bernardo O'Higgins</text:p>
          </table:table-cell>
          <table:table-cell office:value-type="string" calcext:value-type="string">
            <text:p>Cachapoal</text:p>
          </table:table-cell>
          <table:table-cell office:value-type="string" calcext:value-type="string">
            <text:p>Mostazal</text:p>
          </table:table-cell>
          <table:table-cell office:value-type="float" office:value="125994.894798" calcext:value-type="float">
            <text:p>125994.8947980000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110" calcext:value-type="float">
            <text:p>6110</text:p>
          </table:table-cell>
          <table:table-cell office:value-type="float" office:value="125994.895182" calcext:value-type="float">
            <text:p>125994.89518200000</text:p>
          </table:table-cell>
          <table:table-cell office:value-type="float" office:value="524881197.793" calcext:value-type="float">
            <text:p>524881197.79300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gión del Libertador Bernardo O'Higgins</text:p>
          </table:table-cell>
          <table:table-cell office:value-type="string" calcext:value-type="string">
            <text:p>Cachapoal</text:p>
          </table:table-cell>
          <table:table-cell office:value-type="string" calcext:value-type="string">
            <text:p>Olivar</text:p>
          </table:table-cell>
          <table:table-cell office:value-type="float" office:value="38304.1281564" calcext:value-type="float">
            <text:p>38304.1281564000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111" calcext:value-type="float">
            <text:p>6111</text:p>
          </table:table-cell>
          <table:table-cell office:value-type="float" office:value="38304.1279769" calcext:value-type="float">
            <text:p>38304.12797690000</text:p>
          </table:table-cell>
          <table:table-cell office:value-type="float" office:value="43999702.6072" calcext:value-type="float">
            <text:p>43999702.60720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gión del Libertador Bernardo O'Higgins</text:p>
          </table:table-cell>
          <table:table-cell office:value-type="string" calcext:value-type="string">
            <text:p>Cachapoal</text:p>
          </table:table-cell>
          <table:table-cell office:value-type="string" calcext:value-type="string">
            <text:p>Peumo</text:p>
          </table:table-cell>
          <table:table-cell office:value-type="float" office:value="61541.8440217" calcext:value-type="float">
            <text:p>61541.8440217000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6112" calcext:value-type="float">
            <text:p>6112</text:p>
          </table:table-cell>
          <table:table-cell office:value-type="float" office:value="61541.8438214" calcext:value-type="float">
            <text:p>61541.84382140000</text:p>
          </table:table-cell>
          <table:table-cell office:value-type="float" office:value="154101781.447" calcext:value-type="float">
            <text:p>154101781.44700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gión del Libertador Bernardo O'Higgins</text:p>
          </table:table-cell>
          <table:table-cell office:value-type="string" calcext:value-type="string">
            <text:p>Cachapoal</text:p>
          </table:table-cell>
          <table:table-cell office:value-type="string" calcext:value-type="string">
            <text:p>Pichidegua</text:p>
          </table:table-cell>
          <table:table-cell office:value-type="float" office:value="105318.148508" calcext:value-type="float">
            <text:p>105318.1485080000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6113" calcext:value-type="float">
            <text:p>6113</text:p>
          </table:table-cell>
          <table:table-cell office:value-type="float" office:value="105318.148623" calcext:value-type="float">
            <text:p>105318.14862300000</text:p>
          </table:table-cell>
          <table:table-cell office:value-type="float" office:value="320799416.136" calcext:value-type="float">
            <text:p>320799416.13600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gión del Libertador Bernardo O'Higgins</text:p>
          </table:table-cell>
          <table:table-cell office:value-type="string" calcext:value-type="string">
            <text:p>Cachapoal</text:p>
          </table:table-cell>
          <table:table-cell office:value-type="string" calcext:value-type="string">
            <text:p>Quinta de Tilcoco</text:p>
          </table:table-cell>
          <table:table-cell office:value-type="float" office:value="45843.868676" calcext:value-type="float">
            <text:p>45843.8686760000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114" calcext:value-type="float">
            <text:p>6114</text:p>
          </table:table-cell>
          <table:table-cell office:value-type="float" office:value="45843.8681375" calcext:value-type="float">
            <text:p>45843.86813750000</text:p>
          </table:table-cell>
          <table:table-cell office:value-type="float" office:value="86028833.0435" calcext:value-type="float">
            <text:p>86028833.04350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gión del Libertador Bernardo O'Higgins</text:p>
          </table:table-cell>
          <table:table-cell office:value-type="string" calcext:value-type="string">
            <text:p>Cachapoal</text:p>
          </table:table-cell>
          <table:table-cell office:value-type="string" calcext:value-type="string">
            <text:p>Rengo</text:p>
          </table:table-cell>
          <table:table-cell office:value-type="float" office:value="165667.707808" calcext:value-type="float">
            <text:p>165667.7078080000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115" calcext:value-type="float">
            <text:p>6115</text:p>
          </table:table-cell>
          <table:table-cell office:value-type="float" office:value="165667.706951" calcext:value-type="float">
            <text:p>165667.70695100000</text:p>
          </table:table-cell>
          <table:table-cell office:value-type="float" office:value="584873233.535" calcext:value-type="float">
            <text:p>584873233.53500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gión del Libertador Bernardo O'Higgins</text:p>
          </table:table-cell>
          <table:table-cell office:value-type="string" calcext:value-type="string">
            <text:p>Cachapoal</text:p>
          </table:table-cell>
          <table:table-cell office:value-type="string" calcext:value-type="string">
            <text:p>Requínoa</text:p>
          </table:table-cell>
          <table:table-cell office:value-type="float" office:value="139517.002863" calcext:value-type="float">
            <text:p>139517.0028630000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116" calcext:value-type="float">
            <text:p>6116</text:p>
          </table:table-cell>
          <table:table-cell office:value-type="float" office:value="139517.002895" calcext:value-type="float">
            <text:p>139517.00289500000</text:p>
          </table:table-cell>
          <table:table-cell office:value-type="float" office:value="676452312.537" calcext:value-type="float">
            <text:p>676452312.53700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gión del Libertador Bernardo O'Higgins</text:p>
          </table:table-cell>
          <table:table-cell office:value-type="string" calcext:value-type="string">
            <text:p>Cachapoal</text:p>
          </table:table-cell>
          <table:table-cell office:value-type="string" calcext:value-type="string">
            <text:p>San Vicente</text:p>
          </table:table-cell>
          <table:table-cell office:value-type="float" office:value="122357.073696" calcext:value-type="float">
            <text:p>122357.0736960000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6117" calcext:value-type="float">
            <text:p>6117</text:p>
          </table:table-cell>
          <table:table-cell office:value-type="float" office:value="122357.073609" calcext:value-type="float">
            <text:p>122357.07360900000</text:p>
          </table:table-cell>
          <table:table-cell office:value-type="float" office:value="483902789.85" calcext:value-type="float">
            <text:p>483902789.85000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gión del Libertador Bernardo O'Higgins</text:p>
          </table:table-cell>
          <table:table-cell office:value-type="string" calcext:value-type="string">
            <text:p>Cardenal Caro</text:p>
          </table:table-cell>
          <table:table-cell office:value-type="string" calcext:value-type="string">
            <text:p>Pichilemu</text:p>
          </table:table-cell>
          <table:table-cell office:value-type="float" office:value="187804.711612" calcext:value-type="float">
            <text:p>187804.7116120000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6201" calcext:value-type="float">
            <text:p>6201</text:p>
          </table:table-cell>
          <table:table-cell office:value-type="float" office:value="187804.709803" calcext:value-type="float">
            <text:p>187804.70980300000</text:p>
          </table:table-cell>
          <table:table-cell office:value-type="float" office:value="716019568.114" calcext:value-type="float">
            <text:p>716019568.11400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gión del Libertador Bernardo O'Higgins</text:p>
          </table:table-cell>
          <table:table-cell office:value-type="string" calcext:value-type="string">
            <text:p>Cardenal Caro</text:p>
          </table:table-cell>
          <table:table-cell office:value-type="string" calcext:value-type="string">
            <text:p>La Estrella</text:p>
          </table:table-cell>
          <table:table-cell office:value-type="float" office:value="125229.284182" calcext:value-type="float">
            <text:p>125229.2841820000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6202" calcext:value-type="float">
            <text:p>6202</text:p>
          </table:table-cell>
          <table:table-cell office:value-type="float" office:value="125229.284204" calcext:value-type="float">
            <text:p>125229.28420400000</text:p>
          </table:table-cell>
          <table:table-cell office:value-type="float" office:value="429373699.617" calcext:value-type="float">
            <text:p>429373699.61700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gión del Libertador Bernardo O'Higgins</text:p>
          </table:table-cell>
          <table:table-cell office:value-type="string" calcext:value-type="string">
            <text:p>Cardenal Caro</text:p>
          </table:table-cell>
          <table:table-cell office:value-type="string" calcext:value-type="string">
            <text:p>Litueche</text:p>
          </table:table-cell>
          <table:table-cell office:value-type="float" office:value="191138.440062" calcext:value-type="float">
            <text:p>191138.4400620000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6203" calcext:value-type="float">
            <text:p>6203</text:p>
          </table:table-cell>
          <table:table-cell office:value-type="float" office:value="191138.439219" calcext:value-type="float">
            <text:p>191138.43921900000</text:p>
          </table:table-cell>
          <table:table-cell office:value-type="float" office:value="612637792.095" calcext:value-type="float">
            <text:p>612637792.09500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gión del Libertador Bernardo O'Higgins</text:p>
          </table:table-cell>
          <table:table-cell office:value-type="string" calcext:value-type="string">
            <text:p>Cardenal Caro</text:p>
          </table:table-cell>
          <table:table-cell office:value-type="string" calcext:value-type="string">
            <text:p>Marchigüe</text:p>
          </table:table-cell>
          <table:table-cell office:value-type="float" office:value="170038.624165" calcext:value-type="float">
            <text:p>170038.6241650000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6204" calcext:value-type="float">
            <text:p>6204</text:p>
          </table:table-cell>
          <table:table-cell office:value-type="float" office:value="170038.623784" calcext:value-type="float">
            <text:p>170038.62378400000</text:p>
          </table:table-cell>
          <table:table-cell office:value-type="float" office:value="658693373.33" calcext:value-type="float">
            <text:p>658693373.33000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gión del Libertador Bernardo O'Higgins</text:p>
          </table:table-cell>
          <table:table-cell office:value-type="string" calcext:value-type="string">
            <text:p>Cardenal Caro</text:p>
          </table:table-cell>
          <table:table-cell office:value-type="string" calcext:value-type="string">
            <text:p>Navidad</text:p>
          </table:table-cell>
          <table:table-cell office:value-type="float" office:value="91273.5344839" calcext:value-type="float">
            <text:p>91273.5344839000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6205" calcext:value-type="float">
            <text:p>6205</text:p>
          </table:table-cell>
          <table:table-cell office:value-type="float" office:value="91273.5349191" calcext:value-type="float">
            <text:p>91273.53491910000</text:p>
          </table:table-cell>
          <table:table-cell office:value-type="float" office:value="301720457.98" calcext:value-type="float">
            <text:p>301720457.98000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gión del Libertador Bernardo O'Higgins</text:p>
          </table:table-cell>
          <table:table-cell office:value-type="string" calcext:value-type="string">
            <text:p>Cardenal Caro</text:p>
          </table:table-cell>
          <table:table-cell office:value-type="string" calcext:value-type="string">
            <text:p>Paredones</text:p>
          </table:table-cell>
          <table:table-cell office:value-type="float" office:value="137593.928755" calcext:value-type="float">
            <text:p>137593.9287550000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6206" calcext:value-type="float">
            <text:p>6206</text:p>
          </table:table-cell>
          <table:table-cell office:value-type="float" office:value="137593.9289" calcext:value-type="float">
            <text:p>137593.92890000000</text:p>
          </table:table-cell>
          <table:table-cell office:value-type="float" office:value="573228610.147" calcext:value-type="float">
            <text:p>573228610.14700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gión del Libertador Bernardo O'Higgins</text:p>
          </table:table-cell>
          <table:table-cell office:value-type="string" calcext:value-type="string">
            <text:p>Colchagua</text:p>
          </table:table-cell>
          <table:table-cell office:value-type="string" calcext:value-type="string">
            <text:p>San Fernando</text:p>
          </table:table-cell>
          <table:table-cell office:value-type="float" office:value="266787.45489" calcext:value-type="float">
            <text:p>266787.4548900000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6301" calcext:value-type="float">
            <text:p>6301</text:p>
          </table:table-cell>
          <table:table-cell office:value-type="float" office:value="266787.454243" calcext:value-type="float">
            <text:p>266787.45424300000</text:p>
          </table:table-cell>
          <table:table-cell office:value-type="float" office:value="2319005877.65" calcext:value-type="float">
            <text:p>2319005877.65000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gión del Libertador Bernardo O'Higgins</text:p>
          </table:table-cell>
          <table:table-cell office:value-type="string" calcext:value-type="string">
            <text:p>Colchagua</text:p>
          </table:table-cell>
          <table:table-cell office:value-type="string" calcext:value-type="string">
            <text:p>Chépica</text:p>
          </table:table-cell>
          <table:table-cell office:value-type="float" office:value="157701.141493" calcext:value-type="float">
            <text:p>157701.1414930000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6302" calcext:value-type="float">
            <text:p>6302</text:p>
          </table:table-cell>
          <table:table-cell office:value-type="float" office:value="157701.142193" calcext:value-type="float">
            <text:p>157701.14219300000</text:p>
          </table:table-cell>
          <table:table-cell office:value-type="float" office:value="482114126.357" calcext:value-type="float">
            <text:p>482114126.35700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gión del Libertador Bernardo O'Higgins</text:p>
          </table:table-cell>
          <table:table-cell office:value-type="string" calcext:value-type="string">
            <text:p>Colchagua</text:p>
          </table:table-cell>
          <table:table-cell office:value-type="string" calcext:value-type="string">
            <text:p>Chimbarongo</text:p>
          </table:table-cell>
          <table:table-cell office:value-type="float" office:value="123299.021805" calcext:value-type="float">
            <text:p>123299.0218050000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6303" calcext:value-type="float">
            <text:p>6303</text:p>
          </table:table-cell>
          <table:table-cell office:value-type="float" office:value="123299.021157" calcext:value-type="float">
            <text:p>123299.02115700000</text:p>
          </table:table-cell>
          <table:table-cell office:value-type="float" office:value="507735463.788" calcext:value-type="float">
            <text:p>507735463.78800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gión del Libertador Bernardo O'Higgins</text:p>
          </table:table-cell>
          <table:table-cell office:value-type="string" calcext:value-type="string">
            <text:p>Colchagua</text:p>
          </table:table-cell>
          <table:table-cell office:value-type="string" calcext:value-type="string">
            <text:p>Lolol</text:p>
          </table:table-cell>
          <table:table-cell office:value-type="float" office:value="146275.451503" calcext:value-type="float">
            <text:p>146275.4515030000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6304" calcext:value-type="float">
            <text:p>6304</text:p>
          </table:table-cell>
          <table:table-cell office:value-type="float" office:value="146275.452099" calcext:value-type="float">
            <text:p>146275.45209900000</text:p>
          </table:table-cell>
          <table:table-cell office:value-type="float" office:value="597735323.931" calcext:value-type="float">
            <text:p>597735323.93100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gión del Libertador Bernardo O'Higgins</text:p>
          </table:table-cell>
          <table:table-cell office:value-type="string" calcext:value-type="string">
            <text:p>Colchagua</text:p>
          </table:table-cell>
          <table:table-cell office:value-type="string" calcext:value-type="string">
            <text:p>Nancagua</text:p>
          </table:table-cell>
          <table:table-cell office:value-type="float" office:value="74770.9925149" calcext:value-type="float">
            <text:p>74770.9925149000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6305" calcext:value-type="float">
            <text:p>6305</text:p>
          </table:table-cell>
          <table:table-cell office:value-type="float" office:value="74770.9925428" calcext:value-type="float">
            <text:p>74770.99254280000</text:p>
          </table:table-cell>
          <table:table-cell office:value-type="float" office:value="150684173.516" calcext:value-type="float">
            <text:p>150684173.51600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gión del Libertador Bernardo O'Higgins</text:p>
          </table:table-cell>
          <table:table-cell office:value-type="string" calcext:value-type="string">
            <text:p>Colchagua</text:p>
          </table:table-cell>
          <table:table-cell office:value-type="string" calcext:value-type="string">
            <text:p>Palmilla</text:p>
          </table:table-cell>
          <table:table-cell office:value-type="float" office:value="84934.2770797" calcext:value-type="float">
            <text:p>84934.2770797000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6306" calcext:value-type="float">
            <text:p>6306</text:p>
          </table:table-cell>
          <table:table-cell office:value-type="float" office:value="84934.2774551" calcext:value-type="float">
            <text:p>84934.27745510000</text:p>
          </table:table-cell>
          <table:table-cell office:value-type="float" office:value="234308396.342" calcext:value-type="float">
            <text:p>234308396.34200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gión del Libertador Bernardo O'Higgins</text:p>
          </table:table-cell>
          <table:table-cell office:value-type="string" calcext:value-type="string">
            <text:p>Colchagua</text:p>
          </table:table-cell>
          <table:table-cell office:value-type="string" calcext:value-type="string">
            <text:p>Peralillo</text:p>
          </table:table-cell>
          <table:table-cell office:value-type="float" office:value="95845.7684629" calcext:value-type="float">
            <text:p>95845.7684629000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6307" calcext:value-type="float">
            <text:p>6307</text:p>
          </table:table-cell>
          <table:table-cell office:value-type="float" office:value="95845.7688555" calcext:value-type="float">
            <text:p>95845.76885550000</text:p>
          </table:table-cell>
          <table:table-cell office:value-type="float" office:value="282493345.263" calcext:value-type="float">
            <text:p>282493345.26300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gión del Libertador Bernardo O'Higgins</text:p>
          </table:table-cell>
          <table:table-cell office:value-type="string" calcext:value-type="string">
            <text:p>Colchagua</text:p>
          </table:table-cell>
          <table:table-cell office:value-type="string" calcext:value-type="string">
            <text:p>Placilla</text:p>
          </table:table-cell>
          <table:table-cell office:value-type="float" office:value="56061.9337509" calcext:value-type="float">
            <text:p>56061.9337509000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6308" calcext:value-type="float">
            <text:p>6308</text:p>
          </table:table-cell>
          <table:table-cell office:value-type="float" office:value="56061.9338454" calcext:value-type="float">
            <text:p>56061.93384540000</text:p>
          </table:table-cell>
          <table:table-cell office:value-type="float" office:value="144738949.054" calcext:value-type="float">
            <text:p>144738949.05400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gión del Libertador Bernardo O'Higgins</text:p>
          </table:table-cell>
          <table:table-cell office:value-type="string" calcext:value-type="string">
            <text:p>Colchagua</text:p>
          </table:table-cell>
          <table:table-cell office:value-type="string" calcext:value-type="string">
            <text:p>Pumanque</text:p>
          </table:table-cell>
          <table:table-cell office:value-type="float" office:value="110872.29753" calcext:value-type="float">
            <text:p>110872.2975300000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6309" calcext:value-type="float">
            <text:p>6309</text:p>
          </table:table-cell>
          <table:table-cell office:value-type="float" office:value="110872.297492" calcext:value-type="float">
            <text:p>110872.29749200000</text:p>
          </table:table-cell>
          <table:table-cell office:value-type="float" office:value="441166934.677" calcext:value-type="float">
            <text:p>441166934.67700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gión del Libertador Bernardo O'Higgins</text:p>
          </table:table-cell>
          <table:table-cell office:value-type="string" calcext:value-type="string">
            <text:p>Colchagua</text:p>
          </table:table-cell>
          <table:table-cell office:value-type="string" calcext:value-type="string">
            <text:p>Santa Cruz</text:p>
          </table:table-cell>
          <table:table-cell office:value-type="float" office:value="127784.879151" calcext:value-type="float">
            <text:p>127784.8791510000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6310" calcext:value-type="float">
            <text:p>6310</text:p>
          </table:table-cell>
          <table:table-cell office:value-type="float" office:value="127784.879238" calcext:value-type="float">
            <text:p>127784.87923800000</text:p>
          </table:table-cell>
          <table:table-cell office:value-type="float" office:value="392053862.06" calcext:value-type="float">
            <text:p>392053862.06000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gión del Maule</text:p>
          </table:table-cell>
          <table:table-cell table:number-columns-repeated="2" office:value-type="string" calcext:value-type="string">
            <text:p>Talca</text:p>
          </table:table-cell>
          <table:table-cell office:value-type="float" office:value="87180.8285948" calcext:value-type="float">
            <text:p>87180.8285948000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7101" calcext:value-type="float">
            <text:p>7101</text:p>
          </table:table-cell>
          <table:table-cell office:value-type="float" office:value="87180.8285044" calcext:value-type="float">
            <text:p>87180.82850440000</text:p>
          </table:table-cell>
          <table:table-cell office:value-type="float" office:value="231839711.909" calcext:value-type="float">
            <text:p>231839711.90900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gión del Maule</text:p>
          </table:table-cell>
          <table:table-cell office:value-type="string" calcext:value-type="string">
            <text:p>Talca</text:p>
          </table:table-cell>
          <table:table-cell office:value-type="string" calcext:value-type="string">
            <text:p>Constitución</text:p>
          </table:table-cell>
          <table:table-cell office:value-type="float" office:value="230138.712525" calcext:value-type="float">
            <text:p>230138.7125250000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102" calcext:value-type="float">
            <text:p>7102</text:p>
          </table:table-cell>
          <table:table-cell office:value-type="float" office:value="230138.712571" calcext:value-type="float">
            <text:p>230138.71257100000</text:p>
          </table:table-cell>
          <table:table-cell office:value-type="float" office:value="1340749024.37" calcext:value-type="float">
            <text:p>1340749024.37000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gión del Maule</text:p>
          </table:table-cell>
          <table:table-cell office:value-type="string" calcext:value-type="string">
            <text:p>Talca</text:p>
          </table:table-cell>
          <table:table-cell office:value-type="string" calcext:value-type="string">
            <text:p>Curepto</text:p>
          </table:table-cell>
          <table:table-cell office:value-type="float" office:value="191493.545385" calcext:value-type="float">
            <text:p>191493.5453850000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103" calcext:value-type="float">
            <text:p>7103</text:p>
          </table:table-cell>
          <table:table-cell office:value-type="float" office:value="191493.544886" calcext:value-type="float">
            <text:p>191493.54488600000</text:p>
          </table:table-cell>
          <table:table-cell office:value-type="float" office:value="1070494908.22" calcext:value-type="float">
            <text:p>1070494908.22000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gión del Maule</text:p>
          </table:table-cell>
          <table:table-cell office:value-type="string" calcext:value-type="string">
            <text:p>Talca</text:p>
          </table:table-cell>
          <table:table-cell office:value-type="string" calcext:value-type="string">
            <text:p>Empedrado</text:p>
          </table:table-cell>
          <table:table-cell office:value-type="float" office:value="142724.34943" calcext:value-type="float">
            <text:p>142724.3494300000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104" calcext:value-type="float">
            <text:p>7104</text:p>
          </table:table-cell>
          <table:table-cell office:value-type="float" office:value="142724.34919" calcext:value-type="float">
            <text:p>142724.34919000000</text:p>
          </table:table-cell>
          <table:table-cell office:value-type="float" office:value="566299320.763" calcext:value-type="float">
            <text:p>566299320.76300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gión del Maule</text:p>
          </table:table-cell>
          <table:table-cell office:value-type="string" calcext:value-type="string">
            <text:p>Talca</text:p>
          </table:table-cell>
          <table:table-cell office:value-type="string" calcext:value-type="string">
            <text:p>Maule</text:p>
          </table:table-cell>
          <table:table-cell office:value-type="float" office:value="82747.6650745" calcext:value-type="float">
            <text:p>82747.6650745000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105" calcext:value-type="float">
            <text:p>7105</text:p>
          </table:table-cell>
          <table:table-cell office:value-type="float" office:value="82747.6650878" calcext:value-type="float">
            <text:p>82747.66508780000</text:p>
          </table:table-cell>
          <table:table-cell office:value-type="float" office:value="237372365.687" calcext:value-type="float">
            <text:p>237372365.68700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gión del Maule</text:p>
          </table:table-cell>
          <table:table-cell office:value-type="string" calcext:value-type="string">
            <text:p>Talca</text:p>
          </table:table-cell>
          <table:table-cell office:value-type="string" calcext:value-type="string">
            <text:p>Pelarco</text:p>
          </table:table-cell>
          <table:table-cell office:value-type="float" office:value="117034.761987" calcext:value-type="float">
            <text:p>117034.7619870000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106" calcext:value-type="float">
            <text:p>7106</text:p>
          </table:table-cell>
          <table:table-cell office:value-type="float" office:value="117034.76142" calcext:value-type="float">
            <text:p>117034.76142000000</text:p>
          </table:table-cell>
          <table:table-cell office:value-type="float" office:value="330113955.506" calcext:value-type="float">
            <text:p>330113955.50600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gión del Maule</text:p>
          </table:table-cell>
          <table:table-cell office:value-type="string" calcext:value-type="string">
            <text:p>Talca</text:p>
          </table:table-cell>
          <table:table-cell office:value-type="string" calcext:value-type="string">
            <text:p>Pencahue</text:p>
          </table:table-cell>
          <table:table-cell office:value-type="float" office:value="176274.410596" calcext:value-type="float">
            <text:p>176274.4105960000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107" calcext:value-type="float">
            <text:p>7107</text:p>
          </table:table-cell>
          <table:table-cell office:value-type="float" office:value="176274.41062" calcext:value-type="float">
            <text:p>176274.41062000000</text:p>
          </table:table-cell>
          <table:table-cell office:value-type="float" office:value="955202602.87" calcext:value-type="float">
            <text:p>955202602.87000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gión del Maule</text:p>
          </table:table-cell>
          <table:table-cell office:value-type="string" calcext:value-type="string">
            <text:p>Talca</text:p>
          </table:table-cell>
          <table:table-cell office:value-type="string" calcext:value-type="string">
            <text:p>Río Claro</text:p>
          </table:table-cell>
          <table:table-cell office:value-type="float" office:value="145736.963679" calcext:value-type="float">
            <text:p>145736.9636790000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108" calcext:value-type="float">
            <text:p>7108</text:p>
          </table:table-cell>
          <table:table-cell office:value-type="float" office:value="145736.964102" calcext:value-type="float">
            <text:p>145736.96410200000</text:p>
          </table:table-cell>
          <table:table-cell office:value-type="float" office:value="433133850.347" calcext:value-type="float">
            <text:p>433133850.34700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gión del Maule</text:p>
          </table:table-cell>
          <table:table-cell office:value-type="string" calcext:value-type="string">
            <text:p>Talca</text:p>
          </table:table-cell>
          <table:table-cell office:value-type="string" calcext:value-type="string">
            <text:p>San Clemente</text:p>
          </table:table-cell>
          <table:table-cell office:value-type="float" office:value="448817.237388" calcext:value-type="float">
            <text:p>448817.2373880000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109" calcext:value-type="float">
            <text:p>7109</text:p>
          </table:table-cell>
          <table:table-cell office:value-type="float" office:value="448817.236287" calcext:value-type="float">
            <text:p>448817.23628700000</text:p>
          </table:table-cell>
          <table:table-cell office:value-type="float" office:value="4499302250.69" calcext:value-type="float">
            <text:p>4499302250.69000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gión del Maule</text:p>
          </table:table-cell>
          <table:table-cell office:value-type="string" calcext:value-type="string">
            <text:p>Talca</text:p>
          </table:table-cell>
          <table:table-cell office:value-type="string" calcext:value-type="string">
            <text:p>San Rafael</text:p>
          </table:table-cell>
          <table:table-cell office:value-type="float" office:value="98722.3994148" calcext:value-type="float">
            <text:p>98722.3994148000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110" calcext:value-type="float">
            <text:p>7110</text:p>
          </table:table-cell>
          <table:table-cell office:value-type="float" office:value="98722.3997481" calcext:value-type="float">
            <text:p>98722.39974810000</text:p>
          </table:table-cell>
          <table:table-cell office:value-type="float" office:value="264369632.772" calcext:value-type="float">
            <text:p>264369632.77200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gión del Maule</text:p>
          </table:table-cell>
          <table:table-cell table:number-columns-repeated="2" office:value-type="string" calcext:value-type="string">
            <text:p>Cauquenes</text:p>
          </table:table-cell>
          <table:table-cell office:value-type="float" office:value="309855.989876" calcext:value-type="float">
            <text:p>309855.9898760000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7201" calcext:value-type="float">
            <text:p>7201</text:p>
          </table:table-cell>
          <table:table-cell office:value-type="float" office:value="309855.990424" calcext:value-type="float">
            <text:p>309855.99042400000</text:p>
          </table:table-cell>
          <table:table-cell office:value-type="float" office:value="2128463695.8" calcext:value-type="float">
            <text:p>2128463695.80000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gión del Maule</text:p>
          </table:table-cell>
          <table:table-cell office:value-type="string" calcext:value-type="string">
            <text:p>Cauquenes</text:p>
          </table:table-cell>
          <table:table-cell office:value-type="string" calcext:value-type="string">
            <text:p>Chanco</text:p>
          </table:table-cell>
          <table:table-cell office:value-type="float" office:value="139098.13564" calcext:value-type="float">
            <text:p>139098.1356400000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7202" calcext:value-type="float">
            <text:p>7202</text:p>
          </table:table-cell>
          <table:table-cell office:value-type="float" office:value="139098.13497" calcext:value-type="float">
            <text:p>139098.13497000000</text:p>
          </table:table-cell>
          <table:table-cell office:value-type="float" office:value="526471203.542" calcext:value-type="float">
            <text:p>526471203.54200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gión del Maule</text:p>
          </table:table-cell>
          <table:table-cell office:value-type="string" calcext:value-type="string">
            <text:p>Cauquenes</text:p>
          </table:table-cell>
          <table:table-cell office:value-type="string" calcext:value-type="string">
            <text:p>Pelluhue</text:p>
          </table:table-cell>
          <table:table-cell office:value-type="float" office:value="132698.154579" calcext:value-type="float">
            <text:p>132698.1545790000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7203" calcext:value-type="float">
            <text:p>7203</text:p>
          </table:table-cell>
          <table:table-cell office:value-type="float" office:value="132698.154639" calcext:value-type="float">
            <text:p>132698.15463900000</text:p>
          </table:table-cell>
          <table:table-cell office:value-type="float" office:value="368336994.898" calcext:value-type="float">
            <text:p>368336994.89800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gión del Maule</text:p>
          </table:table-cell>
          <table:table-cell table:number-columns-repeated="2" office:value-type="string" calcext:value-type="string">
            <text:p>Curicó</text:p>
          </table:table-cell>
          <table:table-cell office:value-type="float" office:value="325441.152885" calcext:value-type="float">
            <text:p>325441.1528850000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7301" calcext:value-type="float">
            <text:p>7301</text:p>
          </table:table-cell>
          <table:table-cell office:value-type="float" office:value="325441.152384" calcext:value-type="float">
            <text:p>325441.15238400000</text:p>
          </table:table-cell>
          <table:table-cell office:value-type="float" office:value="1332997637.09" calcext:value-type="float">
            <text:p>1332997637.09000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gión del Maule</text:p>
          </table:table-cell>
          <table:table-cell office:value-type="string" calcext:value-type="string">
            <text:p>Curicó</text:p>
          </table:table-cell>
          <table:table-cell office:value-type="string" calcext:value-type="string">
            <text:p>Hualañé</text:p>
          </table:table-cell>
          <table:table-cell office:value-type="float" office:value="180423.19872" calcext:value-type="float">
            <text:p>180423.1987200000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7302" calcext:value-type="float">
            <text:p>7302</text:p>
          </table:table-cell>
          <table:table-cell office:value-type="float" office:value="180423.198273" calcext:value-type="float">
            <text:p>180423.19827300000</text:p>
          </table:table-cell>
          <table:table-cell office:value-type="float" office:value="629892617.839" calcext:value-type="float">
            <text:p>629892617.83900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gión del Maule</text:p>
          </table:table-cell>
          <table:table-cell office:value-type="string" calcext:value-type="string">
            <text:p>Curicó</text:p>
          </table:table-cell>
          <table:table-cell office:value-type="string" calcext:value-type="string">
            <text:p>Licantén</text:p>
          </table:table-cell>
          <table:table-cell office:value-type="float" office:value="113254.945346" calcext:value-type="float">
            <text:p>113254.9453460000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7303" calcext:value-type="float">
            <text:p>7303</text:p>
          </table:table-cell>
          <table:table-cell office:value-type="float" office:value="113254.944907" calcext:value-type="float">
            <text:p>113254.94490700000</text:p>
          </table:table-cell>
          <table:table-cell office:value-type="float" office:value="273712030.591" calcext:value-type="float">
            <text:p>273712030.59100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gión del Maule</text:p>
          </table:table-cell>
          <table:table-cell office:value-type="string" calcext:value-type="string">
            <text:p>Curicó</text:p>
          </table:table-cell>
          <table:table-cell office:value-type="string" calcext:value-type="string">
            <text:p>Molina</text:p>
          </table:table-cell>
          <table:table-cell office:value-type="float" office:value="347734.242666" calcext:value-type="float">
            <text:p>347734.2426660000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7304" calcext:value-type="float">
            <text:p>7304</text:p>
          </table:table-cell>
          <table:table-cell office:value-type="float" office:value="347734.243001" calcext:value-type="float">
            <text:p>347734.24300100000</text:p>
          </table:table-cell>
          <table:table-cell office:value-type="float" office:value="1516917275.99" calcext:value-type="float">
            <text:p>1516917275.99000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gión del Maule</text:p>
          </table:table-cell>
          <table:table-cell office:value-type="string" calcext:value-type="string">
            <text:p>Curicó</text:p>
          </table:table-cell>
          <table:table-cell office:value-type="string" calcext:value-type="string">
            <text:p>Rauco</text:p>
          </table:table-cell>
          <table:table-cell office:value-type="float" office:value="137991.420097" calcext:value-type="float">
            <text:p>137991.4200970000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7305" calcext:value-type="float">
            <text:p>7305</text:p>
          </table:table-cell>
          <table:table-cell office:value-type="float" office:value="137991.420156" calcext:value-type="float">
            <text:p>137991.42015600000</text:p>
          </table:table-cell>
          <table:table-cell office:value-type="float" office:value="305432637.49" calcext:value-type="float">
            <text:p>305432637.49000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gión del Maule</text:p>
          </table:table-cell>
          <table:table-cell office:value-type="string" calcext:value-type="string">
            <text:p>Curicó</text:p>
          </table:table-cell>
          <table:table-cell office:value-type="string" calcext:value-type="string">
            <text:p>Romeral</text:p>
          </table:table-cell>
          <table:table-cell office:value-type="float" office:value="258704.153324" calcext:value-type="float">
            <text:p>258704.1533240000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7306" calcext:value-type="float">
            <text:p>7306</text:p>
          </table:table-cell>
          <table:table-cell office:value-type="float" office:value="258704.153003" calcext:value-type="float">
            <text:p>258704.15300300000</text:p>
          </table:table-cell>
          <table:table-cell office:value-type="float" office:value="1605499271.02" calcext:value-type="float">
            <text:p>1605499271.02000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gión del Maule</text:p>
          </table:table-cell>
          <table:table-cell office:value-type="string" calcext:value-type="string">
            <text:p>Curicó</text:p>
          </table:table-cell>
          <table:table-cell office:value-type="string" calcext:value-type="string">
            <text:p>Sagrada Familia</text:p>
          </table:table-cell>
          <table:table-cell office:value-type="float" office:value="133701.497107" calcext:value-type="float">
            <text:p>133701.4971070000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7307" calcext:value-type="float">
            <text:p>7307</text:p>
          </table:table-cell>
          <table:table-cell office:value-type="float" office:value="133701.496932" calcext:value-type="float">
            <text:p>133701.49693200000</text:p>
          </table:table-cell>
          <table:table-cell office:value-type="float" office:value="552581038.46" calcext:value-type="float">
            <text:p>552581038.46000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gión del Maule</text:p>
          </table:table-cell>
          <table:table-cell office:value-type="string" calcext:value-type="string">
            <text:p>Curicó</text:p>
          </table:table-cell>
          <table:table-cell office:value-type="string" calcext:value-type="string">
            <text:p>Teno</text:p>
          </table:table-cell>
          <table:table-cell office:value-type="float" office:value="170374.710267" calcext:value-type="float">
            <text:p>170374.7102670000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7308" calcext:value-type="float">
            <text:p>7308</text:p>
          </table:table-cell>
          <table:table-cell office:value-type="float" office:value="170374.710687" calcext:value-type="float">
            <text:p>170374.71068700000</text:p>
          </table:table-cell>
          <table:table-cell office:value-type="float" office:value="621047475.392" calcext:value-type="float">
            <text:p>621047475.39200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gión del Maule</text:p>
          </table:table-cell>
          <table:table-cell office:value-type="string" calcext:value-type="string">
            <text:p>Curicó</text:p>
          </table:table-cell>
          <table:table-cell office:value-type="string" calcext:value-type="string">
            <text:p>Vichuquén</text:p>
          </table:table-cell>
          <table:table-cell office:value-type="float" office:value="119601.435685" calcext:value-type="float">
            <text:p>119601.4356850000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7309" calcext:value-type="float">
            <text:p>7309</text:p>
          </table:table-cell>
          <table:table-cell office:value-type="float" office:value="119601.435425" calcext:value-type="float">
            <text:p>119601.43542500000</text:p>
          </table:table-cell>
          <table:table-cell office:value-type="float" office:value="451587294.276" calcext:value-type="float">
            <text:p>451587294.27600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gión del Maule</text:p>
          </table:table-cell>
          <table:table-cell table:number-columns-repeated="2" office:value-type="string" calcext:value-type="string">
            <text:p>Linares</text:p>
          </table:table-cell>
          <table:table-cell office:value-type="float" office:value="288033.759891" calcext:value-type="float">
            <text:p>288033.75989100000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7401" calcext:value-type="float">
            <text:p>7401</text:p>
          </table:table-cell>
          <table:table-cell office:value-type="float" office:value="288033.760003" calcext:value-type="float">
            <text:p>288033.76000300000</text:p>
          </table:table-cell>
          <table:table-cell office:value-type="float" office:value="1468929476.4" calcext:value-type="float">
            <text:p>1468929476.40000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gión del Maule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Colbún</text:p>
          </table:table-cell>
          <table:table-cell office:value-type="float" office:value="435841.141193" calcext:value-type="float">
            <text:p>435841.14119300000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7402" calcext:value-type="float">
            <text:p>7402</text:p>
          </table:table-cell>
          <table:table-cell office:value-type="float" office:value="435841.140254" calcext:value-type="float">
            <text:p>435841.14025400000</text:p>
          </table:table-cell>
          <table:table-cell office:value-type="float" office:value="2928203469.66" calcext:value-type="float">
            <text:p>2928203469.66000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gión del Maule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Longaví</text:p>
          </table:table-cell>
          <table:table-cell office:value-type="float" office:value="267604.712137" calcext:value-type="float">
            <text:p>267604.7121370000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7403" calcext:value-type="float">
            <text:p>7403</text:p>
          </table:table-cell>
          <table:table-cell office:value-type="float" office:value="267604.711854" calcext:value-type="float">
            <text:p>267604.71185400000</text:p>
          </table:table-cell>
          <table:table-cell office:value-type="float" office:value="1454280816.74" calcext:value-type="float">
            <text:p>1454280816.74000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gión del Maule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Parral</text:p>
          </table:table-cell>
          <table:table-cell office:value-type="float" office:value="353001.423634" calcext:value-type="float">
            <text:p>353001.4236340000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7404" calcext:value-type="float">
            <text:p>7404</text:p>
          </table:table-cell>
          <table:table-cell office:value-type="float" office:value="353001.423044" calcext:value-type="float">
            <text:p>353001.42304400000</text:p>
          </table:table-cell>
          <table:table-cell office:value-type="float" office:value="1637801720.28" calcext:value-type="float">
            <text:p>1637801720.28000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gión del Maule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Retiro</text:p>
          </table:table-cell>
          <table:table-cell office:value-type="float" office:value="199520.562087" calcext:value-type="float">
            <text:p>199520.5620870000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7405" calcext:value-type="float">
            <text:p>7405</text:p>
          </table:table-cell>
          <table:table-cell office:value-type="float" office:value="199520.562061" calcext:value-type="float">
            <text:p>199520.56206100000</text:p>
          </table:table-cell>
          <table:table-cell office:value-type="float" office:value="827799448.461" calcext:value-type="float">
            <text:p>827799448.46100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gión del Maule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San Javier</text:p>
          </table:table-cell>
          <table:table-cell office:value-type="float" office:value="218476.078277" calcext:value-type="float">
            <text:p>218476.07827700000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7406" calcext:value-type="float">
            <text:p>7406</text:p>
          </table:table-cell>
          <table:table-cell office:value-type="float" office:value="218476.078903" calcext:value-type="float">
            <text:p>218476.07890300000</text:p>
          </table:table-cell>
          <table:table-cell office:value-type="float" office:value="1316786563.08" calcext:value-type="float">
            <text:p>1316786563.08000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gión del Maule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Villa Alegre</text:p>
          </table:table-cell>
          <table:table-cell office:value-type="float" office:value="72730.4682571" calcext:value-type="float">
            <text:p>72730.46825710000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7407" calcext:value-type="float">
            <text:p>7407</text:p>
          </table:table-cell>
          <table:table-cell office:value-type="float" office:value="72730.4683062" calcext:value-type="float">
            <text:p>72730.46830620000</text:p>
          </table:table-cell>
          <table:table-cell office:value-type="float" office:value="189585703.304" calcext:value-type="float">
            <text:p>189585703.30400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gión del Maule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Yerbas Buenas</text:p>
          </table:table-cell>
          <table:table-cell office:value-type="float" office:value="87657.1942619" calcext:value-type="float">
            <text:p>87657.19426190000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7408" calcext:value-type="float">
            <text:p>7408</text:p>
          </table:table-cell>
          <table:table-cell office:value-type="float" office:value="87657.1943679" calcext:value-type="float">
            <text:p>87657.19436790000</text:p>
          </table:table-cell>
          <table:table-cell office:value-type="float" office:value="259026855.468" calcext:value-type="float">
            <text:p>259026855.468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table:number-columns-repeated="2" office:value-type="string" calcext:value-type="string">
            <text:p>Concepción</text:p>
          </table:table-cell>
          <table:table-cell office:value-type="float" office:value="87754.4192449" calcext:value-type="float">
            <text:p>87754.4192449000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8101" calcext:value-type="float">
            <text:p>8101</text:p>
          </table:table-cell>
          <table:table-cell office:value-type="float" office:value="87754.4196451" calcext:value-type="float">
            <text:p>87754.41964510000</text:p>
          </table:table-cell>
          <table:table-cell office:value-type="float" office:value="219405166.626" calcext:value-type="float">
            <text:p>219405166.626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Concepción</text:p>
          </table:table-cell>
          <table:table-cell office:value-type="string" calcext:value-type="string">
            <text:p>Coronel</text:p>
          </table:table-cell>
          <table:table-cell office:value-type="float" office:value="127818.315587" calcext:value-type="float">
            <text:p>127818.3155870000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8102" calcext:value-type="float">
            <text:p>8102</text:p>
          </table:table-cell>
          <table:table-cell office:value-type="float" office:value="127818.315541" calcext:value-type="float">
            <text:p>127818.31554100000</text:p>
          </table:table-cell>
          <table:table-cell office:value-type="float" office:value="278792379.673" calcext:value-type="float">
            <text:p>278792379.673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Concepción</text:p>
          </table:table-cell>
          <table:table-cell office:value-type="string" calcext:value-type="string">
            <text:p>Chiguayante</text:p>
          </table:table-cell>
          <table:table-cell office:value-type="float" office:value="52415.341351" calcext:value-type="float">
            <text:p>52415.3413510000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8103" calcext:value-type="float">
            <text:p>8103</text:p>
          </table:table-cell>
          <table:table-cell office:value-type="float" office:value="52415.3411475" calcext:value-type="float">
            <text:p>52415.34114750000</text:p>
          </table:table-cell>
          <table:table-cell office:value-type="float" office:value="75123647.236" calcext:value-type="float">
            <text:p>75123647.236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Concepción</text:p>
          </table:table-cell>
          <table:table-cell office:value-type="string" calcext:value-type="string">
            <text:p>Florida</text:p>
          </table:table-cell>
          <table:table-cell office:value-type="float" office:value="143484.486635" calcext:value-type="float">
            <text:p>143484.4866350000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8104" calcext:value-type="float">
            <text:p>8104</text:p>
          </table:table-cell>
          <table:table-cell office:value-type="float" office:value="143484.487084" calcext:value-type="float">
            <text:p>143484.48708400000</text:p>
          </table:table-cell>
          <table:table-cell office:value-type="float" office:value="607325123.805" calcext:value-type="float">
            <text:p>607325123.805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Concepción</text:p>
          </table:table-cell>
          <table:table-cell office:value-type="string" calcext:value-type="string">
            <text:p>Hualqui</text:p>
          </table:table-cell>
          <table:table-cell office:value-type="float" office:value="140474.841566" calcext:value-type="float">
            <text:p>140474.8415660000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8105" calcext:value-type="float">
            <text:p>8105</text:p>
          </table:table-cell>
          <table:table-cell office:value-type="float" office:value="140474.841907" calcext:value-type="float">
            <text:p>140474.84190700000</text:p>
          </table:table-cell>
          <table:table-cell office:value-type="float" office:value="540906193.068" calcext:value-type="float">
            <text:p>540906193.068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Concepción</text:p>
          </table:table-cell>
          <table:table-cell office:value-type="string" calcext:value-type="string">
            <text:p>Lota</text:p>
          </table:table-cell>
          <table:table-cell office:value-type="float" office:value="65075.995301" calcext:value-type="float">
            <text:p>65075.99530100000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8106" calcext:value-type="float">
            <text:p>8106</text:p>
          </table:table-cell>
          <table:table-cell office:value-type="float" office:value="65075.9951726" calcext:value-type="float">
            <text:p>65075.99517260000</text:p>
          </table:table-cell>
          <table:table-cell office:value-type="float" office:value="114933175.321" calcext:value-type="float">
            <text:p>114933175.321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Concepción</text:p>
          </table:table-cell>
          <table:table-cell office:value-type="string" calcext:value-type="string">
            <text:p>Penco</text:p>
          </table:table-cell>
          <table:table-cell office:value-type="float" office:value="67200.983375" calcext:value-type="float">
            <text:p>67200.9833750000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8107" calcext:value-type="float">
            <text:p>8107</text:p>
          </table:table-cell>
          <table:table-cell office:value-type="float" office:value="67200.9834923" calcext:value-type="float">
            <text:p>67200.98349230000</text:p>
          </table:table-cell>
          <table:table-cell office:value-type="float" office:value="108009365.041" calcext:value-type="float">
            <text:p>108009365.041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Concepción</text:p>
          </table:table-cell>
          <table:table-cell office:value-type="string" calcext:value-type="string">
            <text:p>San Pedro de la Paz</text:p>
          </table:table-cell>
          <table:table-cell office:value-type="float" office:value="54738.4624311" calcext:value-type="float">
            <text:p>54738.4624311000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8108" calcext:value-type="float">
            <text:p>8108</text:p>
          </table:table-cell>
          <table:table-cell office:value-type="float" office:value="54738.4626321" calcext:value-type="float">
            <text:p>54738.46263210000</text:p>
          </table:table-cell>
          <table:table-cell office:value-type="float" office:value="112868911.032" calcext:value-type="float">
            <text:p>112868911.032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Concepción</text:p>
          </table:table-cell>
          <table:table-cell office:value-type="string" calcext:value-type="string">
            <text:p>Santa Juana</text:p>
          </table:table-cell>
          <table:table-cell office:value-type="float" office:value="172500.999711" calcext:value-type="float">
            <text:p>172500.9997110000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8109" calcext:value-type="float">
            <text:p>8109</text:p>
          </table:table-cell>
          <table:table-cell office:value-type="float" office:value="172500.999302" calcext:value-type="float">
            <text:p>172500.99930200000</text:p>
          </table:table-cell>
          <table:table-cell office:value-type="float" office:value="777309318.767" calcext:value-type="float">
            <text:p>777309318.767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Concepción</text:p>
          </table:table-cell>
          <table:table-cell office:value-type="string" calcext:value-type="string">
            <text:p>Talcahuano</text:p>
          </table:table-cell>
          <table:table-cell office:value-type="float" office:value="103046.362071" calcext:value-type="float">
            <text:p>103046.36207100000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8110" calcext:value-type="float">
            <text:p>8110</text:p>
          </table:table-cell>
          <table:table-cell office:value-type="float" office:value="103046.36356" calcext:value-type="float">
            <text:p>103046.36356000000</text:p>
          </table:table-cell>
          <table:table-cell office:value-type="float" office:value="92470804.1672" calcext:value-type="float">
            <text:p>92470804.1672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Concepción</text:p>
          </table:table-cell>
          <table:table-cell office:value-type="string" calcext:value-type="string">
            <text:p>Tomé</text:p>
          </table:table-cell>
          <table:table-cell office:value-type="float" office:value="150061.177682" calcext:value-type="float">
            <text:p>150061.1776820000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8111" calcext:value-type="float">
            <text:p>8111</text:p>
          </table:table-cell>
          <table:table-cell office:value-type="float" office:value="150061.17872" calcext:value-type="float">
            <text:p>150061.17872000000</text:p>
          </table:table-cell>
          <table:table-cell office:value-type="float" office:value="496144780.379" calcext:value-type="float">
            <text:p>496144780.379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Concepción</text:p>
          </table:table-cell>
          <table:table-cell office:value-type="string" calcext:value-type="string">
            <text:p>Hualpén</text:p>
          </table:table-cell>
          <table:table-cell office:value-type="float" office:value="48638.903459" calcext:value-type="float">
            <text:p>48638.90345900000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8112" calcext:value-type="float">
            <text:p>8112</text:p>
          </table:table-cell>
          <table:table-cell office:value-type="float" office:value="48638.9027731" calcext:value-type="float">
            <text:p>48638.90277310000</text:p>
          </table:table-cell>
          <table:table-cell office:value-type="float" office:value="53689374.9316" calcext:value-type="float">
            <text:p>53689374.9316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Arauco</text:p>
          </table:table-cell>
          <table:table-cell office:value-type="string" calcext:value-type="string">
            <text:p>Lebu</text:p>
          </table:table-cell>
          <table:table-cell office:value-type="float" office:value="206188.99445" calcext:value-type="float">
            <text:p>206188.99445000000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8201" calcext:value-type="float">
            <text:p>8201</text:p>
          </table:table-cell>
          <table:table-cell office:value-type="float" office:value="206188.995415" calcext:value-type="float">
            <text:p>206188.99541500000</text:p>
          </table:table-cell>
          <table:table-cell office:value-type="float" office:value="567532124.662" calcext:value-type="float">
            <text:p>567532124.662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table:number-columns-repeated="2" office:value-type="string" calcext:value-type="string">
            <text:p>Arauco</text:p>
          </table:table-cell>
          <table:table-cell office:value-type="float" office:value="224439.975395" calcext:value-type="float">
            <text:p>224439.97539500000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8202" calcext:value-type="float">
            <text:p>8202</text:p>
          </table:table-cell>
          <table:table-cell office:value-type="float" office:value="224439.97555" calcext:value-type="float">
            <text:p>224439.97555000000</text:p>
          </table:table-cell>
          <table:table-cell office:value-type="float" office:value="963713888.103" calcext:value-type="float">
            <text:p>963713888.103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Arauco</text:p>
          </table:table-cell>
          <table:table-cell office:value-type="string" calcext:value-type="string">
            <text:p>Cañete</text:p>
          </table:table-cell>
          <table:table-cell office:value-type="float" office:value="230584.102352" calcext:value-type="float">
            <text:p>230584.10235200000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8203" calcext:value-type="float">
            <text:p>8203</text:p>
          </table:table-cell>
          <table:table-cell office:value-type="float" office:value="230584.101766" calcext:value-type="float">
            <text:p>230584.10176600000</text:p>
          </table:table-cell>
          <table:table-cell office:value-type="float" office:value="1090679743.15" calcext:value-type="float">
            <text:p>1090679743.150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Arauco</text:p>
          </table:table-cell>
          <table:table-cell office:value-type="string" calcext:value-type="string">
            <text:p>Contulmo</text:p>
          </table:table-cell>
          <table:table-cell office:value-type="float" office:value="196938.931097" calcext:value-type="float">
            <text:p>196938.93109700000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8204" calcext:value-type="float">
            <text:p>8204</text:p>
          </table:table-cell>
          <table:table-cell office:value-type="float" office:value="196938.930491" calcext:value-type="float">
            <text:p>196938.93049100000</text:p>
          </table:table-cell>
          <table:table-cell office:value-type="float" office:value="639437139.824" calcext:value-type="float">
            <text:p>639437139.824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Arauco</text:p>
          </table:table-cell>
          <table:table-cell office:value-type="string" calcext:value-type="string">
            <text:p>Curanilahue</text:p>
          </table:table-cell>
          <table:table-cell office:value-type="float" office:value="203354.326583" calcext:value-type="float">
            <text:p>203354.32658300000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8205" calcext:value-type="float">
            <text:p>8205</text:p>
          </table:table-cell>
          <table:table-cell office:value-type="float" office:value="203354.32659" calcext:value-type="float">
            <text:p>203354.32659000000</text:p>
          </table:table-cell>
          <table:table-cell office:value-type="float" office:value="999845269.635" calcext:value-type="float">
            <text:p>999845269.635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Arauco</text:p>
          </table:table-cell>
          <table:table-cell office:value-type="string" calcext:value-type="string">
            <text:p>Los Alamos</text:p>
          </table:table-cell>
          <table:table-cell office:value-type="float" office:value="191513.658139" calcext:value-type="float">
            <text:p>191513.65813900000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8206" calcext:value-type="float">
            <text:p>8206</text:p>
          </table:table-cell>
          <table:table-cell office:value-type="float" office:value="191513.657109" calcext:value-type="float">
            <text:p>191513.65710900000</text:p>
          </table:table-cell>
          <table:table-cell office:value-type="float" office:value="602520351.716" calcext:value-type="float">
            <text:p>602520351.716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Arauco</text:p>
          </table:table-cell>
          <table:table-cell office:value-type="string" calcext:value-type="string">
            <text:p>Tirúa</text:p>
          </table:table-cell>
          <table:table-cell office:value-type="float" office:value="162681.445288" calcext:value-type="float">
            <text:p>162681.44528800000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8207" calcext:value-type="float">
            <text:p>8207</text:p>
          </table:table-cell>
          <table:table-cell office:value-type="float" office:value="162681.445173" calcext:value-type="float">
            <text:p>162681.44517300000</text:p>
          </table:table-cell>
          <table:table-cell office:value-type="float" office:value="628400493.204" calcext:value-type="float">
            <text:p>628400493.204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Bío-Bío</text:p>
          </table:table-cell>
          <table:table-cell office:value-type="string" calcext:value-type="string">
            <text:p>Los Angeles</text:p>
          </table:table-cell>
          <table:table-cell office:value-type="float" office:value="257441.723986" calcext:value-type="float">
            <text:p>257441.7239860000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8301" calcext:value-type="float">
            <text:p>8301</text:p>
          </table:table-cell>
          <table:table-cell office:value-type="float" office:value="257441.72472" calcext:value-type="float">
            <text:p>257441.72472000000</text:p>
          </table:table-cell>
          <table:table-cell office:value-type="float" office:value="1752319265.43" calcext:value-type="float">
            <text:p>1752319265.430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Bío-Bío</text:p>
          </table:table-cell>
          <table:table-cell office:value-type="string" calcext:value-type="string">
            <text:p>Antuco</text:p>
          </table:table-cell>
          <table:table-cell office:value-type="float" office:value="321068.207198" calcext:value-type="float">
            <text:p>321068.2071980000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8302" calcext:value-type="float">
            <text:p>8302</text:p>
          </table:table-cell>
          <table:table-cell office:value-type="float" office:value="321068.20732" calcext:value-type="float">
            <text:p>321068.20732000000</text:p>
          </table:table-cell>
          <table:table-cell office:value-type="float" office:value="1957065847.09" calcext:value-type="float">
            <text:p>1957065847.090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Bío-Bío</text:p>
          </table:table-cell>
          <table:table-cell office:value-type="string" calcext:value-type="string">
            <text:p>Cabrero</text:p>
          </table:table-cell>
          <table:table-cell office:value-type="float" office:value="144203.938091" calcext:value-type="float">
            <text:p>144203.9380910000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8303" calcext:value-type="float">
            <text:p>8303</text:p>
          </table:table-cell>
          <table:table-cell office:value-type="float" office:value="144203.938252" calcext:value-type="float">
            <text:p>144203.93825200000</text:p>
          </table:table-cell>
          <table:table-cell office:value-type="float" office:value="658644085.406" calcext:value-type="float">
            <text:p>658644085.406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Bío-Bío</text:p>
          </table:table-cell>
          <table:table-cell office:value-type="string" calcext:value-type="string">
            <text:p>Laja</text:p>
          </table:table-cell>
          <table:table-cell office:value-type="float" office:value="78536.5989353" calcext:value-type="float">
            <text:p>78536.5989353000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8304" calcext:value-type="float">
            <text:p>8304</text:p>
          </table:table-cell>
          <table:table-cell office:value-type="float" office:value="78536.5991219" calcext:value-type="float">
            <text:p>78536.59912190000</text:p>
          </table:table-cell>
          <table:table-cell office:value-type="float" office:value="345504641.223" calcext:value-type="float">
            <text:p>345504641.223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Bío-Bío</text:p>
          </table:table-cell>
          <table:table-cell office:value-type="string" calcext:value-type="string">
            <text:p>Mulchén</text:p>
          </table:table-cell>
          <table:table-cell office:value-type="float" office:value="311947.908393" calcext:value-type="float">
            <text:p>311947.9083930000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8305" calcext:value-type="float">
            <text:p>8305</text:p>
          </table:table-cell>
          <table:table-cell office:value-type="float" office:value="311947.908133" calcext:value-type="float">
            <text:p>311947.90813300000</text:p>
          </table:table-cell>
          <table:table-cell office:value-type="float" office:value="1922636446.78" calcext:value-type="float">
            <text:p>1922636446.780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Bío-Bío</text:p>
          </table:table-cell>
          <table:table-cell office:value-type="string" calcext:value-type="string">
            <text:p>Nacimiento</text:p>
          </table:table-cell>
          <table:table-cell office:value-type="float" office:value="191416.344754" calcext:value-type="float">
            <text:p>191416.3447540000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8306" calcext:value-type="float">
            <text:p>8306</text:p>
          </table:table-cell>
          <table:table-cell office:value-type="float" office:value="191416.344324" calcext:value-type="float">
            <text:p>191416.34432400000</text:p>
          </table:table-cell>
          <table:table-cell office:value-type="float" office:value="911777084.327" calcext:value-type="float">
            <text:p>911777084.327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Bío-Bío</text:p>
          </table:table-cell>
          <table:table-cell office:value-type="string" calcext:value-type="string">
            <text:p>Negrete</text:p>
          </table:table-cell>
          <table:table-cell office:value-type="float" office:value="77213.5482497" calcext:value-type="float">
            <text:p>77213.5482497000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8307" calcext:value-type="float">
            <text:p>8307</text:p>
          </table:table-cell>
          <table:table-cell office:value-type="float" office:value="77213.5483087" calcext:value-type="float">
            <text:p>77213.54830870000</text:p>
          </table:table-cell>
          <table:table-cell office:value-type="float" office:value="155674588.763" calcext:value-type="float">
            <text:p>155674588.763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Bío-Bío</text:p>
          </table:table-cell>
          <table:table-cell office:value-type="string" calcext:value-type="string">
            <text:p>Quilaco</text:p>
          </table:table-cell>
          <table:table-cell office:value-type="float" office:value="282388.766764" calcext:value-type="float">
            <text:p>282388.7667640000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8308" calcext:value-type="float">
            <text:p>8308</text:p>
          </table:table-cell>
          <table:table-cell office:value-type="float" office:value="282388.767338" calcext:value-type="float">
            <text:p>282388.76733800000</text:p>
          </table:table-cell>
          <table:table-cell office:value-type="float" office:value="1126255598.13" calcext:value-type="float">
            <text:p>1126255598.130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Bío-Bío</text:p>
          </table:table-cell>
          <table:table-cell office:value-type="string" calcext:value-type="string">
            <text:p>Quilleco</text:p>
          </table:table-cell>
          <table:table-cell office:value-type="float" office:value="240420.559462" calcext:value-type="float">
            <text:p>240420.5594620000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8309" calcext:value-type="float">
            <text:p>8309</text:p>
          </table:table-cell>
          <table:table-cell office:value-type="float" office:value="240420.559976" calcext:value-type="float">
            <text:p>240420.55997600000</text:p>
          </table:table-cell>
          <table:table-cell office:value-type="float" office:value="1121994083.07" calcext:value-type="float">
            <text:p>1121994083.070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Bío-Bío</text:p>
          </table:table-cell>
          <table:table-cell office:value-type="string" calcext:value-type="string">
            <text:p>San Rosendo</text:p>
          </table:table-cell>
          <table:table-cell office:value-type="float" office:value="57593.2998097" calcext:value-type="float">
            <text:p>57593.2998097000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8310" calcext:value-type="float">
            <text:p>8310</text:p>
          </table:table-cell>
          <table:table-cell office:value-type="float" office:value="57593.3002144" calcext:value-type="float">
            <text:p>57593.30021440000</text:p>
          </table:table-cell>
          <table:table-cell office:value-type="float" office:value="93389815.6283" calcext:value-type="float">
            <text:p>93389815.6283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Bío-Bío</text:p>
          </table:table-cell>
          <table:table-cell office:value-type="string" calcext:value-type="string">
            <text:p>Santa Bárbara</text:p>
          </table:table-cell>
          <table:table-cell office:value-type="float" office:value="232964.504111" calcext:value-type="float">
            <text:p>232964.5041110000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8311" calcext:value-type="float">
            <text:p>8311</text:p>
          </table:table-cell>
          <table:table-cell office:value-type="float" office:value="232964.504074" calcext:value-type="float">
            <text:p>232964.50407400000</text:p>
          </table:table-cell>
          <table:table-cell office:value-type="float" office:value="1263499644.61" calcext:value-type="float">
            <text:p>1263499644.610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Bío-Bío</text:p>
          </table:table-cell>
          <table:table-cell office:value-type="string" calcext:value-type="string">
            <text:p>Tucapel</text:p>
          </table:table-cell>
          <table:table-cell office:value-type="float" office:value="174044.275559" calcext:value-type="float">
            <text:p>174044.2755590000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8312" calcext:value-type="float">
            <text:p>8312</text:p>
          </table:table-cell>
          <table:table-cell office:value-type="float" office:value="174044.276097" calcext:value-type="float">
            <text:p>174044.27609700000</text:p>
          </table:table-cell>
          <table:table-cell office:value-type="float" office:value="910338984.771" calcext:value-type="float">
            <text:p>910338984.771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Bío-Bío</text:p>
          </table:table-cell>
          <table:table-cell office:value-type="string" calcext:value-type="string">
            <text:p>Yumbel</text:p>
          </table:table-cell>
          <table:table-cell office:value-type="float" office:value="175145.560932" calcext:value-type="float">
            <text:p>175145.5609320000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8313" calcext:value-type="float">
            <text:p>8313</text:p>
          </table:table-cell>
          <table:table-cell office:value-type="float" office:value="175145.561438" calcext:value-type="float">
            <text:p>175145.56143800000</text:p>
          </table:table-cell>
          <table:table-cell office:value-type="float" office:value="729559410.57" calcext:value-type="float">
            <text:p>729559410.570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Bío-Bío</text:p>
          </table:table-cell>
          <table:table-cell office:value-type="string" calcext:value-type="string">
            <text:p>Alto Biobío</text:p>
          </table:table-cell>
          <table:table-cell office:value-type="float" office:value="248358.527315" calcext:value-type="float">
            <text:p>248358.5273150000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8314" calcext:value-type="float">
            <text:p>8314</text:p>
          </table:table-cell>
          <table:table-cell office:value-type="float" office:value="248358.527148" calcext:value-type="float">
            <text:p>248358.52714800000</text:p>
          </table:table-cell>
          <table:table-cell office:value-type="float" office:value="2107221814.23" calcext:value-type="float">
            <text:p>2107221814.230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Ñuble</text:p>
          </table:table-cell>
          <table:table-cell office:value-type="string" calcext:value-type="string">
            <text:p>Chillán</text:p>
          </table:table-cell>
          <table:table-cell office:value-type="float" office:value="208927.651284" calcext:value-type="float">
            <text:p>208927.65128400000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8401" calcext:value-type="float">
            <text:p>8401</text:p>
          </table:table-cell>
          <table:table-cell office:value-type="float" office:value="208927.651309" calcext:value-type="float">
            <text:p>208927.65130900000</text:p>
          </table:table-cell>
          <table:table-cell office:value-type="float" office:value="476358484.387" calcext:value-type="float">
            <text:p>476358484.387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Ñuble</text:p>
          </table:table-cell>
          <table:table-cell office:value-type="string" calcext:value-type="string">
            <text:p>Bulnes</text:p>
          </table:table-cell>
          <table:table-cell office:value-type="float" office:value="113221.955297" calcext:value-type="float">
            <text:p>113221.9552970000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8402" calcext:value-type="float">
            <text:p>8402</text:p>
          </table:table-cell>
          <table:table-cell office:value-type="float" office:value="113221.956343" calcext:value-type="float">
            <text:p>113221.95634300000</text:p>
          </table:table-cell>
          <table:table-cell office:value-type="float" office:value="426502084.533" calcext:value-type="float">
            <text:p>426502084.533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Ñuble</text:p>
          </table:table-cell>
          <table:table-cell office:value-type="string" calcext:value-type="string">
            <text:p>Cobquecura</text:p>
          </table:table-cell>
          <table:table-cell office:value-type="float" office:value="167605.341359" calcext:value-type="float">
            <text:p>167605.3413590000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8403" calcext:value-type="float">
            <text:p>8403</text:p>
          </table:table-cell>
          <table:table-cell office:value-type="float" office:value="167605.342163" calcext:value-type="float">
            <text:p>167605.34216300000</text:p>
          </table:table-cell>
          <table:table-cell office:value-type="float" office:value="570310213.891" calcext:value-type="float">
            <text:p>570310213.891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Ñuble</text:p>
          </table:table-cell>
          <table:table-cell office:value-type="string" calcext:value-type="string">
            <text:p>Coelemu</text:p>
          </table:table-cell>
          <table:table-cell office:value-type="float" office:value="103425.100504" calcext:value-type="float">
            <text:p>103425.1005040000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8404" calcext:value-type="float">
            <text:p>8404</text:p>
          </table:table-cell>
          <table:table-cell office:value-type="float" office:value="103425.100346" calcext:value-type="float">
            <text:p>103425.10034600000</text:p>
          </table:table-cell>
          <table:table-cell office:value-type="float" office:value="341748728.79" calcext:value-type="float">
            <text:p>341748728.790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Ñuble</text:p>
          </table:table-cell>
          <table:table-cell office:value-type="string" calcext:value-type="string">
            <text:p>Coihueco</text:p>
          </table:table-cell>
          <table:table-cell office:value-type="float" office:value="276848.826499" calcext:value-type="float">
            <text:p>276848.82649900000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8405" calcext:value-type="float">
            <text:p>8405</text:p>
          </table:table-cell>
          <table:table-cell office:value-type="float" office:value="276848.826537" calcext:value-type="float">
            <text:p>276848.82653700000</text:p>
          </table:table-cell>
          <table:table-cell office:value-type="float" office:value="1774559544.73" calcext:value-type="float">
            <text:p>1774559544.730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Ñuble</text:p>
          </table:table-cell>
          <table:table-cell office:value-type="string" calcext:value-type="string">
            <text:p>Chillán Viejo</text:p>
          </table:table-cell>
          <table:table-cell office:value-type="float" office:value="87876.099606" calcext:value-type="float">
            <text:p>87876.09960600000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8406" calcext:value-type="float">
            <text:p>8406</text:p>
          </table:table-cell>
          <table:table-cell office:value-type="float" office:value="87876.1001326" calcext:value-type="float">
            <text:p>87876.10013260000</text:p>
          </table:table-cell>
          <table:table-cell office:value-type="float" office:value="262383146.76" calcext:value-type="float">
            <text:p>262383146.760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Ñuble</text:p>
          </table:table-cell>
          <table:table-cell office:value-type="string" calcext:value-type="string">
            <text:p>El Carmen</text:p>
          </table:table-cell>
          <table:table-cell office:value-type="float" office:value="157467.049667" calcext:value-type="float">
            <text:p>157467.04966700000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8407" calcext:value-type="float">
            <text:p>8407</text:p>
          </table:table-cell>
          <table:table-cell office:value-type="float" office:value="157467.048903" calcext:value-type="float">
            <text:p>157467.04890300000</text:p>
          </table:table-cell>
          <table:table-cell office:value-type="float" office:value="666726194.65" calcext:value-type="float">
            <text:p>666726194.650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Ñuble</text:p>
          </table:table-cell>
          <table:table-cell office:value-type="string" calcext:value-type="string">
            <text:p>Ninhue</text:p>
          </table:table-cell>
          <table:table-cell office:value-type="float" office:value="119041.394585" calcext:value-type="float">
            <text:p>119041.3945850000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8408" calcext:value-type="float">
            <text:p>8408</text:p>
          </table:table-cell>
          <table:table-cell office:value-type="float" office:value="119041.395269" calcext:value-type="float">
            <text:p>119041.39526900000</text:p>
          </table:table-cell>
          <table:table-cell office:value-type="float" office:value="403334362.541" calcext:value-type="float">
            <text:p>403334362.541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Ñuble</text:p>
          </table:table-cell>
          <table:table-cell office:value-type="string" calcext:value-type="string">
            <text:p>Ñiquén</text:p>
          </table:table-cell>
          <table:table-cell office:value-type="float" office:value="159257.906431" calcext:value-type="float">
            <text:p>159257.9064310000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8409" calcext:value-type="float">
            <text:p>8409</text:p>
          </table:table-cell>
          <table:table-cell office:value-type="float" office:value="159257.906882" calcext:value-type="float">
            <text:p>159257.90688200000</text:p>
          </table:table-cell>
          <table:table-cell office:value-type="float" office:value="491946338.729" calcext:value-type="float">
            <text:p>491946338.729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Ñuble</text:p>
          </table:table-cell>
          <table:table-cell office:value-type="string" calcext:value-type="string">
            <text:p>Pemuco</text:p>
          </table:table-cell>
          <table:table-cell office:value-type="float" office:value="200217.678681" calcext:value-type="float">
            <text:p>200217.67868100000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8410" calcext:value-type="float">
            <text:p>8410</text:p>
          </table:table-cell>
          <table:table-cell office:value-type="float" office:value="200217.678181" calcext:value-type="float">
            <text:p>200217.67818100000</text:p>
          </table:table-cell>
          <table:table-cell office:value-type="float" office:value="563172916.456" calcext:value-type="float">
            <text:p>563172916.456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Ñuble</text:p>
          </table:table-cell>
          <table:table-cell office:value-type="string" calcext:value-type="string">
            <text:p>Pinto</text:p>
          </table:table-cell>
          <table:table-cell office:value-type="float" office:value="262471.179115" calcext:value-type="float">
            <text:p>262471.17911500000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8411" calcext:value-type="float">
            <text:p>8411</text:p>
          </table:table-cell>
          <table:table-cell office:value-type="float" office:value="262471.178827" calcext:value-type="float">
            <text:p>262471.17882700000</text:p>
          </table:table-cell>
          <table:table-cell office:value-type="float" office:value="1101954653.98" calcext:value-type="float">
            <text:p>1101954653.980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Ñuble</text:p>
          </table:table-cell>
          <table:table-cell office:value-type="string" calcext:value-type="string">
            <text:p>Portezuelo</text:p>
          </table:table-cell>
          <table:table-cell office:value-type="float" office:value="89771.4564953" calcext:value-type="float">
            <text:p>89771.4564953000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8412" calcext:value-type="float">
            <text:p>8412</text:p>
          </table:table-cell>
          <table:table-cell office:value-type="float" office:value="89771.4566645" calcext:value-type="float">
            <text:p>89771.45666450000</text:p>
          </table:table-cell>
          <table:table-cell office:value-type="float" office:value="290366932.116" calcext:value-type="float">
            <text:p>290366932.116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Ñuble</text:p>
          </table:table-cell>
          <table:table-cell office:value-type="string" calcext:value-type="string">
            <text:p>Quillón</text:p>
          </table:table-cell>
          <table:table-cell office:value-type="float" office:value="130454.913536" calcext:value-type="float">
            <text:p>130454.9135360000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8413" calcext:value-type="float">
            <text:p>8413</text:p>
          </table:table-cell>
          <table:table-cell office:value-type="float" office:value="130454.913704" calcext:value-type="float">
            <text:p>130454.91370400000</text:p>
          </table:table-cell>
          <table:table-cell office:value-type="float" office:value="406218155.01" calcext:value-type="float">
            <text:p>406218155.010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Ñuble</text:p>
          </table:table-cell>
          <table:table-cell office:value-type="string" calcext:value-type="string">
            <text:p>Quirihue</text:p>
          </table:table-cell>
          <table:table-cell office:value-type="float" office:value="181329.555341" calcext:value-type="float">
            <text:p>181329.5553410000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8414" calcext:value-type="float">
            <text:p>8414</text:p>
          </table:table-cell>
          <table:table-cell office:value-type="float" office:value="181329.554919" calcext:value-type="float">
            <text:p>181329.55491900000</text:p>
          </table:table-cell>
          <table:table-cell office:value-type="float" office:value="590294909.646" calcext:value-type="float">
            <text:p>590294909.646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Ñuble</text:p>
          </table:table-cell>
          <table:table-cell office:value-type="string" calcext:value-type="string">
            <text:p>Ranquil</text:p>
          </table:table-cell>
          <table:table-cell office:value-type="float" office:value="83708.5074675" calcext:value-type="float">
            <text:p>83708.5074675000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8415" calcext:value-type="float">
            <text:p>8415</text:p>
          </table:table-cell>
          <table:table-cell office:value-type="float" office:value="83708.5070404" calcext:value-type="float">
            <text:p>83708.50704040000</text:p>
          </table:table-cell>
          <table:table-cell office:value-type="float" office:value="248092485.151" calcext:value-type="float">
            <text:p>248092485.151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Ñuble</text:p>
          </table:table-cell>
          <table:table-cell office:value-type="string" calcext:value-type="string">
            <text:p>San Carlos</text:p>
          </table:table-cell>
          <table:table-cell office:value-type="float" office:value="211209.704434" calcext:value-type="float">
            <text:p>211209.7044340000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8416" calcext:value-type="float">
            <text:p>8416</text:p>
          </table:table-cell>
          <table:table-cell office:value-type="float" office:value="211209.704278" calcext:value-type="float">
            <text:p>211209.70427800000</text:p>
          </table:table-cell>
          <table:table-cell office:value-type="float" office:value="876302234.508" calcext:value-type="float">
            <text:p>876302234.508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Ñuble</text:p>
          </table:table-cell>
          <table:table-cell office:value-type="string" calcext:value-type="string">
            <text:p>San Fabián</text:p>
          </table:table-cell>
          <table:table-cell office:value-type="float" office:value="311061.932415" calcext:value-type="float">
            <text:p>311061.9324150000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8417" calcext:value-type="float">
            <text:p>8417</text:p>
          </table:table-cell>
          <table:table-cell office:value-type="float" office:value="311061.931361" calcext:value-type="float">
            <text:p>311061.93136100000</text:p>
          </table:table-cell>
          <table:table-cell office:value-type="float" office:value="1540843813.64" calcext:value-type="float">
            <text:p>1540843813.640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Ñuble</text:p>
          </table:table-cell>
          <table:table-cell office:value-type="string" calcext:value-type="string">
            <text:p>San Ignacio</text:p>
          </table:table-cell>
          <table:table-cell office:value-type="float" office:value="121908.642828" calcext:value-type="float">
            <text:p>121908.64282800000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8418" calcext:value-type="float">
            <text:p>8418</text:p>
          </table:table-cell>
          <table:table-cell office:value-type="float" office:value="121908.642896" calcext:value-type="float">
            <text:p>121908.64289600000</text:p>
          </table:table-cell>
          <table:table-cell office:value-type="float" office:value="363488809.265" calcext:value-type="float">
            <text:p>363488809.265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Ñuble</text:p>
          </table:table-cell>
          <table:table-cell office:value-type="string" calcext:value-type="string">
            <text:p>San Nicolás</text:p>
          </table:table-cell>
          <table:table-cell office:value-type="float" office:value="130240.555805" calcext:value-type="float">
            <text:p>130240.5558050000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8419" calcext:value-type="float">
            <text:p>8419</text:p>
          </table:table-cell>
          <table:table-cell office:value-type="float" office:value="130240.555817" calcext:value-type="float">
            <text:p>130240.55581700000</text:p>
          </table:table-cell>
          <table:table-cell office:value-type="float" office:value="565516725.861" calcext:value-type="float">
            <text:p>565516725.861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Ñuble</text:p>
          </table:table-cell>
          <table:table-cell office:value-type="string" calcext:value-type="string">
            <text:p>Treguaco</text:p>
          </table:table-cell>
          <table:table-cell office:value-type="float" office:value="121960.930042" calcext:value-type="float">
            <text:p>121960.9300420000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8420" calcext:value-type="float">
            <text:p>8420</text:p>
          </table:table-cell>
          <table:table-cell office:value-type="float" office:value="121960.930415" calcext:value-type="float">
            <text:p>121960.93041500000</text:p>
          </table:table-cell>
          <table:table-cell office:value-type="float" office:value="315635464.894" calcext:value-type="float">
            <text:p>315635464.894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ón del Bío-Bío</text:p>
          </table:table-cell>
          <table:table-cell office:value-type="string" calcext:value-type="string">
            <text:p>Ñuble</text:p>
          </table:table-cell>
          <table:table-cell office:value-type="string" calcext:value-type="string">
            <text:p>Yungay</text:p>
          </table:table-cell>
          <table:table-cell office:value-type="float" office:value="209264.013185" calcext:value-type="float">
            <text:p>209264.01318500000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8421" calcext:value-type="float">
            <text:p>8421</text:p>
          </table:table-cell>
          <table:table-cell office:value-type="float" office:value="209264.012838" calcext:value-type="float">
            <text:p>209264.01283800000</text:p>
          </table:table-cell>
          <table:table-cell office:value-type="float" office:value="825021389.026" calcext:value-type="float">
            <text:p>825021389.02600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gión de La Araucanía</text:p>
          </table:table-cell>
          <table:table-cell office:value-type="string" calcext:value-type="string">
            <text:p>Cautín</text:p>
          </table:table-cell>
          <table:table-cell office:value-type="string" calcext:value-type="string">
            <text:p>Temuco</text:p>
          </table:table-cell>
          <table:table-cell office:value-type="float" office:value="113349.942048" calcext:value-type="float">
            <text:p>113349.9420480000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9101" calcext:value-type="float">
            <text:p>9101</text:p>
          </table:table-cell>
          <table:table-cell office:value-type="float" office:value="113349.941859" calcext:value-type="float">
            <text:p>113349.94185900000</text:p>
          </table:table-cell>
          <table:table-cell office:value-type="float" office:value="465475512.641" calcext:value-type="float">
            <text:p>465475512.64100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gión de La Araucanía</text:p>
          </table:table-cell>
          <table:table-cell office:value-type="string" calcext:value-type="string">
            <text:p>Cautín</text:p>
          </table:table-cell>
          <table:table-cell office:value-type="string" calcext:value-type="string">
            <text:p>Carahue</text:p>
          </table:table-cell>
          <table:table-cell office:value-type="float" office:value="256723.827925" calcext:value-type="float">
            <text:p>256723.82792500000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9102" calcext:value-type="float">
            <text:p>9102</text:p>
          </table:table-cell>
          <table:table-cell office:value-type="float" office:value="256723.828296" calcext:value-type="float">
            <text:p>256723.82829600000</text:p>
          </table:table-cell>
          <table:table-cell office:value-type="float" office:value="1341125027.68" calcext:value-type="float">
            <text:p>1341125027.68000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gión de La Araucanía</text:p>
          </table:table-cell>
          <table:table-cell office:value-type="string" calcext:value-type="string">
            <text:p>Cautín</text:p>
          </table:table-cell>
          <table:table-cell office:value-type="string" calcext:value-type="string">
            <text:p>Cunco</text:p>
          </table:table-cell>
          <table:table-cell office:value-type="float" office:value="279935.99953" calcext:value-type="float">
            <text:p>279935.9995300000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9103" calcext:value-type="float">
            <text:p>9103</text:p>
          </table:table-cell>
          <table:table-cell office:value-type="float" office:value="279936.001073" calcext:value-type="float">
            <text:p>279936.00107300000</text:p>
          </table:table-cell>
          <table:table-cell office:value-type="float" office:value="1888921669.85" calcext:value-type="float">
            <text:p>1888921669.85000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gión de La Araucanía</text:p>
          </table:table-cell>
          <table:table-cell office:value-type="string" calcext:value-type="string">
            <text:p>Cautín</text:p>
          </table:table-cell>
          <table:table-cell office:value-type="string" calcext:value-type="string">
            <text:p>Curarrehue</text:p>
          </table:table-cell>
          <table:table-cell office:value-type="float" office:value="246981.540914" calcext:value-type="float">
            <text:p>246981.5409140000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9104" calcext:value-type="float">
            <text:p>9104</text:p>
          </table:table-cell>
          <table:table-cell office:value-type="float" office:value="246981.541492" calcext:value-type="float">
            <text:p>246981.54149200000</text:p>
          </table:table-cell>
          <table:table-cell office:value-type="float" office:value="1163449753.09" calcext:value-type="float">
            <text:p>1163449753.09000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gión de La Araucanía</text:p>
          </table:table-cell>
          <table:table-cell office:value-type="string" calcext:value-type="string">
            <text:p>Cautín</text:p>
          </table:table-cell>
          <table:table-cell office:value-type="string" calcext:value-type="string">
            <text:p>Freire</text:p>
          </table:table-cell>
          <table:table-cell office:value-type="float" office:value="213151.717476" calcext:value-type="float">
            <text:p>213151.71747600000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9105" calcext:value-type="float">
            <text:p>9105</text:p>
          </table:table-cell>
          <table:table-cell office:value-type="float" office:value="213151.717594" calcext:value-type="float">
            <text:p>213151.71759400000</text:p>
          </table:table-cell>
          <table:table-cell office:value-type="float" office:value="938794398.162" calcext:value-type="float">
            <text:p>938794398.16200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gión de La Araucanía</text:p>
          </table:table-cell>
          <table:table-cell office:value-type="string" calcext:value-type="string">
            <text:p>Cautín</text:p>
          </table:table-cell>
          <table:table-cell office:value-type="string" calcext:value-type="string">
            <text:p>Galvarino</text:p>
          </table:table-cell>
          <table:table-cell office:value-type="float" office:value="142385.870502" calcext:value-type="float">
            <text:p>142385.87050200000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9106" calcext:value-type="float">
            <text:p>9106</text:p>
          </table:table-cell>
          <table:table-cell office:value-type="float" office:value="142385.871917" calcext:value-type="float">
            <text:p>142385.87191700000</text:p>
          </table:table-cell>
          <table:table-cell office:value-type="float" office:value="568135024.058" calcext:value-type="float">
            <text:p>568135024.05800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gión de La Araucanía</text:p>
          </table:table-cell>
          <table:table-cell office:value-type="string" calcext:value-type="string">
            <text:p>Cautín</text:p>
          </table:table-cell>
          <table:table-cell office:value-type="string" calcext:value-type="string">
            <text:p>Gorbea</text:p>
          </table:table-cell>
          <table:table-cell office:value-type="float" office:value="164225.31441" calcext:value-type="float">
            <text:p>164225.3144100000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9107" calcext:value-type="float">
            <text:p>9107</text:p>
          </table:table-cell>
          <table:table-cell office:value-type="float" office:value="164225.314493" calcext:value-type="float">
            <text:p>164225.31449300000</text:p>
          </table:table-cell>
          <table:table-cell office:value-type="float" office:value="690911077.062" calcext:value-type="float">
            <text:p>690911077.06200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gión de La Araucanía</text:p>
          </table:table-cell>
          <table:table-cell office:value-type="string" calcext:value-type="string">
            <text:p>Cautín</text:p>
          </table:table-cell>
          <table:table-cell office:value-type="string" calcext:value-type="string">
            <text:p>Lautaro</text:p>
          </table:table-cell>
          <table:table-cell office:value-type="float" office:value="235808.011217" calcext:value-type="float">
            <text:p>235808.01121700000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9108" calcext:value-type="float">
            <text:p>9108</text:p>
          </table:table-cell>
          <table:table-cell office:value-type="float" office:value="235808.011804" calcext:value-type="float">
            <text:p>235808.01180400000</text:p>
          </table:table-cell>
          <table:table-cell office:value-type="float" office:value="907434999.077" calcext:value-type="float">
            <text:p>907434999.07700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gión de La Araucanía</text:p>
          </table:table-cell>
          <table:table-cell office:value-type="string" calcext:value-type="string">
            <text:p>Cautín</text:p>
          </table:table-cell>
          <table:table-cell office:value-type="string" calcext:value-type="string">
            <text:p>Loncoche</text:p>
          </table:table-cell>
          <table:table-cell office:value-type="float" office:value="224073.696712" calcext:value-type="float">
            <text:p>224073.6967120000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9109" calcext:value-type="float">
            <text:p>9109</text:p>
          </table:table-cell>
          <table:table-cell office:value-type="float" office:value="224073.696671" calcext:value-type="float">
            <text:p>224073.69667100000</text:p>
          </table:table-cell>
          <table:table-cell office:value-type="float" office:value="973902708.319" calcext:value-type="float">
            <text:p>973902708.31900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gión de La Araucanía</text:p>
          </table:table-cell>
          <table:table-cell office:value-type="string" calcext:value-type="string">
            <text:p>Cautín</text:p>
          </table:table-cell>
          <table:table-cell office:value-type="string" calcext:value-type="string">
            <text:p>Melipeuco</text:p>
          </table:table-cell>
          <table:table-cell office:value-type="float" office:value="172698.952993" calcext:value-type="float">
            <text:p>172698.95299300000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9110" calcext:value-type="float">
            <text:p>9110</text:p>
          </table:table-cell>
          <table:table-cell office:value-type="float" office:value="172698.953598" calcext:value-type="float">
            <text:p>172698.95359800000</text:p>
          </table:table-cell>
          <table:table-cell office:value-type="float" office:value="1107733940.93" calcext:value-type="float">
            <text:p>1107733940.93000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gión de La Araucanía</text:p>
          </table:table-cell>
          <table:table-cell office:value-type="string" calcext:value-type="string">
            <text:p>Cautín</text:p>
          </table:table-cell>
          <table:table-cell office:value-type="string" calcext:value-type="string">
            <text:p>Nueva Imperial</text:p>
          </table:table-cell>
          <table:table-cell office:value-type="float" office:value="176551.420831" calcext:value-type="float">
            <text:p>176551.42083100000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9111" calcext:value-type="float">
            <text:p>9111</text:p>
          </table:table-cell>
          <table:table-cell office:value-type="float" office:value="177562.228772" calcext:value-type="float">
            <text:p>177562.22877200000</text:p>
          </table:table-cell>
          <table:table-cell office:value-type="float" office:value="763077446.554" calcext:value-type="float">
            <text:p>763077446.55400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gión de La Araucanía</text:p>
          </table:table-cell>
          <table:table-cell office:value-type="string" calcext:value-type="string">
            <text:p>Cautín</text:p>
          </table:table-cell>
          <table:table-cell office:value-type="string" calcext:value-type="string">
            <text:p>Padre Las Casas</text:p>
          </table:table-cell>
          <table:table-cell office:value-type="float" office:value="150680.279462" calcext:value-type="float">
            <text:p>150680.2794620000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9112" calcext:value-type="float">
            <text:p>9112</text:p>
          </table:table-cell>
          <table:table-cell office:value-type="float" office:value="150680.279852" calcext:value-type="float">
            <text:p>150680.27985200000</text:p>
          </table:table-cell>
          <table:table-cell office:value-type="float" office:value="402498591.392" calcext:value-type="float">
            <text:p>402498591.39200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gión de La Araucanía</text:p>
          </table:table-cell>
          <table:table-cell office:value-type="string" calcext:value-type="string">
            <text:p>Cautín</text:p>
          </table:table-cell>
          <table:table-cell office:value-type="string" calcext:value-type="string">
            <text:p>Perquenco</text:p>
          </table:table-cell>
          <table:table-cell office:value-type="float" office:value="114785.856061" calcext:value-type="float">
            <text:p>114785.85606100000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9113" calcext:value-type="float">
            <text:p>9113</text:p>
          </table:table-cell>
          <table:table-cell office:value-type="float" office:value="114785.856858" calcext:value-type="float">
            <text:p>114785.85685800000</text:p>
          </table:table-cell>
          <table:table-cell office:value-type="float" office:value="331049839.986" calcext:value-type="float">
            <text:p>331049839.98600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gión de La Araucanía</text:p>
          </table:table-cell>
          <table:table-cell office:value-type="string" calcext:value-type="string">
            <text:p>Cautín</text:p>
          </table:table-cell>
          <table:table-cell office:value-type="string" calcext:value-type="string">
            <text:p>Pitrufquén</text:p>
          </table:table-cell>
          <table:table-cell office:value-type="float" office:value="208032.388841" calcext:value-type="float">
            <text:p>208032.38884100000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9114" calcext:value-type="float">
            <text:p>9114</text:p>
          </table:table-cell>
          <table:table-cell office:value-type="float" office:value="208032.388483" calcext:value-type="float">
            <text:p>208032.38848300000</text:p>
          </table:table-cell>
          <table:table-cell office:value-type="float" office:value="578629645.95" calcext:value-type="float">
            <text:p>578629645.95000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gión de La Araucanía</text:p>
          </table:table-cell>
          <table:table-cell office:value-type="string" calcext:value-type="string">
            <text:p>Cautín</text:p>
          </table:table-cell>
          <table:table-cell office:value-type="string" calcext:value-type="string">
            <text:p>Pucón</text:p>
          </table:table-cell>
          <table:table-cell office:value-type="float" office:value="210477.0927" calcext:value-type="float">
            <text:p>210477.0927000000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9115" calcext:value-type="float">
            <text:p>9115</text:p>
          </table:table-cell>
          <table:table-cell office:value-type="float" office:value="210477.093235" calcext:value-type="float">
            <text:p>210477.09323500000</text:p>
          </table:table-cell>
          <table:table-cell office:value-type="float" office:value="1241526957.14" calcext:value-type="float">
            <text:p>1241526957.14000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gión de La Araucanía</text:p>
          </table:table-cell>
          <table:table-cell office:value-type="string" calcext:value-type="string">
            <text:p>Cautín</text:p>
          </table:table-cell>
          <table:table-cell office:value-type="string" calcext:value-type="string">
            <text:p>Saavedra</text:p>
          </table:table-cell>
          <table:table-cell office:value-type="float" office:value="102781.106393" calcext:value-type="float">
            <text:p>102781.10639300000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9116" calcext:value-type="float">
            <text:p>9116</text:p>
          </table:table-cell>
          <table:table-cell office:value-type="float" office:value="102781.106268" calcext:value-type="float">
            <text:p>102781.10626800000</text:p>
          </table:table-cell>
          <table:table-cell office:value-type="float" office:value="396804909.229" calcext:value-type="float">
            <text:p>396804909.22900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gión de La Araucanía</text:p>
          </table:table-cell>
          <table:table-cell office:value-type="string" calcext:value-type="string">
            <text:p>Cautín</text:p>
          </table:table-cell>
          <table:table-cell office:value-type="string" calcext:value-type="string">
            <text:p>Teodoro Schmidt</text:p>
          </table:table-cell>
          <table:table-cell office:value-type="float" office:value="161622.529196" calcext:value-type="float">
            <text:p>161622.52919600000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9117" calcext:value-type="float">
            <text:p>9117</text:p>
          </table:table-cell>
          <table:table-cell office:value-type="float" office:value="161622.529615" calcext:value-type="float">
            <text:p>161622.52961500000</text:p>
          </table:table-cell>
          <table:table-cell office:value-type="float" office:value="655793689.455" calcext:value-type="float">
            <text:p>655793689.45500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gión de La Araucanía</text:p>
          </table:table-cell>
          <table:table-cell office:value-type="string" calcext:value-type="string">
            <text:p>Cautín</text:p>
          </table:table-cell>
          <table:table-cell office:value-type="string" calcext:value-type="string">
            <text:p>Toltén</text:p>
          </table:table-cell>
          <table:table-cell office:value-type="float" office:value="158168.411031" calcext:value-type="float">
            <text:p>158168.4110310000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9118" calcext:value-type="float">
            <text:p>9118</text:p>
          </table:table-cell>
          <table:table-cell office:value-type="float" office:value="158168.411096" calcext:value-type="float">
            <text:p>158168.41109600000</text:p>
          </table:table-cell>
          <table:table-cell office:value-type="float" office:value="853023520.664" calcext:value-type="float">
            <text:p>853023520.66400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gión de La Araucanía</text:p>
          </table:table-cell>
          <table:table-cell office:value-type="string" calcext:value-type="string">
            <text:p>Cautín</text:p>
          </table:table-cell>
          <table:table-cell office:value-type="string" calcext:value-type="string">
            <text:p>Vilcún</text:p>
          </table:table-cell>
          <table:table-cell office:value-type="float" office:value="266438.994573" calcext:value-type="float">
            <text:p>266438.99457300000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9119" calcext:value-type="float">
            <text:p>9119</text:p>
          </table:table-cell>
          <table:table-cell office:value-type="float" office:value="266438.99472" calcext:value-type="float">
            <text:p>266438.99472000000</text:p>
          </table:table-cell>
          <table:table-cell office:value-type="float" office:value="1416588404.23" calcext:value-type="float">
            <text:p>1416588404.23000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gión de La Araucanía</text:p>
          </table:table-cell>
          <table:table-cell office:value-type="string" calcext:value-type="string">
            <text:p>Cautín</text:p>
          </table:table-cell>
          <table:table-cell office:value-type="string" calcext:value-type="string">
            <text:p>Villarrica</text:p>
          </table:table-cell>
          <table:table-cell office:value-type="float" office:value="225807.005242" calcext:value-type="float">
            <text:p>225807.0052420000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9120" calcext:value-type="float">
            <text:p>9120</text:p>
          </table:table-cell>
          <table:table-cell office:value-type="float" office:value="225807.004557" calcext:value-type="float">
            <text:p>225807.00455700000</text:p>
          </table:table-cell>
          <table:table-cell office:value-type="float" office:value="1299225844.14" calcext:value-type="float">
            <text:p>1299225844.14000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gión de La Araucanía</text:p>
          </table:table-cell>
          <table:table-cell office:value-type="string" calcext:value-type="string">
            <text:p>Cautín</text:p>
          </table:table-cell>
          <table:table-cell office:value-type="string" calcext:value-type="string">
            <text:p>Cholchol</text:p>
          </table:table-cell>
          <table:table-cell office:value-type="float" office:value="122626.493264" calcext:value-type="float">
            <text:p>122626.49326400000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9121" calcext:value-type="float">
            <text:p>9121</text:p>
          </table:table-cell>
          <table:table-cell office:value-type="float" office:value="110586.852937" calcext:value-type="float">
            <text:p>110586.85293700000</text:p>
          </table:table-cell>
          <table:table-cell office:value-type="float" office:value="397717479.413" calcext:value-type="float">
            <text:p>397717479.41300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gión de La Araucanía</text:p>
          </table:table-cell>
          <table:table-cell office:value-type="string" calcext:value-type="string">
            <text:p>Malleco</text:p>
          </table:table-cell>
          <table:table-cell office:value-type="string" calcext:value-type="string">
            <text:p>Angol</text:p>
          </table:table-cell>
          <table:table-cell office:value-type="float" office:value="249430.753705" calcext:value-type="float">
            <text:p>249430.7537050000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9201" calcext:value-type="float">
            <text:p>9201</text:p>
          </table:table-cell>
          <table:table-cell office:value-type="float" office:value="249430.754061" calcext:value-type="float">
            <text:p>249430.75406100000</text:p>
          </table:table-cell>
          <table:table-cell office:value-type="float" office:value="1199182196.11" calcext:value-type="float">
            <text:p>1199182196.11000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gión de La Araucanía</text:p>
          </table:table-cell>
          <table:table-cell office:value-type="string" calcext:value-type="string">
            <text:p>Malleco</text:p>
          </table:table-cell>
          <table:table-cell office:value-type="string" calcext:value-type="string">
            <text:p>Collipulli</text:p>
          </table:table-cell>
          <table:table-cell office:value-type="float" office:value="273338.61023" calcext:value-type="float">
            <text:p>273338.6102300000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9202" calcext:value-type="float">
            <text:p>9202</text:p>
          </table:table-cell>
          <table:table-cell office:value-type="float" office:value="273338.60934" calcext:value-type="float">
            <text:p>273338.60934000000</text:p>
          </table:table-cell>
          <table:table-cell office:value-type="float" office:value="1308557956.54" calcext:value-type="float">
            <text:p>1308557956.54000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gión de La Araucanía</text:p>
          </table:table-cell>
          <table:table-cell office:value-type="string" calcext:value-type="string">
            <text:p>Malleco</text:p>
          </table:table-cell>
          <table:table-cell office:value-type="string" calcext:value-type="string">
            <text:p>Curacautín</text:p>
          </table:table-cell>
          <table:table-cell office:value-type="float" office:value="213490.641994" calcext:value-type="float">
            <text:p>213490.64199400000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9203" calcext:value-type="float">
            <text:p>9203</text:p>
          </table:table-cell>
          <table:table-cell office:value-type="float" office:value="213490.641315" calcext:value-type="float">
            <text:p>213490.64131500000</text:p>
          </table:table-cell>
          <table:table-cell office:value-type="float" office:value="1658648210.42" calcext:value-type="float">
            <text:p>1658648210.42000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gión de La Araucanía</text:p>
          </table:table-cell>
          <table:table-cell office:value-type="string" calcext:value-type="string">
            <text:p>Malleco</text:p>
          </table:table-cell>
          <table:table-cell office:value-type="string" calcext:value-type="string">
            <text:p>Ercilla</text:p>
          </table:table-cell>
          <table:table-cell office:value-type="float" office:value="170675.595438" calcext:value-type="float">
            <text:p>170675.5954380000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9204" calcext:value-type="float">
            <text:p>9204</text:p>
          </table:table-cell>
          <table:table-cell office:value-type="float" office:value="170675.595706" calcext:value-type="float">
            <text:p>170675.59570600000</text:p>
          </table:table-cell>
          <table:table-cell office:value-type="float" office:value="497902482.309" calcext:value-type="float">
            <text:p>497902482.30900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gión de La Araucanía</text:p>
          </table:table-cell>
          <table:table-cell office:value-type="string" calcext:value-type="string">
            <text:p>Malleco</text:p>
          </table:table-cell>
          <table:table-cell office:value-type="string" calcext:value-type="string">
            <text:p>Lonquimay</text:p>
          </table:table-cell>
          <table:table-cell office:value-type="float" office:value="346907.195437" calcext:value-type="float">
            <text:p>346907.19543700000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9205" calcext:value-type="float">
            <text:p>9205</text:p>
          </table:table-cell>
          <table:table-cell office:value-type="float" office:value="346907.195899" calcext:value-type="float">
            <text:p>346907.19589900000</text:p>
          </table:table-cell>
          <table:table-cell office:value-type="float" office:value="3932854068.57" calcext:value-type="float">
            <text:p>3932854068.57000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gión de La Araucanía</text:p>
          </table:table-cell>
          <table:table-cell office:value-type="string" calcext:value-type="string">
            <text:p>Malleco</text:p>
          </table:table-cell>
          <table:table-cell office:value-type="string" calcext:value-type="string">
            <text:p>Los Sauces</text:p>
          </table:table-cell>
          <table:table-cell office:value-type="float" office:value="169844.122286" calcext:value-type="float">
            <text:p>169844.1222860000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9206" calcext:value-type="float">
            <text:p>9206</text:p>
          </table:table-cell>
          <table:table-cell office:value-type="float" office:value="169844.122239" calcext:value-type="float">
            <text:p>169844.12223900000</text:p>
          </table:table-cell>
          <table:table-cell office:value-type="float" office:value="851973016.715" calcext:value-type="float">
            <text:p>851973016.71500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gión de La Araucanía</text:p>
          </table:table-cell>
          <table:table-cell office:value-type="string" calcext:value-type="string">
            <text:p>Malleco</text:p>
          </table:table-cell>
          <table:table-cell office:value-type="string" calcext:value-type="string">
            <text:p>Lumaco</text:p>
          </table:table-cell>
          <table:table-cell office:value-type="float" office:value="227705.219204" calcext:value-type="float">
            <text:p>227705.2192040000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9207" calcext:value-type="float">
            <text:p>9207</text:p>
          </table:table-cell>
          <table:table-cell office:value-type="float" office:value="227705.218806" calcext:value-type="float">
            <text:p>227705.21880600000</text:p>
          </table:table-cell>
          <table:table-cell office:value-type="float" office:value="1112642685.57" calcext:value-type="float">
            <text:p>1112642685.57000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gión de La Araucanía</text:p>
          </table:table-cell>
          <table:table-cell office:value-type="string" calcext:value-type="string">
            <text:p>Malleco</text:p>
          </table:table-cell>
          <table:table-cell office:value-type="string" calcext:value-type="string">
            <text:p>Purén</text:p>
          </table:table-cell>
          <table:table-cell office:value-type="float" office:value="137030.480474" calcext:value-type="float">
            <text:p>137030.4804740000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9208" calcext:value-type="float">
            <text:p>9208</text:p>
          </table:table-cell>
          <table:table-cell office:value-type="float" office:value="137030.480353" calcext:value-type="float">
            <text:p>137030.48035300000</text:p>
          </table:table-cell>
          <table:table-cell office:value-type="float" office:value="465475974.969" calcext:value-type="float">
            <text:p>465475974.96900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gión de La Araucanía</text:p>
          </table:table-cell>
          <table:table-cell office:value-type="string" calcext:value-type="string">
            <text:p>Malleco</text:p>
          </table:table-cell>
          <table:table-cell office:value-type="string" calcext:value-type="string">
            <text:p>Renaico</text:p>
          </table:table-cell>
          <table:table-cell office:value-type="float" office:value="114371.368352" calcext:value-type="float">
            <text:p>114371.3683520000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9209" calcext:value-type="float">
            <text:p>9209</text:p>
          </table:table-cell>
          <table:table-cell office:value-type="float" office:value="114371.368614" calcext:value-type="float">
            <text:p>114371.36861400000</text:p>
          </table:table-cell>
          <table:table-cell office:value-type="float" office:value="265033862.142" calcext:value-type="float">
            <text:p>265033862.14200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gión de La Araucanía</text:p>
          </table:table-cell>
          <table:table-cell office:value-type="string" calcext:value-type="string">
            <text:p>Malleco</text:p>
          </table:table-cell>
          <table:table-cell office:value-type="string" calcext:value-type="string">
            <text:p>Traiguén</text:p>
          </table:table-cell>
          <table:table-cell office:value-type="float" office:value="191794.776496" calcext:value-type="float">
            <text:p>191794.7764960000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9210" calcext:value-type="float">
            <text:p>9210</text:p>
          </table:table-cell>
          <table:table-cell office:value-type="float" office:value="191794.776484" calcext:value-type="float">
            <text:p>191794.77648400000</text:p>
          </table:table-cell>
          <table:table-cell office:value-type="float" office:value="897793661.863" calcext:value-type="float">
            <text:p>897793661.86300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gión de La Araucanía</text:p>
          </table:table-cell>
          <table:table-cell office:value-type="string" calcext:value-type="string">
            <text:p>Malleco</text:p>
          </table:table-cell>
          <table:table-cell office:value-type="string" calcext:value-type="string">
            <text:p>Victoria</text:p>
          </table:table-cell>
          <table:table-cell office:value-type="float" office:value="195942.049713" calcext:value-type="float">
            <text:p>195942.04971300000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9211" calcext:value-type="float">
            <text:p>9211</text:p>
          </table:table-cell>
          <table:table-cell office:value-type="float" office:value="195942.049205" calcext:value-type="float">
            <text:p>195942.04920500000</text:p>
          </table:table-cell>
          <table:table-cell office:value-type="float" office:value="1262086778.32" calcext:value-type="float">
            <text:p>1262086778.32000000000</text:p>
          </table:table-cell>
        </table:table-row>
        <table:table-row table:style-name="ro1" table:number-rows-repeated="104822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COMUNAS.A1:COMUNAS.J423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1" loext:min-decimal-places="11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9T21:20:08.933985702</dc:date>
    <meta:editing-duration>PT23M46S</meta:editing-duration>
    <meta:editing-cycles>6</meta:editing-cycles>
    <meta:generator>LibreOffice/5.1.6.2.0$Linux_X86_64 LibreOffice_project/10$Build-2</meta:generator>
    <meta:document-statistic meta:table-count="1" meta:cell-count="3470" meta:object-count="0"/>
  </office:meta>
</office:document-meta>
</file>